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table:align="center" style:may-break-between-rows="false"/>
    </style:style>
    <style:style style:name="Table5.A" style:family="table-column">
      <style:table-column-properties style:column-width="1.266in"/>
    </style:style>
    <style:style style:name="Table5.B" style:family="table-column">
      <style:table-column-properties style:column-width="5.6646in"/>
    </style:style>
    <style:style style:name="Table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table:align="center" style:may-break-between-rows="false"/>
    </style:style>
    <style:style style:name="Table6.A" style:family="table-column">
      <style:table-column-properties style:column-width="1.266in"/>
    </style:style>
    <style:style style:name="Table6.B" style:family="table-column">
      <style:table-column-properties style:column-width="5.6646in"/>
    </style:style>
    <style:style style:name="Table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06in" table:align="center" style:may-break-between-rows="false"/>
    </style:style>
    <style:style style:name="Table7.A" style:family="table-column">
      <style:table-column-properties style:column-width="1.266in"/>
    </style:style>
    <style:style style:name="Table7.B" style:family="table-column">
      <style:table-column-properties style:column-width="5.6646in"/>
    </style:style>
    <style:style style:name="Table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06in" table:align="center" style:may-break-between-rows="false"/>
    </style:style>
    <style:style style:name="Table8.A" style:family="table-column">
      <style:table-column-properties style:column-width="1.266in"/>
    </style:style>
    <style:style style:name="Table8.B" style:family="table-column">
      <style:table-column-properties style:column-width="5.6646in"/>
    </style:style>
    <style:style style:name="Table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06in" table:align="center" style:may-break-between-rows="false"/>
    </style:style>
    <style:style style:name="Table9.A" style:family="table-column">
      <style:table-column-properties style:column-width="1.266in"/>
    </style:style>
    <style:style style:name="Table9.B" style:family="table-column">
      <style:table-column-properties style:column-width="5.6646in"/>
    </style:style>
    <style:style style:name="Table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06in" table:align="center" style:may-break-between-rows="false"/>
    </style:style>
    <style:style style:name="Table10.A" style:family="table-column">
      <style:table-column-properties style:column-width="1.266in"/>
    </style:style>
    <style:style style:name="Table10.B" style:family="table-column">
      <style:table-column-properties style:column-width="5.6646in"/>
    </style:style>
    <style:style style:name="Table10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06in" table:align="center" style:may-break-between-rows="false"/>
    </style:style>
    <style:style style:name="Table11.A" style:family="table-column">
      <style:table-column-properties style:column-width="1.266in"/>
    </style:style>
    <style:style style:name="Table11.B" style:family="table-column">
      <style:table-column-properties style:column-width="5.6646in"/>
    </style:style>
    <style:style style:name="Table1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06in" table:align="center" style:may-break-between-rows="false"/>
    </style:style>
    <style:style style:name="Table12.A" style:family="table-column">
      <style:table-column-properties style:column-width="1.266in"/>
    </style:style>
    <style:style style:name="Table12.B" style:family="table-column">
      <style:table-column-properties style:column-width="5.6646in"/>
    </style:style>
    <style:style style:name="Table1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06in" table:align="center" style:may-break-between-rows="false"/>
    </style:style>
    <style:style style:name="Table13.A" style:family="table-column">
      <style:table-column-properties style:column-width="1.266in"/>
    </style:style>
    <style:style style:name="Table13.B" style:family="table-column">
      <style:table-column-properties style:column-width="5.6646in"/>
    </style:style>
    <style:style style:name="Table1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06in" table:align="center" style:may-break-between-rows="false"/>
    </style:style>
    <style:style style:name="Table14.A" style:family="table-column">
      <style:table-column-properties style:column-width="1.266in"/>
    </style:style>
    <style:style style:name="Table14.B" style:family="table-column">
      <style:table-column-properties style:column-width="5.6646in"/>
    </style:style>
    <style:style style:name="Table1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06in" table:align="center" style:may-break-between-rows="false"/>
    </style:style>
    <style:style style:name="Table15.A" style:family="table-column">
      <style:table-column-properties style:column-width="1.266in"/>
    </style:style>
    <style:style style:name="Table15.B" style:family="table-column">
      <style:table-column-properties style:column-width="5.6646in"/>
    </style:style>
    <style:style style:name="Table1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06in" table:align="center" style:may-break-between-rows="false"/>
    </style:style>
    <style:style style:name="Table16.A" style:family="table-column">
      <style:table-column-properties style:column-width="1.266in"/>
    </style:style>
    <style:style style:name="Table16.B" style:family="table-column">
      <style:table-column-properties style:column-width="5.6646in"/>
    </style:style>
    <style:style style:name="Table1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06in" table:align="center" style:may-break-between-rows="false"/>
    </style:style>
    <style:style style:name="Table17.A" style:family="table-column">
      <style:table-column-properties style:column-width="1.266in"/>
    </style:style>
    <style:style style:name="Table17.B" style:family="table-column">
      <style:table-column-properties style:column-width="5.6646in"/>
    </style:style>
    <style:style style:name="Table1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306in" table:align="center" style:may-break-between-rows="false"/>
    </style:style>
    <style:style style:name="Table18.A" style:family="table-column">
      <style:table-column-properties style:column-width="1.266in"/>
    </style:style>
    <style:style style:name="Table18.B" style:family="table-column">
      <style:table-column-properties style:column-width="5.6646in"/>
    </style:style>
    <style:style style:name="Table1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06in" table:align="center" style:may-break-between-rows="false"/>
    </style:style>
    <style:style style:name="Table19.A" style:family="table-column">
      <style:table-column-properties style:column-width="1.266in"/>
    </style:style>
    <style:style style:name="Table19.B" style:family="table-column">
      <style:table-column-properties style:column-width="5.6646in"/>
    </style:style>
    <style:style style:name="Table1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306in" table:align="center" style:may-break-between-rows="false"/>
    </style:style>
    <style:style style:name="Table20.A" style:family="table-column">
      <style:table-column-properties style:column-width="1.266in"/>
    </style:style>
    <style:style style:name="Table20.B" style:family="table-column">
      <style:table-column-properties style:column-width="5.6646in"/>
    </style:style>
    <style:style style:name="Table20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306in" table:align="center" style:may-break-between-rows="false"/>
    </style:style>
    <style:style style:name="Table21.A" style:family="table-column">
      <style:table-column-properties style:column-width="1.266in"/>
    </style:style>
    <style:style style:name="Table21.B" style:family="table-column">
      <style:table-column-properties style:column-width="5.6646in"/>
    </style:style>
    <style:style style:name="Table2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306in" table:align="center" style:may-break-between-rows="false"/>
    </style:style>
    <style:style style:name="Table22.A" style:family="table-column">
      <style:table-column-properties style:column-width="1.266in"/>
    </style:style>
    <style:style style:name="Table22.B" style:family="table-column">
      <style:table-column-properties style:column-width="5.6646in"/>
    </style:style>
    <style:style style:name="Table2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306in" table:align="center" style:may-break-between-rows="false"/>
    </style:style>
    <style:style style:name="Table23.A" style:family="table-column">
      <style:table-column-properties style:column-width="1.266in"/>
    </style:style>
    <style:style style:name="Table23.B" style:family="table-column">
      <style:table-column-properties style:column-width="5.6646in"/>
    </style:style>
    <style:style style:name="Table2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306in" table:align="center" style:may-break-between-rows="false"/>
    </style:style>
    <style:style style:name="Table24.A" style:family="table-column">
      <style:table-column-properties style:column-width="1.266in"/>
    </style:style>
    <style:style style:name="Table24.B" style:family="table-column">
      <style:table-column-properties style:column-width="5.6646in"/>
    </style:style>
    <style:style style:name="Table2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306in" table:align="center" style:may-break-between-rows="false"/>
    </style:style>
    <style:style style:name="Table25.A" style:family="table-column">
      <style:table-column-properties style:column-width="1.266in"/>
    </style:style>
    <style:style style:name="Table25.B" style:family="table-column">
      <style:table-column-properties style:column-width="5.6646in"/>
    </style:style>
    <style:style style:name="Table2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306in" table:align="center" style:may-break-between-rows="false"/>
    </style:style>
    <style:style style:name="Table26.A" style:family="table-column">
      <style:table-column-properties style:column-width="1.266in"/>
    </style:style>
    <style:style style:name="Table26.B" style:family="table-column">
      <style:table-column-properties style:column-width="5.6646in"/>
    </style:style>
    <style:style style:name="Table2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adb2b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rsid="0057f69c" officeooo:paragraph-rsid="00698617"/>
    </style:style>
    <style:style style:name="P7" style:family="paragraph" style:parent-style-name="Text_20_body">
      <style:text-properties officeooo:rsid="0057f69c" officeooo:paragraph-rsid="006adb2b"/>
    </style:style>
    <style:style style:name="P8" style:family="paragraph" style:parent-style-name="Text_20_body">
      <style:text-properties officeooo:rsid="005707ca" officeooo:paragraph-rsid="006adb2b"/>
    </style:style>
    <style:style style:name="P9" style:family="paragraph" style:parent-style-name="Text_20_body">
      <style:text-properties officeooo:rsid="005a90ed" officeooo:paragraph-rsid="006adb2b"/>
    </style:style>
    <style:style style:name="P10" style:family="paragraph" style:parent-style-name="Text_20_body">
      <style:text-properties officeooo:rsid="005eb2a3" officeooo:paragraph-rsid="006adb2b"/>
    </style:style>
    <style:style style:name="P11" style:family="paragraph" style:parent-style-name="Text_20_body">
      <style:text-properties officeooo:rsid="00605bfb" officeooo:paragraph-rsid="006adb2b"/>
    </style:style>
    <style:style style:name="P12" style:family="paragraph" style:parent-style-name="Text_20_body">
      <style:text-properties fo:font-weight="bold" officeooo:rsid="0062f5e4" officeooo:paragraph-rsid="006adb2b" style:font-weight-asian="bold" style:font-weight-complex="bold"/>
    </style:style>
    <style:style style:name="P13" style:family="paragraph" style:parent-style-name="Text_20_body">
      <style:text-properties fo:font-weight="bold" officeooo:rsid="00616607" officeooo:paragraph-rsid="006adb2b" style:font-weight-asian="bold" style:font-weight-complex="bold"/>
    </style:style>
    <style:style style:name="P14" style:family="paragraph" style:parent-style-name="Text_20_body">
      <style:text-properties officeooo:rsid="00616607" officeooo:paragraph-rsid="006adb2b"/>
    </style:style>
    <style:style style:name="P15" style:family="paragraph" style:parent-style-name="Text_20_body">
      <style:text-properties officeooo:rsid="00698617" officeooo:paragraph-rsid="00698617"/>
    </style:style>
    <style:style style:name="P16" style:family="paragraph" style:parent-style-name="Text_20_body">
      <style:text-properties officeooo:paragraph-rsid="006adb2b"/>
    </style:style>
    <style:style style:name="P17" style:family="paragraph" style:parent-style-name="DocCode">
      <style:text-properties officeooo:rsid="005a90ed" officeooo:paragraph-rsid="006adb2b"/>
    </style:style>
    <style:style style:name="P18" style:family="paragraph" style:parent-style-name="DocCode">
      <style:text-properties officeooo:rsid="0062f5e4" officeooo:paragraph-rsid="006adb2b"/>
    </style:style>
    <style:style style:name="P19" style:family="paragraph" style:parent-style-name="DocTableText">
      <style:text-properties officeooo:rsid="005a90ed" officeooo:paragraph-rsid="006adb2b"/>
    </style:style>
    <style:style style:name="P20" style:family="paragraph" style:parent-style-name="DocTableText">
      <style:text-properties officeooo:rsid="005babdf" officeooo:paragraph-rsid="006adb2b"/>
    </style:style>
    <style:style style:name="P21" style:family="paragraph" style:parent-style-name="DocTableText">
      <style:text-properties officeooo:rsid="005d5fb1" officeooo:paragraph-rsid="005d5fb1"/>
    </style:style>
    <style:style style:name="P22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23" style:family="paragraph" style:parent-style-name="DocTableText">
      <style:text-properties officeooo:rsid="005eb2a3" officeooo:paragraph-rsid="006adb2b"/>
    </style:style>
    <style:style style:name="P24" style:family="paragraph" style:parent-style-name="DocTableText">
      <style:text-properties officeooo:rsid="00605bfb" officeooo:paragraph-rsid="006adb2b"/>
    </style:style>
    <style:style style:name="P25" style:family="paragraph" style:parent-style-name="DocTableText">
      <style:text-properties officeooo:rsid="00616607" officeooo:paragraph-rsid="006adb2b"/>
    </style:style>
    <style:style style:name="P26" style:family="paragraph" style:parent-style-name="DocTableText">
      <style:text-properties officeooo:rsid="00698617" officeooo:paragraph-rsid="00698617"/>
    </style:style>
    <style:style style:name="P27" style:family="paragraph" style:parent-style-name="DocTableText">
      <style:text-properties officeooo:rsid="0066a600" officeooo:paragraph-rsid="006adb2b"/>
    </style:style>
    <style:style style:name="P28" style:family="paragraph" style:parent-style-name="DocTableText">
      <style:text-properties officeooo:rsid="006a1b36" officeooo:paragraph-rsid="006adb2b"/>
    </style:style>
    <style:style style:name="P29" style:family="paragraph" style:parent-style-name="DocTableText">
      <style:text-properties officeooo:paragraph-rsid="006adb2b"/>
    </style:style>
    <style:style style:name="P30" style:family="paragraph" style:parent-style-name="DocCaption">
      <style:text-properties officeooo:paragraph-rsid="006adb2b"/>
    </style:style>
    <style:style style:name="P31" style:family="paragraph" style:parent-style-name="DocText">
      <style:text-properties officeooo:rsid="005a90ed" officeooo:paragraph-rsid="006adb2b"/>
    </style:style>
    <style:style style:name="P32" style:family="paragraph" style:parent-style-name="DocText">
      <style:text-properties officeooo:rsid="0062f5e4" officeooo:paragraph-rsid="006adb2b"/>
    </style:style>
    <style:style style:name="P33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4" style:family="paragraph" style:parent-style-name="Text_20_body" style:list-style-name="L1">
      <style:text-properties officeooo:rsid="005a90ed" officeooo:paragraph-rsid="006adb2b"/>
    </style:style>
    <style:style style:name="P35" style:family="paragraph" style:parent-style-name="Text_20_body">
      <style:text-properties officeooo:paragraph-rsid="006c7479"/>
    </style:style>
    <style:style style:name="P36" style:family="paragraph" style:parent-style-name="Text_20_body" style:list-style-name="L2">
      <style:text-properties officeooo:paragraph-rsid="006c7479"/>
    </style:style>
    <style:style style:name="P37" style:family="paragraph" style:parent-style-name="Text_20_body">
      <style:text-properties officeooo:rsid="006ac2da" officeooo:paragraph-rsid="006c7479"/>
    </style:style>
    <style:style style:name="P38" style:family="paragraph" style:parent-style-name="Text_20_body">
      <style:text-properties officeooo:rsid="006ac2da" officeooo:paragraph-rsid="007093e5"/>
    </style:style>
    <style:style style:name="P39" style:family="paragraph" style:parent-style-name="Text_20_body">
      <style:text-properties officeooo:rsid="006ac2da" officeooo:paragraph-rsid="0070ae39"/>
    </style:style>
    <style:style style:name="P40" style:family="paragraph" style:parent-style-name="Text_20_body">
      <style:text-properties officeooo:rsid="006ac2da" officeooo:paragraph-rsid="007245af"/>
    </style:style>
    <style:style style:name="P41" style:family="paragraph" style:parent-style-name="Text_20_body">
      <style:text-properties officeooo:rsid="006ac2da" officeooo:paragraph-rsid="0073ea2c"/>
    </style:style>
    <style:style style:name="P42" style:family="paragraph" style:parent-style-name="Text_20_body">
      <style:text-properties officeooo:rsid="006ac2da" officeooo:paragraph-rsid="0075b83f"/>
    </style:style>
    <style:style style:name="P43" style:family="paragraph" style:parent-style-name="Text_20_body">
      <style:text-properties officeooo:rsid="006ac2da" officeooo:paragraph-rsid="0079fbe8"/>
    </style:style>
    <style:style style:name="P44" style:family="paragraph" style:parent-style-name="Text_20_body">
      <style:text-properties officeooo:rsid="006ac2da" officeooo:paragraph-rsid="007b5e11"/>
    </style:style>
    <style:style style:name="P45" style:family="paragraph" style:parent-style-name="Text_20_body">
      <style:text-properties officeooo:rsid="006ac2da" officeooo:paragraph-rsid="007c4930"/>
    </style:style>
    <style:style style:name="P46" style:family="paragraph" style:parent-style-name="Text_20_body">
      <style:text-properties officeooo:rsid="006ac2da" officeooo:paragraph-rsid="007c56d0"/>
    </style:style>
    <style:style style:name="P47" style:family="paragraph" style:parent-style-name="Text_20_body">
      <style:text-properties officeooo:rsid="006ac2da" officeooo:paragraph-rsid="007fa4b3"/>
    </style:style>
    <style:style style:name="P48" style:family="paragraph" style:parent-style-name="Text_20_body">
      <style:text-properties officeooo:rsid="006ac2da" officeooo:paragraph-rsid="00812df1"/>
    </style:style>
    <style:style style:name="P49" style:family="paragraph" style:parent-style-name="Text_20_body">
      <style:text-properties officeooo:rsid="006ac2da" officeooo:paragraph-rsid="008157b4"/>
    </style:style>
    <style:style style:name="P50" style:family="paragraph" style:parent-style-name="Text_20_body">
      <style:text-properties officeooo:rsid="006ac2da" officeooo:paragraph-rsid="008173a6"/>
    </style:style>
    <style:style style:name="P51" style:family="paragraph" style:parent-style-name="Text_20_body">
      <style:text-properties officeooo:rsid="006ac2da" officeooo:paragraph-rsid="0082d808"/>
    </style:style>
    <style:style style:name="P52" style:family="paragraph" style:parent-style-name="Text_20_body">
      <style:text-properties officeooo:rsid="006ac2da" officeooo:paragraph-rsid="00839d87"/>
    </style:style>
    <style:style style:name="P53" style:family="paragraph" style:parent-style-name="Text_20_body" style:list-style-name="L3">
      <style:text-properties officeooo:paragraph-rsid="006c7479"/>
    </style:style>
    <style:style style:name="P54" style:family="paragraph" style:parent-style-name="Text_20_body">
      <style:text-properties officeooo:paragraph-rsid="006f8ff1"/>
    </style:style>
    <style:style style:name="P55" style:family="paragraph" style:parent-style-name="Text_20_body">
      <style:text-properties officeooo:paragraph-rsid="006fd00c"/>
    </style:style>
    <style:style style:name="P56" style:family="paragraph" style:parent-style-name="Text_20_body">
      <style:text-properties officeooo:paragraph-rsid="007093e5"/>
    </style:style>
    <style:style style:name="P57" style:family="paragraph" style:parent-style-name="Text_20_body">
      <style:text-properties officeooo:paragraph-rsid="0070ae39"/>
    </style:style>
    <style:style style:name="P58" style:family="paragraph" style:parent-style-name="Text_20_body">
      <style:text-properties officeooo:paragraph-rsid="007245af"/>
    </style:style>
    <style:style style:name="P59" style:family="paragraph" style:parent-style-name="Text_20_body">
      <style:text-properties officeooo:paragraph-rsid="0073ea2c"/>
    </style:style>
    <style:style style:name="P60" style:family="paragraph" style:parent-style-name="Text_20_body">
      <style:text-properties fo:font-weight="bold" officeooo:rsid="006ac2da" officeooo:paragraph-rsid="007fa4b3" style:font-weight-asian="bold" style:font-weight-complex="bold"/>
    </style:style>
    <style:style style:name="P61" style:family="paragraph" style:parent-style-name="Text_20_body">
      <style:text-properties fo:font-weight="bold" officeooo:rsid="006ac2da" officeooo:paragraph-rsid="00812df1" style:font-weight-asian="bold" style:font-weight-complex="bold"/>
    </style:style>
    <style:style style:name="P62" style:family="paragraph" style:parent-style-name="Text_20_body">
      <style:text-properties fo:font-weight="bold" officeooo:rsid="006ac2da" officeooo:paragraph-rsid="008157b4" style:font-weight-asian="bold" style:font-weight-complex="bold"/>
    </style:style>
    <style:style style:name="P63" style:family="paragraph" style:parent-style-name="Text_20_body">
      <style:text-properties fo:font-weight="bold" officeooo:rsid="006ac2da" officeooo:paragraph-rsid="008173a6" style:font-weight-asian="bold" style:font-weight-complex="bold"/>
    </style:style>
    <style:style style:name="P64" style:family="paragraph" style:parent-style-name="Text_20_body">
      <style:text-properties officeooo:paragraph-rsid="0075b83f"/>
    </style:style>
    <style:style style:name="P65" style:family="paragraph" style:parent-style-name="Text_20_body">
      <style:text-properties officeooo:paragraph-rsid="0079fbe8"/>
    </style:style>
    <style:style style:name="P66" style:family="paragraph" style:parent-style-name="Text_20_body">
      <style:text-properties officeooo:paragraph-rsid="007b5e11"/>
    </style:style>
    <style:style style:name="P67" style:family="paragraph" style:parent-style-name="Text_20_body">
      <style:text-properties officeooo:paragraph-rsid="007c4930"/>
    </style:style>
    <style:style style:name="P68" style:family="paragraph" style:parent-style-name="Text_20_body">
      <style:text-properties officeooo:paragraph-rsid="007c56d0"/>
    </style:style>
    <style:style style:name="P69" style:family="paragraph" style:parent-style-name="Text_20_body">
      <style:text-properties officeooo:paragraph-rsid="007cdde2"/>
    </style:style>
    <style:style style:name="P70" style:family="paragraph" style:parent-style-name="Text_20_body">
      <style:text-properties officeooo:paragraph-rsid="007e6586"/>
    </style:style>
    <style:style style:name="P71" style:family="paragraph" style:parent-style-name="Text_20_body" style:list-style-name="L4">
      <style:text-properties officeooo:paragraph-rsid="007e6586"/>
    </style:style>
    <style:style style:name="P72" style:family="paragraph" style:parent-style-name="Text_20_body">
      <style:text-properties officeooo:paragraph-rsid="007fa4b3"/>
    </style:style>
    <style:style style:name="P73" style:family="paragraph" style:parent-style-name="Text_20_body">
      <style:text-properties officeooo:paragraph-rsid="00812df1"/>
    </style:style>
    <style:style style:name="P74" style:family="paragraph" style:parent-style-name="Text_20_body">
      <style:text-properties officeooo:paragraph-rsid="008157b4"/>
    </style:style>
    <style:style style:name="P75" style:family="paragraph" style:parent-style-name="Text_20_body">
      <style:text-properties officeooo:paragraph-rsid="008173a6"/>
    </style:style>
    <style:style style:name="P76" style:family="paragraph" style:parent-style-name="Text_20_body">
      <style:text-properties officeooo:paragraph-rsid="0082d808"/>
    </style:style>
    <style:style style:name="P77" style:family="paragraph" style:parent-style-name="Text_20_body">
      <style:text-properties officeooo:paragraph-rsid="00839d87"/>
    </style:style>
    <style:style style:name="P78" style:family="paragraph" style:parent-style-name="DocWarning">
      <style:text-properties officeooo:paragraph-rsid="0082d808"/>
    </style:style>
    <style:style style:name="P79" style:family="paragraph" style:parent-style-name="DocHeading1">
      <style:text-properties officeooo:rsid="005d5fb1" officeooo:paragraph-rsid="005d5fb1"/>
    </style:style>
    <style:style style:name="P80" style:family="paragraph" style:parent-style-name="DocHeading1">
      <style:text-properties officeooo:rsid="005a90ed" officeooo:paragraph-rsid="006adb2b"/>
    </style:style>
    <style:style style:name="P81" style:family="paragraph" style:parent-style-name="DocHeading1">
      <style:text-properties officeooo:rsid="005eb2a3" officeooo:paragraph-rsid="006adb2b"/>
    </style:style>
    <style:style style:name="P82" style:family="paragraph" style:parent-style-name="DocHeading1">
      <style:text-properties officeooo:paragraph-rsid="006c7479"/>
    </style:style>
    <style:style style:name="P83" style:family="paragraph" style:parent-style-name="DocHeading1">
      <style:text-properties officeooo:paragraph-rsid="006e6a01"/>
    </style:style>
    <style:style style:name="P84" style:family="paragraph" style:parent-style-name="DocHeading3">
      <style:text-properties officeooo:rsid="005a90ed" officeooo:paragraph-rsid="006adb2b"/>
    </style:style>
    <style:style style:name="P85" style:family="paragraph" style:parent-style-name="DocHeading3">
      <style:text-properties officeooo:rsid="005eb2a3" officeooo:paragraph-rsid="006adb2b"/>
    </style:style>
    <style:style style:name="P86" style:family="paragraph" style:parent-style-name="DocHeading3">
      <style:text-properties officeooo:paragraph-rsid="006adb2b"/>
    </style:style>
    <style:style style:name="P87" style:family="paragraph" style:parent-style-name="DocHeading3">
      <style:text-properties officeooo:paragraph-rsid="006c7479"/>
    </style:style>
    <style:style style:name="P88" style:family="paragraph" style:parent-style-name="DocHeading3">
      <style:text-properties officeooo:paragraph-rsid="006fd00c"/>
    </style:style>
    <style:style style:name="P89" style:family="paragraph" style:parent-style-name="DocHeading3">
      <style:text-properties officeooo:paragraph-rsid="007245af"/>
    </style:style>
    <style:style style:name="P90" style:family="paragraph" style:parent-style-name="DocHeading3">
      <style:text-properties officeooo:paragraph-rsid="0075b83f"/>
    </style:style>
    <style:style style:name="P91" style:family="paragraph" style:parent-style-name="DocHeading3">
      <style:text-properties officeooo:paragraph-rsid="0079fbe8"/>
    </style:style>
    <style:style style:name="P92" style:family="paragraph" style:parent-style-name="DocHeading3">
      <style:text-properties officeooo:paragraph-rsid="007b5e11"/>
    </style:style>
    <style:style style:name="P93" style:family="paragraph" style:parent-style-name="DocHeading3">
      <style:text-properties officeooo:paragraph-rsid="007c4930"/>
    </style:style>
    <style:style style:name="P94" style:family="paragraph" style:parent-style-name="DocHeading3">
      <style:text-properties officeooo:paragraph-rsid="007c56d0"/>
    </style:style>
    <style:style style:name="P95" style:family="paragraph" style:parent-style-name="DocHeading3">
      <style:text-properties officeooo:paragraph-rsid="008157b4"/>
    </style:style>
    <style:style style:name="P96" style:family="paragraph" style:parent-style-name="DocHeading3">
      <style:text-properties officeooo:paragraph-rsid="008173a6"/>
    </style:style>
    <style:style style:name="P97" style:family="paragraph" style:parent-style-name="DocHeading3">
      <style:text-properties officeooo:paragraph-rsid="0082d808"/>
    </style:style>
    <style:style style:name="P98" style:family="paragraph" style:parent-style-name="DocHeading2">
      <style:text-properties officeooo:rsid="005a90ed" officeooo:paragraph-rsid="006adb2b"/>
    </style:style>
    <style:style style:name="P99" style:family="paragraph" style:parent-style-name="DocHeading2">
      <style:text-properties officeooo:rsid="005eb2a3" officeooo:paragraph-rsid="006adb2b"/>
    </style:style>
    <style:style style:name="P100" style:family="paragraph" style:parent-style-name="DocHeading2">
      <style:text-properties officeooo:paragraph-rsid="006c7479"/>
    </style:style>
    <style:style style:name="P101" style:family="paragraph" style:parent-style-name="DocHeading2">
      <style:text-properties officeooo:paragraph-rsid="006fd00c"/>
    </style:style>
    <style:style style:name="P102" style:family="paragraph" style:parent-style-name="DocHeading2">
      <style:text-properties officeooo:paragraph-rsid="007b5e11"/>
    </style:style>
    <style:style style:name="P103" style:family="paragraph" style:parent-style-name="DocCaption">
      <style:text-properties officeooo:paragraph-rsid="006c7479"/>
    </style:style>
    <style:style style:name="P104" style:family="paragraph" style:parent-style-name="DocCaption">
      <style:text-properties officeooo:paragraph-rsid="007093e5"/>
    </style:style>
    <style:style style:name="P105" style:family="paragraph" style:parent-style-name="DocCaption">
      <style:text-properties officeooo:paragraph-rsid="0070ae39"/>
    </style:style>
    <style:style style:name="P106" style:family="paragraph" style:parent-style-name="DocCaption">
      <style:text-properties officeooo:paragraph-rsid="007245af"/>
    </style:style>
    <style:style style:name="P107" style:family="paragraph" style:parent-style-name="DocCaption">
      <style:text-properties officeooo:paragraph-rsid="0073ea2c"/>
    </style:style>
    <style:style style:name="P108" style:family="paragraph" style:parent-style-name="DocCaption">
      <style:text-properties officeooo:paragraph-rsid="0075b83f"/>
    </style:style>
    <style:style style:name="P109" style:family="paragraph" style:parent-style-name="DocCaption">
      <style:text-properties officeooo:paragraph-rsid="0079fbe8"/>
    </style:style>
    <style:style style:name="P110" style:family="paragraph" style:parent-style-name="DocCaption">
      <style:text-properties officeooo:paragraph-rsid="007b5e11"/>
    </style:style>
    <style:style style:name="P111" style:family="paragraph" style:parent-style-name="DocCaption">
      <style:text-properties officeooo:paragraph-rsid="007c4930"/>
    </style:style>
    <style:style style:name="P112" style:family="paragraph" style:parent-style-name="DocCaption">
      <style:text-properties officeooo:paragraph-rsid="007c56d0"/>
    </style:style>
    <style:style style:name="P113" style:family="paragraph" style:parent-style-name="DocCaption">
      <style:text-properties officeooo:paragraph-rsid="007fa4b3"/>
    </style:style>
    <style:style style:name="P114" style:family="paragraph" style:parent-style-name="DocCaption">
      <style:text-properties officeooo:paragraph-rsid="00812df1"/>
    </style:style>
    <style:style style:name="P115" style:family="paragraph" style:parent-style-name="DocCaption">
      <style:text-properties officeooo:paragraph-rsid="008157b4"/>
    </style:style>
    <style:style style:name="P116" style:family="paragraph" style:parent-style-name="DocCaption">
      <style:text-properties officeooo:paragraph-rsid="008173a6"/>
    </style:style>
    <style:style style:name="P117" style:family="paragraph" style:parent-style-name="DocCaption">
      <style:text-properties officeooo:paragraph-rsid="0082d808"/>
    </style:style>
    <style:style style:name="P118" style:family="paragraph" style:parent-style-name="DocCaption">
      <style:text-properties officeooo:paragraph-rsid="00839d87"/>
    </style:style>
    <style:style style:name="P119" style:family="paragraph" style:parent-style-name="DocTableText">
      <style:text-properties officeooo:rsid="0073a931" officeooo:paragraph-rsid="006adb2b"/>
    </style:style>
    <style:style style:name="P120" style:family="paragraph" style:parent-style-name="DocTableText">
      <style:text-properties officeooo:rsid="0073a931" officeooo:paragraph-rsid="006c7479"/>
    </style:style>
    <style:style style:name="P121" style:family="paragraph" style:parent-style-name="DocTableText">
      <style:text-properties officeooo:rsid="0073a931" officeooo:paragraph-rsid="007093e5"/>
    </style:style>
    <style:style style:name="P122" style:family="paragraph" style:parent-style-name="DocTableText">
      <style:text-properties officeooo:rsid="0073a931" officeooo:paragraph-rsid="0070ae39"/>
    </style:style>
    <style:style style:name="P123" style:family="paragraph" style:parent-style-name="DocTableText">
      <style:text-properties officeooo:rsid="0073a931" officeooo:paragraph-rsid="007245af"/>
    </style:style>
    <style:style style:name="P124" style:family="paragraph" style:parent-style-name="DocTableText">
      <style:text-properties officeooo:rsid="0073a931" officeooo:paragraph-rsid="0073ea2c"/>
    </style:style>
    <style:style style:name="P125" style:family="paragraph" style:parent-style-name="DocTableText">
      <style:text-properties officeooo:rsid="0073a931" officeooo:paragraph-rsid="0075b83f"/>
    </style:style>
    <style:style style:name="P126" style:family="paragraph" style:parent-style-name="DocTableText">
      <style:text-properties officeooo:rsid="0073a931" officeooo:paragraph-rsid="0079fbe8"/>
    </style:style>
    <style:style style:name="P127" style:family="paragraph" style:parent-style-name="DocTableText">
      <style:text-properties officeooo:rsid="0073a931" officeooo:paragraph-rsid="007b5e11"/>
    </style:style>
    <style:style style:name="P128" style:family="paragraph" style:parent-style-name="DocTableText">
      <style:text-properties officeooo:rsid="0073a931" officeooo:paragraph-rsid="007c4930"/>
    </style:style>
    <style:style style:name="P129" style:family="paragraph" style:parent-style-name="DocTableText">
      <style:text-properties officeooo:rsid="0073a931" officeooo:paragraph-rsid="007c56d0"/>
    </style:style>
    <style:style style:name="P130" style:family="paragraph" style:parent-style-name="DocTableText">
      <style:text-properties officeooo:rsid="0073a931" officeooo:paragraph-rsid="007fa4b3"/>
    </style:style>
    <style:style style:name="P131" style:family="paragraph" style:parent-style-name="DocTableText">
      <style:text-properties officeooo:rsid="0073a931" officeooo:paragraph-rsid="00812df1"/>
    </style:style>
    <style:style style:name="P132" style:family="paragraph" style:parent-style-name="DocTableText">
      <style:text-properties officeooo:rsid="0073a931" officeooo:paragraph-rsid="008157b4"/>
    </style:style>
    <style:style style:name="P133" style:family="paragraph" style:parent-style-name="DocTableText">
      <style:text-properties officeooo:rsid="0073a931" officeooo:paragraph-rsid="008173a6"/>
    </style:style>
    <style:style style:name="P134" style:family="paragraph" style:parent-style-name="DocTableText">
      <style:text-properties officeooo:rsid="0073a931" officeooo:paragraph-rsid="0082d808"/>
    </style:style>
    <style:style style:name="P135" style:family="paragraph" style:parent-style-name="DocTableText">
      <style:text-properties officeooo:rsid="0073a931" officeooo:paragraph-rsid="00839d87"/>
    </style:style>
    <style:style style:name="P136" style:family="paragraph" style:parent-style-name="DocTableText">
      <style:text-properties officeooo:rsid="005a90ed" officeooo:paragraph-rsid="006c7479"/>
    </style:style>
    <style:style style:name="P137" style:family="paragraph" style:parent-style-name="DocTableText">
      <style:text-properties officeooo:rsid="005a90ed" officeooo:paragraph-rsid="007093e5"/>
    </style:style>
    <style:style style:name="P138" style:family="paragraph" style:parent-style-name="DocTableText">
      <style:text-properties officeooo:rsid="005a90ed" officeooo:paragraph-rsid="0070ae39"/>
    </style:style>
    <style:style style:name="P139" style:family="paragraph" style:parent-style-name="DocTableText">
      <style:text-properties officeooo:rsid="005a90ed" officeooo:paragraph-rsid="007245af"/>
    </style:style>
    <style:style style:name="P140" style:family="paragraph" style:parent-style-name="DocTableText">
      <style:text-properties officeooo:rsid="005a90ed" officeooo:paragraph-rsid="0073ea2c"/>
    </style:style>
    <style:style style:name="P141" style:family="paragraph" style:parent-style-name="DocTableText">
      <style:text-properties officeooo:rsid="005a90ed" officeooo:paragraph-rsid="0075b83f"/>
    </style:style>
    <style:style style:name="P142" style:family="paragraph" style:parent-style-name="DocTableText">
      <style:text-properties officeooo:rsid="005a90ed" officeooo:paragraph-rsid="0079fbe8"/>
    </style:style>
    <style:style style:name="P143" style:family="paragraph" style:parent-style-name="DocTableText">
      <style:text-properties officeooo:rsid="005a90ed" officeooo:paragraph-rsid="007b5e11"/>
    </style:style>
    <style:style style:name="P144" style:family="paragraph" style:parent-style-name="DocTableText">
      <style:text-properties officeooo:rsid="005a90ed" officeooo:paragraph-rsid="007c4930"/>
    </style:style>
    <style:style style:name="P145" style:family="paragraph" style:parent-style-name="DocTableText">
      <style:text-properties officeooo:rsid="005a90ed" officeooo:paragraph-rsid="007c56d0"/>
    </style:style>
    <style:style style:name="P146" style:family="paragraph" style:parent-style-name="DocTableText">
      <style:text-properties officeooo:rsid="005a90ed" officeooo:paragraph-rsid="007fa4b3"/>
    </style:style>
    <style:style style:name="P147" style:family="paragraph" style:parent-style-name="DocTableText">
      <style:text-properties officeooo:rsid="005a90ed" officeooo:paragraph-rsid="00812df1"/>
    </style:style>
    <style:style style:name="P148" style:family="paragraph" style:parent-style-name="DocTableText">
      <style:text-properties officeooo:rsid="005a90ed" officeooo:paragraph-rsid="008157b4"/>
    </style:style>
    <style:style style:name="P149" style:family="paragraph" style:parent-style-name="DocTableText">
      <style:text-properties officeooo:rsid="005a90ed" officeooo:paragraph-rsid="008173a6"/>
    </style:style>
    <style:style style:name="P150" style:family="paragraph" style:parent-style-name="DocTableText">
      <style:text-properties officeooo:rsid="005a90ed" officeooo:paragraph-rsid="0082d808"/>
    </style:style>
    <style:style style:name="P151" style:family="paragraph" style:parent-style-name="DocTableText">
      <style:text-properties officeooo:rsid="005a90ed" officeooo:paragraph-rsid="00839d87"/>
    </style:style>
    <style:style style:name="P152" style:family="paragraph" style:parent-style-name="DocTableText">
      <style:text-properties officeooo:rsid="006add79" officeooo:paragraph-rsid="006c7479"/>
    </style:style>
    <style:style style:name="P153" style:family="paragraph" style:parent-style-name="DocTableText">
      <style:text-properties officeooo:rsid="006add79" officeooo:paragraph-rsid="007093e5"/>
    </style:style>
    <style:style style:name="P154" style:family="paragraph" style:parent-style-name="DocTableText">
      <style:text-properties officeooo:rsid="006add79" officeooo:paragraph-rsid="0070ae39"/>
    </style:style>
    <style:style style:name="P155" style:family="paragraph" style:parent-style-name="DocTableText">
      <style:text-properties officeooo:rsid="006add79" officeooo:paragraph-rsid="007245af"/>
    </style:style>
    <style:style style:name="P156" style:family="paragraph" style:parent-style-name="DocTableText">
      <style:text-properties officeooo:rsid="006add79" officeooo:paragraph-rsid="0073ea2c"/>
    </style:style>
    <style:style style:name="P157" style:family="paragraph" style:parent-style-name="DocTableText">
      <style:text-properties officeooo:rsid="006add79" officeooo:paragraph-rsid="0075b83f"/>
    </style:style>
    <style:style style:name="P158" style:family="paragraph" style:parent-style-name="DocTableText">
      <style:text-properties officeooo:rsid="006add79" officeooo:paragraph-rsid="0079fbe8"/>
    </style:style>
    <style:style style:name="P159" style:family="paragraph" style:parent-style-name="DocTableText">
      <style:text-properties officeooo:rsid="006add79" officeooo:paragraph-rsid="007b5e11"/>
    </style:style>
    <style:style style:name="P160" style:family="paragraph" style:parent-style-name="DocTableText">
      <style:text-properties officeooo:rsid="006add79" officeooo:paragraph-rsid="007c4930"/>
    </style:style>
    <style:style style:name="P161" style:family="paragraph" style:parent-style-name="DocTableText">
      <style:text-properties officeooo:rsid="006add79" officeooo:paragraph-rsid="007c56d0"/>
    </style:style>
    <style:style style:name="P162" style:family="paragraph" style:parent-style-name="DocTableText">
      <style:text-properties officeooo:rsid="00616607" officeooo:paragraph-rsid="006c7479"/>
    </style:style>
    <style:style style:name="P163" style:family="paragraph" style:parent-style-name="DocTableText">
      <style:text-properties officeooo:rsid="00616607" officeooo:paragraph-rsid="007093e5"/>
    </style:style>
    <style:style style:name="P164" style:family="paragraph" style:parent-style-name="DocTableText">
      <style:text-properties officeooo:rsid="00616607" officeooo:paragraph-rsid="0070ae39"/>
    </style:style>
    <style:style style:name="P165" style:family="paragraph" style:parent-style-name="DocTableText">
      <style:text-properties officeooo:rsid="00616607" officeooo:paragraph-rsid="007245af"/>
    </style:style>
    <style:style style:name="P166" style:family="paragraph" style:parent-style-name="DocTableText">
      <style:text-properties officeooo:rsid="00616607" officeooo:paragraph-rsid="0073ea2c"/>
    </style:style>
    <style:style style:name="P167" style:family="paragraph" style:parent-style-name="DocTableText">
      <style:text-properties officeooo:rsid="00616607" officeooo:paragraph-rsid="0075b83f"/>
    </style:style>
    <style:style style:name="P168" style:family="paragraph" style:parent-style-name="DocTableText">
      <style:text-properties officeooo:rsid="00616607" officeooo:paragraph-rsid="0079fbe8"/>
    </style:style>
    <style:style style:name="P169" style:family="paragraph" style:parent-style-name="DocTableText">
      <style:text-properties officeooo:rsid="00616607" officeooo:paragraph-rsid="007b5e11"/>
    </style:style>
    <style:style style:name="P170" style:family="paragraph" style:parent-style-name="DocTableText">
      <style:text-properties officeooo:rsid="00616607" officeooo:paragraph-rsid="007c4930"/>
    </style:style>
    <style:style style:name="P171" style:family="paragraph" style:parent-style-name="DocTableText">
      <style:text-properties officeooo:rsid="00616607" officeooo:paragraph-rsid="007c56d0"/>
    </style:style>
    <style:style style:name="P172" style:family="paragraph" style:parent-style-name="DocTableText">
      <style:text-properties officeooo:rsid="00616607" officeooo:paragraph-rsid="007fa4b3"/>
    </style:style>
    <style:style style:name="P173" style:family="paragraph" style:parent-style-name="DocTableText">
      <style:text-properties officeooo:rsid="00616607" officeooo:paragraph-rsid="00812df1"/>
    </style:style>
    <style:style style:name="P174" style:family="paragraph" style:parent-style-name="DocTableText">
      <style:text-properties officeooo:rsid="00616607" officeooo:paragraph-rsid="008157b4"/>
    </style:style>
    <style:style style:name="P175" style:family="paragraph" style:parent-style-name="DocTableText">
      <style:text-properties officeooo:rsid="00616607" officeooo:paragraph-rsid="008173a6"/>
    </style:style>
    <style:style style:name="P176" style:family="paragraph" style:parent-style-name="DocTableText">
      <style:text-properties officeooo:rsid="00616607" officeooo:paragraph-rsid="0082d808"/>
    </style:style>
    <style:style style:name="P177" style:family="paragraph" style:parent-style-name="DocTableText">
      <style:text-properties officeooo:rsid="00616607" officeooo:paragraph-rsid="00839d87"/>
    </style:style>
    <style:style style:name="P178" style:family="paragraph" style:parent-style-name="DocTableText">
      <style:text-properties officeooo:rsid="006c0829" officeooo:paragraph-rsid="006c7479"/>
    </style:style>
    <style:style style:name="P179" style:family="paragraph" style:parent-style-name="DocTableText">
      <style:text-properties officeooo:rsid="006c0829" officeooo:paragraph-rsid="007093e5"/>
    </style:style>
    <style:style style:name="P180" style:family="paragraph" style:parent-style-name="DocTableText">
      <style:text-properties officeooo:rsid="006c0829" officeooo:paragraph-rsid="0070ae39"/>
    </style:style>
    <style:style style:name="P181" style:family="paragraph" style:parent-style-name="DocTableText">
      <style:text-properties officeooo:rsid="006c0829" officeooo:paragraph-rsid="007245af"/>
    </style:style>
    <style:style style:name="P182" style:family="paragraph" style:parent-style-name="DocTableText">
      <style:text-properties officeooo:rsid="006c0829" officeooo:paragraph-rsid="0073ea2c"/>
    </style:style>
    <style:style style:name="P183" style:family="paragraph" style:parent-style-name="DocTableText">
      <style:text-properties officeooo:rsid="006c0829" officeooo:paragraph-rsid="0075b83f"/>
    </style:style>
    <style:style style:name="P184" style:family="paragraph" style:parent-style-name="DocTableText">
      <style:text-properties officeooo:rsid="006c0829" officeooo:paragraph-rsid="0079fbe8"/>
    </style:style>
    <style:style style:name="P185" style:family="paragraph" style:parent-style-name="DocTableText">
      <style:text-properties officeooo:rsid="006c0829" officeooo:paragraph-rsid="007b5e11"/>
    </style:style>
    <style:style style:name="P186" style:family="paragraph" style:parent-style-name="DocTableText">
      <style:text-properties officeooo:rsid="006c0829" officeooo:paragraph-rsid="007c4930"/>
    </style:style>
    <style:style style:name="P187" style:family="paragraph" style:parent-style-name="DocTableText">
      <style:text-properties officeooo:rsid="006c0829" officeooo:paragraph-rsid="007c56d0"/>
    </style:style>
    <style:style style:name="P188" style:family="paragraph" style:parent-style-name="DocTableText">
      <style:text-properties officeooo:rsid="006c0829" officeooo:paragraph-rsid="007fa4b3"/>
    </style:style>
    <style:style style:name="P189" style:family="paragraph" style:parent-style-name="DocTableText">
      <style:text-properties officeooo:rsid="006c0829" officeooo:paragraph-rsid="00812df1"/>
    </style:style>
    <style:style style:name="P190" style:family="paragraph" style:parent-style-name="DocTableText">
      <style:text-properties officeooo:rsid="006c0829" officeooo:paragraph-rsid="008157b4"/>
    </style:style>
    <style:style style:name="P191" style:family="paragraph" style:parent-style-name="DocTableText">
      <style:text-properties officeooo:rsid="006c0829" officeooo:paragraph-rsid="008173a6"/>
    </style:style>
    <style:style style:name="P192" style:family="paragraph" style:parent-style-name="DocTableText">
      <style:text-properties officeooo:rsid="006c0829" officeooo:paragraph-rsid="0082d808"/>
    </style:style>
    <style:style style:name="P193" style:family="paragraph" style:parent-style-name="DocTableText">
      <style:text-properties officeooo:rsid="006c0829" officeooo:paragraph-rsid="00839d87"/>
    </style:style>
    <style:style style:name="P194" style:family="paragraph" style:parent-style-name="DocTableText">
      <style:text-properties officeooo:rsid="006c0829" officeooo:paragraph-rsid="008556cd"/>
    </style:style>
    <style:style style:name="P195" style:family="paragraph" style:parent-style-name="DocTableText">
      <style:text-properties officeooo:rsid="0066a600" officeooo:paragraph-rsid="006c7479"/>
    </style:style>
    <style:style style:name="P196" style:family="paragraph" style:parent-style-name="DocTableText">
      <style:text-properties officeooo:rsid="0066a600" officeooo:paragraph-rsid="007093e5"/>
    </style:style>
    <style:style style:name="P197" style:family="paragraph" style:parent-style-name="DocTableText">
      <style:text-properties officeooo:rsid="0066a600" officeooo:paragraph-rsid="0070ae39"/>
    </style:style>
    <style:style style:name="P198" style:family="paragraph" style:parent-style-name="DocTableText">
      <style:text-properties officeooo:rsid="0066a600" officeooo:paragraph-rsid="007245af"/>
    </style:style>
    <style:style style:name="P199" style:family="paragraph" style:parent-style-name="DocTableText">
      <style:text-properties officeooo:rsid="0066a600" officeooo:paragraph-rsid="0073ea2c"/>
    </style:style>
    <style:style style:name="P200" style:family="paragraph" style:parent-style-name="DocTableText">
      <style:text-properties officeooo:rsid="0066a600" officeooo:paragraph-rsid="0075b83f"/>
    </style:style>
    <style:style style:name="P201" style:family="paragraph" style:parent-style-name="DocTableText">
      <style:text-properties officeooo:rsid="0066a600" officeooo:paragraph-rsid="0079fbe8"/>
    </style:style>
    <style:style style:name="P202" style:family="paragraph" style:parent-style-name="DocTableText">
      <style:text-properties officeooo:rsid="0066a600" officeooo:paragraph-rsid="007b5e11"/>
    </style:style>
    <style:style style:name="P203" style:family="paragraph" style:parent-style-name="DocTableText">
      <style:text-properties officeooo:rsid="0066a600" officeooo:paragraph-rsid="007c4930"/>
    </style:style>
    <style:style style:name="P204" style:family="paragraph" style:parent-style-name="DocTableText">
      <style:text-properties officeooo:rsid="0066a600" officeooo:paragraph-rsid="007c56d0"/>
    </style:style>
    <style:style style:name="P205" style:family="paragraph" style:parent-style-name="DocTableText">
      <style:text-properties officeooo:rsid="0066a600" officeooo:paragraph-rsid="007fa4b3"/>
    </style:style>
    <style:style style:name="P206" style:family="paragraph" style:parent-style-name="DocTableText">
      <style:text-properties officeooo:rsid="0066a600" officeooo:paragraph-rsid="00812df1"/>
    </style:style>
    <style:style style:name="P207" style:family="paragraph" style:parent-style-name="DocTableText">
      <style:text-properties officeooo:rsid="0066a600" officeooo:paragraph-rsid="008157b4"/>
    </style:style>
    <style:style style:name="P208" style:family="paragraph" style:parent-style-name="DocTableText">
      <style:text-properties officeooo:rsid="0066a600" officeooo:paragraph-rsid="008173a6"/>
    </style:style>
    <style:style style:name="P209" style:family="paragraph" style:parent-style-name="DocTableText">
      <style:text-properties officeooo:rsid="0066a600" officeooo:paragraph-rsid="0082d808"/>
    </style:style>
    <style:style style:name="P210" style:family="paragraph" style:parent-style-name="DocTableText">
      <style:text-properties officeooo:rsid="0066a600" officeooo:paragraph-rsid="00839d87"/>
    </style:style>
    <style:style style:name="P211" style:family="paragraph" style:parent-style-name="DocTableText">
      <style:text-properties officeooo:rsid="005eb2a3" officeooo:paragraph-rsid="006c7479"/>
    </style:style>
    <style:style style:name="P212" style:family="paragraph" style:parent-style-name="DocTableText">
      <style:text-properties officeooo:rsid="005eb2a3" officeooo:paragraph-rsid="007093e5"/>
    </style:style>
    <style:style style:name="P213" style:family="paragraph" style:parent-style-name="DocTableText">
      <style:text-properties officeooo:rsid="005eb2a3" officeooo:paragraph-rsid="0070ae39"/>
    </style:style>
    <style:style style:name="P214" style:family="paragraph" style:parent-style-name="DocTableText">
      <style:text-properties officeooo:rsid="005eb2a3" officeooo:paragraph-rsid="007245af"/>
    </style:style>
    <style:style style:name="P215" style:family="paragraph" style:parent-style-name="DocTableText">
      <style:text-properties officeooo:rsid="005eb2a3" officeooo:paragraph-rsid="0073ea2c"/>
    </style:style>
    <style:style style:name="P216" style:family="paragraph" style:parent-style-name="DocTableText">
      <style:text-properties officeooo:rsid="005eb2a3" officeooo:paragraph-rsid="0075b83f"/>
    </style:style>
    <style:style style:name="P217" style:family="paragraph" style:parent-style-name="DocTableText">
      <style:text-properties officeooo:rsid="005eb2a3" officeooo:paragraph-rsid="0079fbe8"/>
    </style:style>
    <style:style style:name="P218" style:family="paragraph" style:parent-style-name="DocTableText">
      <style:text-properties officeooo:rsid="005eb2a3" officeooo:paragraph-rsid="007b5e11"/>
    </style:style>
    <style:style style:name="P219" style:family="paragraph" style:parent-style-name="DocTableText">
      <style:text-properties officeooo:rsid="005eb2a3" officeooo:paragraph-rsid="007c4930"/>
    </style:style>
    <style:style style:name="P220" style:family="paragraph" style:parent-style-name="DocTableText">
      <style:text-properties officeooo:rsid="005eb2a3" officeooo:paragraph-rsid="007c56d0"/>
    </style:style>
    <style:style style:name="P221" style:family="paragraph" style:parent-style-name="DocTableText">
      <style:text-properties officeooo:rsid="005eb2a3" officeooo:paragraph-rsid="007fa4b3"/>
    </style:style>
    <style:style style:name="P222" style:family="paragraph" style:parent-style-name="DocTableText">
      <style:text-properties officeooo:rsid="005eb2a3" officeooo:paragraph-rsid="00812df1"/>
    </style:style>
    <style:style style:name="P223" style:family="paragraph" style:parent-style-name="DocTableText">
      <style:text-properties officeooo:rsid="005eb2a3" officeooo:paragraph-rsid="008157b4"/>
    </style:style>
    <style:style style:name="P224" style:family="paragraph" style:parent-style-name="DocTableText">
      <style:text-properties officeooo:rsid="005eb2a3" officeooo:paragraph-rsid="008173a6"/>
    </style:style>
    <style:style style:name="P225" style:family="paragraph" style:parent-style-name="DocTableText">
      <style:text-properties officeooo:rsid="005eb2a3" officeooo:paragraph-rsid="0082d808"/>
    </style:style>
    <style:style style:name="P226" style:family="paragraph" style:parent-style-name="DocTableText">
      <style:text-properties officeooo:rsid="005eb2a3" officeooo:paragraph-rsid="00839d87"/>
    </style:style>
    <style:style style:name="P227" style:family="paragraph" style:parent-style-name="DocTableText">
      <style:text-properties officeooo:rsid="00605bfb" officeooo:paragraph-rsid="006c7479"/>
    </style:style>
    <style:style style:name="P228" style:family="paragraph" style:parent-style-name="DocTableText">
      <style:text-properties officeooo:rsid="00605bfb" officeooo:paragraph-rsid="007093e5"/>
    </style:style>
    <style:style style:name="P229" style:family="paragraph" style:parent-style-name="DocTableText">
      <style:text-properties officeooo:rsid="00605bfb" officeooo:paragraph-rsid="0070ae39"/>
    </style:style>
    <style:style style:name="P230" style:family="paragraph" style:parent-style-name="DocTableText">
      <style:text-properties officeooo:rsid="00605bfb" officeooo:paragraph-rsid="007245af"/>
    </style:style>
    <style:style style:name="P231" style:family="paragraph" style:parent-style-name="DocTableText">
      <style:text-properties officeooo:rsid="00605bfb" officeooo:paragraph-rsid="0073ea2c"/>
    </style:style>
    <style:style style:name="P232" style:family="paragraph" style:parent-style-name="DocTableText">
      <style:text-properties officeooo:rsid="00605bfb" officeooo:paragraph-rsid="0075b83f"/>
    </style:style>
    <style:style style:name="P233" style:family="paragraph" style:parent-style-name="DocTableText">
      <style:text-properties officeooo:rsid="00605bfb" officeooo:paragraph-rsid="0079fbe8"/>
    </style:style>
    <style:style style:name="P234" style:family="paragraph" style:parent-style-name="DocTableText">
      <style:text-properties officeooo:rsid="00605bfb" officeooo:paragraph-rsid="007b5e11"/>
    </style:style>
    <style:style style:name="P235" style:family="paragraph" style:parent-style-name="DocTableText">
      <style:text-properties officeooo:rsid="00605bfb" officeooo:paragraph-rsid="007c4930"/>
    </style:style>
    <style:style style:name="P236" style:family="paragraph" style:parent-style-name="DocTableText">
      <style:text-properties officeooo:rsid="00605bfb" officeooo:paragraph-rsid="007c56d0"/>
    </style:style>
    <style:style style:name="P237" style:family="paragraph" style:parent-style-name="DocTableText">
      <style:text-properties officeooo:rsid="00605bfb" officeooo:paragraph-rsid="007fa4b3"/>
    </style:style>
    <style:style style:name="P238" style:family="paragraph" style:parent-style-name="DocTableText">
      <style:text-properties officeooo:rsid="00605bfb" officeooo:paragraph-rsid="00812df1"/>
    </style:style>
    <style:style style:name="P239" style:family="paragraph" style:parent-style-name="DocTableText">
      <style:text-properties officeooo:rsid="00605bfb" officeooo:paragraph-rsid="008157b4"/>
    </style:style>
    <style:style style:name="P240" style:family="paragraph" style:parent-style-name="DocTableText">
      <style:text-properties officeooo:rsid="00605bfb" officeooo:paragraph-rsid="008173a6"/>
    </style:style>
    <style:style style:name="P241" style:family="paragraph" style:parent-style-name="DocTableText">
      <style:text-properties officeooo:rsid="00605bfb" officeooo:paragraph-rsid="0082d808"/>
    </style:style>
    <style:style style:name="P242" style:family="paragraph" style:parent-style-name="DocTableText">
      <style:text-properties officeooo:rsid="00605bfb" officeooo:paragraph-rsid="00839d87"/>
    </style:style>
    <style:style style:name="P243" style:family="paragraph" style:parent-style-name="DocTableText">
      <style:text-properties officeooo:rsid="0079c419" officeooo:paragraph-rsid="006c7479"/>
    </style:style>
    <style:style style:name="P244" style:family="paragraph" style:parent-style-name="DocTableText">
      <style:text-properties officeooo:rsid="0079c419" officeooo:paragraph-rsid="007093e5"/>
    </style:style>
    <style:style style:name="P245" style:family="paragraph" style:parent-style-name="DocTableText">
      <style:text-properties officeooo:rsid="0079c419" officeooo:paragraph-rsid="0070ae39"/>
    </style:style>
    <style:style style:name="P246" style:family="paragraph" style:parent-style-name="DocTableText">
      <style:text-properties officeooo:rsid="0079c419" officeooo:paragraph-rsid="007245af"/>
    </style:style>
    <style:style style:name="P247" style:family="paragraph" style:parent-style-name="DocTableText">
      <style:text-properties officeooo:rsid="0079c419" officeooo:paragraph-rsid="0073ea2c"/>
    </style:style>
    <style:style style:name="P248" style:family="paragraph" style:parent-style-name="DocTableText">
      <style:text-properties officeooo:rsid="0079c419" officeooo:paragraph-rsid="0075b83f"/>
    </style:style>
    <style:style style:name="P249" style:family="paragraph" style:parent-style-name="DocTableText">
      <style:text-properties officeooo:rsid="0079c419" officeooo:paragraph-rsid="0079fbe8"/>
    </style:style>
    <style:style style:name="P250" style:family="paragraph" style:parent-style-name="DocTableText">
      <style:text-properties officeooo:rsid="0079c419" officeooo:paragraph-rsid="007b5e11"/>
    </style:style>
    <style:style style:name="P251" style:family="paragraph" style:parent-style-name="DocTableText">
      <style:text-properties officeooo:rsid="0079c419" officeooo:paragraph-rsid="007c4930"/>
    </style:style>
    <style:style style:name="P252" style:family="paragraph" style:parent-style-name="DocTableText">
      <style:text-properties officeooo:rsid="0079c419" officeooo:paragraph-rsid="007c56d0"/>
    </style:style>
    <style:style style:name="P253" style:family="paragraph" style:parent-style-name="DocTableText">
      <style:text-properties officeooo:paragraph-rsid="006c7479"/>
    </style:style>
    <style:style style:name="P254" style:family="paragraph" style:parent-style-name="DocTableText">
      <style:text-properties officeooo:paragraph-rsid="007093e5"/>
    </style:style>
    <style:style style:name="P255" style:family="paragraph" style:parent-style-name="DocTableText">
      <style:text-properties officeooo:paragraph-rsid="0070ae39"/>
    </style:style>
    <style:style style:name="P256" style:family="paragraph" style:parent-style-name="DocTableText">
      <style:text-properties officeooo:paragraph-rsid="007245af"/>
    </style:style>
    <style:style style:name="P257" style:family="paragraph" style:parent-style-name="DocTableText">
      <style:text-properties officeooo:paragraph-rsid="0073ea2c"/>
    </style:style>
    <style:style style:name="P258" style:family="paragraph" style:parent-style-name="DocTableText">
      <style:text-properties officeooo:paragraph-rsid="0075b83f"/>
    </style:style>
    <style:style style:name="P259" style:family="paragraph" style:parent-style-name="DocTableText">
      <style:text-properties officeooo:paragraph-rsid="0079fbe8"/>
    </style:style>
    <style:style style:name="P260" style:family="paragraph" style:parent-style-name="DocTableText">
      <style:text-properties officeooo:paragraph-rsid="007b5e11"/>
    </style:style>
    <style:style style:name="P261" style:family="paragraph" style:parent-style-name="DocTableText">
      <style:text-properties officeooo:paragraph-rsid="007c4930"/>
    </style:style>
    <style:style style:name="P262" style:family="paragraph" style:parent-style-name="DocTableText">
      <style:text-properties officeooo:paragraph-rsid="007c56d0"/>
    </style:style>
    <style:style style:name="P263" style:family="paragraph" style:parent-style-name="DocTableText">
      <style:text-properties officeooo:paragraph-rsid="007fa4b3"/>
    </style:style>
    <style:style style:name="P264" style:family="paragraph" style:parent-style-name="DocTableText">
      <style:text-properties officeooo:paragraph-rsid="00812df1"/>
    </style:style>
    <style:style style:name="P265" style:family="paragraph" style:parent-style-name="DocTableText">
      <style:text-properties officeooo:paragraph-rsid="008157b4"/>
    </style:style>
    <style:style style:name="P266" style:family="paragraph" style:parent-style-name="DocTableText">
      <style:text-properties officeooo:paragraph-rsid="008173a6"/>
    </style:style>
    <style:style style:name="P267" style:family="paragraph" style:parent-style-name="DocTableText">
      <style:text-properties officeooo:paragraph-rsid="0082d808"/>
    </style:style>
    <style:style style:name="P268" style:family="paragraph" style:parent-style-name="DocTableText">
      <style:text-properties officeooo:paragraph-rsid="00839d87"/>
    </style:style>
    <style:style style:name="P269" style:family="paragraph" style:parent-style-name="DocText">
      <style:text-properties officeooo:rsid="0069c4d3" officeooo:paragraph-rsid="006e6a01"/>
    </style:style>
    <style:style style:name="P270" style:family="paragraph" style:parent-style-name="DocText">
      <style:text-properties fo:font-weight="bold" officeooo:rsid="006d6072" officeooo:paragraph-rsid="006c7479" style:font-weight-asian="bold" style:font-weight-complex="bold"/>
    </style:style>
    <style:style style:name="P271" style:family="paragraph" style:parent-style-name="DocText">
      <style:text-properties fo:font-weight="bold" officeooo:rsid="006d6072" officeooo:paragraph-rsid="007093e5" style:font-weight-asian="bold" style:font-weight-complex="bold"/>
    </style:style>
    <style:style style:name="P272" style:family="paragraph" style:parent-style-name="DocText">
      <style:text-properties fo:font-weight="bold" officeooo:rsid="006d6072" officeooo:paragraph-rsid="0070ae39" style:font-weight-asian="bold" style:font-weight-complex="bold"/>
    </style:style>
    <style:style style:name="P273" style:family="paragraph" style:parent-style-name="DocText">
      <style:text-properties fo:font-weight="bold" officeooo:rsid="006d6072" officeooo:paragraph-rsid="007245af" style:font-weight-asian="bold" style:font-weight-complex="bold"/>
    </style:style>
    <style:style style:name="P274" style:family="paragraph" style:parent-style-name="DocText">
      <style:text-properties fo:font-weight="bold" officeooo:rsid="006d6072" officeooo:paragraph-rsid="0073ea2c" style:font-weight-asian="bold" style:font-weight-complex="bold"/>
    </style:style>
    <style:style style:name="P275" style:family="paragraph" style:parent-style-name="DocText">
      <style:text-properties fo:font-weight="bold" officeooo:rsid="006d6072" officeooo:paragraph-rsid="0075b83f" style:font-weight-asian="bold" style:font-weight-complex="bold"/>
    </style:style>
    <style:style style:name="P276" style:family="paragraph" style:parent-style-name="DocText">
      <style:text-properties fo:font-weight="bold" officeooo:rsid="006d6072" officeooo:paragraph-rsid="0079fbe8" style:font-weight-asian="bold" style:font-weight-complex="bold"/>
    </style:style>
    <style:style style:name="P277" style:family="paragraph" style:parent-style-name="DocText">
      <style:text-properties fo:font-weight="bold" officeooo:rsid="006d6072" officeooo:paragraph-rsid="007b5e11" style:font-weight-asian="bold" style:font-weight-complex="bold"/>
    </style:style>
    <style:style style:name="P278" style:family="paragraph" style:parent-style-name="DocText">
      <style:text-properties fo:font-weight="bold" officeooo:rsid="006d6072" officeooo:paragraph-rsid="007c4930" style:font-weight-asian="bold" style:font-weight-complex="bold"/>
    </style:style>
    <style:style style:name="P279" style:family="paragraph" style:parent-style-name="DocText">
      <style:text-properties fo:font-weight="bold" officeooo:rsid="006d6072" officeooo:paragraph-rsid="007c56d0" style:font-weight-asian="bold" style:font-weight-complex="bold"/>
    </style:style>
    <style:style style:name="P280" style:family="paragraph" style:parent-style-name="DocText">
      <style:text-properties fo:font-weight="bold" officeooo:rsid="006d6072" officeooo:paragraph-rsid="0082d808" style:font-weight-asian="bold" style:font-weight-complex="bold"/>
    </style:style>
    <style:style style:name="P281" style:family="paragraph" style:parent-style-name="DocText">
      <style:text-properties fo:font-weight="bold" officeooo:rsid="006d6072" officeooo:paragraph-rsid="00839d87" style:font-weight-asian="bold" style:font-weight-complex="bold"/>
    </style:style>
    <style:style style:name="P282" style:family="paragraph" style:parent-style-name="DocText">
      <style:text-properties officeooo:rsid="006d6072" officeooo:paragraph-rsid="006c7479"/>
    </style:style>
    <style:style style:name="P283" style:family="paragraph" style:parent-style-name="DocText">
      <style:text-properties officeooo:paragraph-rsid="008173a6"/>
    </style:style>
    <style:style style:name="P284" style:family="paragraph" style:parent-style-name="DocText">
      <style:text-properties officeooo:paragraph-rsid="0082d808"/>
    </style:style>
    <style:style style:name="P285" style:family="paragraph" style:parent-style-name="DocCode">
      <style:text-properties officeooo:rsid="00616607" officeooo:paragraph-rsid="006adb2b"/>
    </style:style>
    <style:style style:name="P286" style:family="paragraph" style:parent-style-name="DocCode">
      <style:text-properties officeooo:rsid="006d6072" officeooo:paragraph-rsid="006c7479"/>
    </style:style>
    <style:style style:name="P287" style:family="paragraph" style:parent-style-name="DocCode">
      <style:text-properties officeooo:paragraph-rsid="007093e5"/>
    </style:style>
    <style:style style:name="P288" style:family="paragraph" style:parent-style-name="DocCode">
      <style:text-properties fo:font-weight="bold" style:font-weight-asian="bold" style:font-weight-complex="bold"/>
    </style:style>
    <style:style style:name="P289" style:family="paragraph" style:parent-style-name="DocCode">
      <style:text-properties fo:font-weight="bold" officeooo:paragraph-rsid="007245af" style:font-weight-asian="bold" style:font-weight-complex="bold"/>
    </style:style>
    <style:style style:name="P290" style:family="paragraph" style:parent-style-name="DocCode">
      <style:text-properties fo:font-weight="bold" officeooo:paragraph-rsid="0075b83f" style:font-weight-asian="bold" style:font-weight-complex="bold"/>
    </style:style>
    <style:style style:name="P291" style:family="paragraph" style:parent-style-name="DocCode">
      <style:text-properties fo:font-weight="bold" officeooo:paragraph-rsid="0079fbe8" style:font-weight-asian="bold" style:font-weight-complex="bold"/>
    </style:style>
    <style:style style:name="P292" style:family="paragraph" style:parent-style-name="DocCode">
      <style:text-properties fo:font-weight="bold" officeooo:paragraph-rsid="007c4930" style:font-weight-asian="bold" style:font-weight-complex="bold"/>
    </style:style>
    <style:style style:name="P293" style:family="paragraph" style:parent-style-name="DocCode">
      <style:text-properties fo:font-weight="bold" officeooo:paragraph-rsid="007c56d0" style:font-weight-asian="bold" style:font-weight-complex="bold"/>
    </style:style>
    <style:style style:name="P294" style:family="paragraph" style:parent-style-name="DocCode">
      <style:text-properties fo:font-weight="bold" officeooo:paragraph-rsid="00839d87" style:font-weight-asian="bold" style:font-weight-complex="bold"/>
    </style:style>
    <style:style style:name="P295" style:family="paragraph" style:parent-style-name="DocCode">
      <style:text-properties officeooo:paragraph-rsid="007245af"/>
    </style:style>
    <style:style style:name="P296" style:family="paragraph" style:parent-style-name="DocCode">
      <style:text-properties fo:font-weight="normal" officeooo:paragraph-rsid="007245af" style:font-weight-asian="normal" style:font-weight-complex="normal"/>
    </style:style>
    <style:style style:name="P297" style:family="paragraph" style:parent-style-name="DocCode">
      <style:text-properties fo:font-weight="normal" officeooo:paragraph-rsid="0075b83f" style:font-weight-asian="normal" style:font-weight-complex="normal"/>
    </style:style>
    <style:style style:name="P298" style:family="paragraph" style:parent-style-name="DocCode">
      <style:text-properties fo:font-weight="normal" officeooo:paragraph-rsid="0079fbe8" style:font-weight-asian="normal" style:font-weight-complex="normal"/>
    </style:style>
    <style:style style:name="P299" style:family="paragraph" style:parent-style-name="DocCode">
      <style:text-properties fo:font-weight="normal" officeooo:paragraph-rsid="007c4930" style:font-weight-asian="normal" style:font-weight-complex="normal"/>
    </style:style>
    <style:style style:name="P300" style:family="paragraph" style:parent-style-name="DocCode">
      <style:text-properties fo:font-weight="normal" officeooo:paragraph-rsid="007c56d0" style:font-weight-asian="normal" style:font-weight-complex="normal"/>
    </style:style>
    <style:style style:name="P301" style:family="paragraph" style:parent-style-name="DocCode">
      <style:text-properties fo:font-weight="normal" officeooo:paragraph-rsid="00839d87" style:font-weight-asian="normal" style:font-weight-complex="normal"/>
    </style:style>
    <style:style style:name="P302" style:family="paragraph" style:parent-style-name="DocCode">
      <style:text-properties officeooo:paragraph-rsid="0075b83f"/>
    </style:style>
    <style:style style:name="P303" style:family="paragraph" style:parent-style-name="DocCode">
      <style:text-properties officeooo:paragraph-rsid="0079fbe8"/>
    </style:style>
    <style:style style:name="P304" style:family="paragraph" style:parent-style-name="DocCode">
      <style:text-properties officeooo:paragraph-rsid="007c4930"/>
    </style:style>
    <style:style style:name="P305" style:family="paragraph" style:parent-style-name="DocCode">
      <style:text-properties officeooo:paragraph-rsid="007c56d0"/>
    </style:style>
    <style:style style:name="P306" style:family="paragraph" style:parent-style-name="DocCode">
      <style:text-properties officeooo:paragraph-rsid="00839d8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98617"/>
    </style:style>
    <style:style style:name="T9" style:family="text">
      <style:text-properties officeooo:rsid="006c7479"/>
    </style:style>
    <style:style style:name="T10" style:family="text">
      <style:text-properties officeooo:rsid="006ac2da"/>
    </style:style>
    <style:style style:name="T11" style:family="text">
      <style:text-properties officeooo:rsid="006bedee"/>
    </style:style>
    <style:style style:name="T12" style:family="text">
      <style:text-properties officeooo:rsid="00642f85"/>
    </style:style>
    <style:style style:name="T13" style:family="text">
      <style:text-properties officeooo:rsid="0069c4d3"/>
    </style:style>
    <style:style style:name="T14" style:family="text">
      <style:text-properties officeooo:rsid="006e6a01"/>
    </style:style>
    <style:style style:name="T15" style:family="text">
      <style:text-properties officeooo:rsid="006f8ff1"/>
    </style:style>
    <style:style style:name="T16" style:family="text">
      <style:text-properties officeooo:rsid="006fd00c"/>
    </style:style>
    <style:style style:name="T17" style:family="text">
      <style:text-properties officeooo:rsid="007093e5"/>
    </style:style>
    <style:style style:name="T18" style:family="text">
      <style:text-properties style:font-name="Arial" officeooo:rsid="007093e5"/>
    </style:style>
    <style:style style:name="T19" style:family="text">
      <style:text-properties style:font-name="Arial1" officeooo:rsid="007093e5"/>
    </style:style>
    <style:style style:name="T20" style:family="text">
      <style:text-properties style:font-name="Arial1" officeooo:rsid="0070ae39"/>
    </style:style>
    <style:style style:name="T21" style:family="text">
      <style:text-properties officeooo:rsid="0070ae39"/>
    </style:style>
    <style:style style:name="T22" style:family="text">
      <style:text-properties fo:font-style="italic" officeooo:rsid="0070ae39" style:font-style-asian="italic" style:font-style-complex="italic"/>
    </style:style>
    <style:style style:name="T23" style:family="text">
      <style:text-properties fo:font-style="normal" officeooo:rsid="0070ae39" style:font-style-asian="normal" style:font-style-complex="normal"/>
    </style:style>
    <style:style style:name="T24" style:family="text">
      <style:text-properties fo:font-style="normal" officeooo:rsid="00605bfb" style:font-style-asian="normal" style:font-style-complex="normal"/>
    </style:style>
    <style:style style:name="T25" style:family="text">
      <style:text-properties fo:font-style="normal" officeooo:rsid="007093e5" style:font-style-asian="normal" style:font-style-complex="normal"/>
    </style:style>
    <style:style style:name="T26" style:family="text">
      <style:text-properties officeooo:rsid="007245af"/>
    </style:style>
    <style:style style:name="T27" style:family="text">
      <style:text-properties officeooo:rsid="0073ea2c"/>
    </style:style>
    <style:style style:name="T28" style:family="text">
      <style:text-properties officeooo:rsid="0075b83f"/>
    </style:style>
    <style:style style:name="T29" style:family="text">
      <style:text-properties officeooo:rsid="00761c27"/>
    </style:style>
    <style:style style:name="T30" style:family="text">
      <style:text-properties officeooo:rsid="007809cd"/>
    </style:style>
    <style:style style:name="T31" style:family="text">
      <style:text-properties officeooo:rsid="0079fbe8"/>
    </style:style>
    <style:style style:name="T32" style:family="text">
      <style:text-properties officeooo:rsid="007aa9dd"/>
    </style:style>
    <style:style style:name="T33" style:family="text">
      <style:text-properties officeooo:rsid="007b5e11"/>
    </style:style>
    <style:style style:name="T34" style:family="text">
      <style:text-properties officeooo:rsid="007c4930"/>
    </style:style>
    <style:style style:name="T35" style:family="text">
      <style:text-properties officeooo:rsid="007c56d0"/>
    </style:style>
    <style:style style:name="T36" style:family="text">
      <style:text-properties officeooo:rsid="007cdde2"/>
    </style:style>
    <style:style style:name="T37" style:family="text">
      <style:text-properties officeooo:rsid="007e6586"/>
    </style:style>
    <style:style style:name="T38" style:family="text">
      <style:text-properties officeooo:rsid="007fa4b3"/>
    </style:style>
    <style:style style:name="T39" style:family="text">
      <style:text-properties officeooo:rsid="00812df1"/>
    </style:style>
    <style:style style:name="T40" style:family="text">
      <style:text-properties officeooo:rsid="008157b4"/>
    </style:style>
    <style:style style:name="T41" style:family="text">
      <style:text-properties officeooo:rsid="008173a6"/>
    </style:style>
    <style:style style:name="T42" style:family="text">
      <style:text-properties officeooo:rsid="0082d808"/>
    </style:style>
    <style:style style:name="T43" style:family="text">
      <style:text-properties officeooo:rsid="00839d87"/>
    </style:style>
    <style:style style:name="T44" style:family="text">
      <style:text-properties officeooo:rsid="008556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3"><text:title>Bodies.in Input File</text:title></text:p>
      <text:h text:style-name="P79" text:outline-level="1">Introduction</text:h>
      <text:p text:style-name="P15">The “bodies.in” input file controls the definition of the bodies used for the oFreq analysis. <text:s/>This can be a single body, or multiple bodies. <text:s/>The body object is the main data container that brings together all the object object definitions. <text:s/>This includes the body user forces, outputs specification, and hydrodynamic data.</text:p>
      <text:p text:style-name="P6"><text:span text:style-name="T8">This is also where you specify which motion model to use. <text:s/>The motion model is assigned for each body object.</text:span><text:span text:style-name="T5">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</text:span><text:span text:style-name="T8">Bodies</text:span><text:span text:style-name="T5">.In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Folder:</text:p>
          </table:table-cell>
          <table:table-cell table:style-name="Table1.B1" office:value-type="string">
            <text:p text:style-name="P21">Contained in the “<text:span text:style-name="T8">constant</text:span>” folder</text:p>
          </table:table-cell>
        </table:table-row>
        <table:table-row>
          <table:table-cell table:style-name="Table1.A2" office:value-type="string">
            <text:p text:style-name="P21">Filename:</text:p>
          </table:table-cell>
          <table:table-cell table:style-name="Table1.B2" office:value-type="string">
            <text:p text:style-name="P26">bodies.in</text:p>
          </table:table-cell>
        </table:table-row>
        <table:table-row>
          <table:table-cell table:style-name="Table1.A2" office:value-type="string">
            <text:p text:style-name="P21">Instances:</text:p>
          </table:table-cell>
          <table:table-cell table:style-name="Table1.B3" office:value-type="string">
            <text:p text:style-name="P22">There can only be one <text:span text:style-name="T8">bodies </text:span>file contained in any oFreq analysis.</text:p>
          </table:table-cell>
        </table:table-row>
      </table:table>
      <text:h text:style-name="P80" text:outline-level="1">Organization</text:h>
      <text:p text:style-name="P9">The headings in this document show the hierarchy of information, and that hierarchy matters. <text:s/></text:p>
      <text:list xml:id="list576478126" text:style-name="L1">
        <text:list-item>
          <text:p text:style-name="P34">Level 1 headings are used to organize general concepts. <text:s/>This does not reflect the actual organization used in the input files. (Example: <text:s/>2 Organization)</text:p>
        </text:list-item>
        <text:list-item>
          <text:p text:style-name="P34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34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34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98" text:outline-level="2">Object Names</text:h>
      <text:p text:style-name="P9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<text:soft-page-break/>purpose.</text:p>
      <text:p text:style-name="P9"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84" text:outline-level="3">Keyword Names</text:h>
      <text:p text:style-name="P7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1">Table 2.1</text:sequence-ref></text:span><text:span text:style-name="T3">, which lists all the specific details for the keyword.</text:span></text:p>
      <text:p text:style-name="P30"><text:span text:style-name="T3">Table </text:span><text:sequence text:ref-name="refTable1" text:name="Table" text:formula="ooow:Table+1" style:num-format="1">2.1</text:sequence>: <text:s/><text:span text:style-name="T3">Keyword Name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cope:</text:p>
          </table:table-cell>
          <table:table-cell table:style-name="Table2.B1" office:value-type="string">
            <text:p text:style-name="P20">This describes the scope of the keyword, which objects it can be used under. <text:s/>The full scope is always given like this:</text:p>
            <text:p text:style-name="P20"/>
            <text:p text:style-name="P20">object1::object2::keyword</text:p>
            <text:p text:style-name="P20"/>
            <text:p text:style-name="P20">This shows that some objects may be nested in other objects, showing you the full structure expected to correctly use this keyword. <text:s/></text:p>
            <text:p text:style-name="P20"/>
            <text:p text:style-name="P20">If a keyword can be used in multiple objects, you will find multiple scopes listed.</text:p>
          </table:table-cell>
        </table:table-row>
        <table:table-row>
          <table:table-cell table:style-name="Table2.A2" office:value-type="string">
            <text:p text:style-name="P19">Format:</text:p>
          </table:table-cell>
          <table:table-cell table:style-name="Table2.B2" office:value-type="string">
            <text:p text:style-name="P20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Table2.A2" office:value-type="string">
            <text:p text:style-name="P19">Valid Range:</text:p>
          </table:table-cell>
          <table:table-cell table:style-name="Table2.B7" office:value-type="string">
            <text:p text:style-name="P20">Even if you get the format right, some keywords only like a specific range of values. <text:s/>Any restrictions are listed here.</text:p>
          </table:table-cell>
        </table:table-row>
        <table:table-row>
          <table:table-cell table:style-name="Table2.A2" office:value-type="string">
            <text:p text:style-name="P27">Instances:</text:p>
          </table:table-cell>
          <table:table-cell table:style-name="Table2.B7" office:value-type="string">
            <text:p text:style-name="P28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Table2.A2" office:value-type="string">
            <text:p text:style-name="P23">Required:</text:p>
          </table:table-cell>
          <table:table-cell table:style-name="Table2.B7" office:value-type="string">
            <text:p text:style-name="P23">States whether the input is required, or if oFreq will assume a default value without any input.</text:p>
          </table:table-cell>
        </table:table-row>
        <table:table-row>
          <table:table-cell table:style-name="Table2.A2" office:value-type="string">
            <text:p text:style-name="P23">Default Value:</text:p>
          </table:table-cell>
          <table:table-cell table:style-name="Table2.B7" office:value-type="string">
            <text:p text:style-name="P23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Table2.A2" office:value-type="string">
            <text:p text:style-name="P29"><text:span text:style-name="T4">Dependents</text:span><text:span text:style-name="T3">:</text:span></text:p>
          </table:table-cell>
          <table:table-cell table:style-name="Table2.B7" office:value-type="string">
            <text:p text:style-name="P20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Table2.A2" office:value-type="string">
            <text:p text:style-name="P19">Similar Keywords:</text:p>
          </table:table-cell>
          <table:table-cell table:style-name="Table2.B8" office:value-type="string">
            <text:p text:style-name="P20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8"/>
      <text:p text:style-name="P9">Example:</text:p>
      <text:p text:style-name="P17">Every keyword-value pair includes at least one example.</text:p>
      <text:p text:style-name="P31"/>
      <text:h text:style-name="P81" text:outline-level="1">Seafile Declaration</text:h>
      <text:p text:style-name="P10">The “seafile” object is included in every single input file used in oFreq. <text:s/>It must be the first object declared. <text:s/><text:soft-page-break/>You can have comments before it, but the first real piece of input code must be the seafile declaration. <text:s/></text:p>
      <text:h text:style-name="P99" text:outline-level="2">“seafile” Object</text:h>
      <text:p text:style-name="P10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85" text:outline-level="3">“version” keyword </text:h>
      <text:p text:style-name="P16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2">Table 3.1</text:sequence-ref></text:span><text:span text:style-name="T6"> lists the keyword details.</text:span></text:p>
      <text:p text:style-name="P30"><text:span text:style-name="T3">Table </text:span><text:sequence text:ref-name="refTable2" text:name="Table" text:formula="ooow:Table+1" style:num-format="1">3.1</text:sequence>: <text:s/>“<text:span text:style-name="T7">version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Scope:</text:p>
          </table:table-cell>
          <table:table-cell table:style-name="Table3.B1" office:value-type="string">
            <text:p text:style-name="P24">seafile::version</text:p>
          </table:table-cell>
        </table:table-row>
        <table:table-row>
          <table:table-cell table:style-name="Table3.A2" office:value-type="string">
            <text:p text:style-name="P19">Format:</text:p>
          </table:table-cell>
          <table:table-cell table:style-name="Table3.B2" office:value-type="string">
            <text:p text:style-name="P24">Decimal input (Example: <text:s/>1.0)</text:p>
          </table:table-cell>
        </table:table-row>
        <table:table-row>
          <table:table-cell table:style-name="Table3.A2" office:value-type="string">
            <text:p text:style-name="P19">Valid Range:</text:p>
          </table:table-cell>
          <table:table-cell table:style-name="Table3.B7" office:value-type="string">
            <text:p text:style-name="P24">1.0</text:p>
          </table:table-cell>
        </table:table-row>
        <table:table-row>
          <table:table-cell table:style-name="Table3.A2" office:value-type="string">
            <text:p text:style-name="P27">Instances:</text:p>
          </table:table-cell>
          <table:table-cell table:style-name="Table3.B7" office:value-type="string">
            <text:p text:style-name="P119">1</text:p>
          </table:table-cell>
        </table:table-row>
        <table:table-row>
          <table:table-cell table:style-name="Table3.A2" office:value-type="string">
            <text:p text:style-name="P23">Required:</text:p>
          </table:table-cell>
          <table:table-cell table:style-name="Table3.B7" office:value-type="string">
            <text:p text:style-name="P24">Required</text:p>
          </table:table-cell>
        </table:table-row>
        <table:table-row>
          <table:table-cell table:style-name="Table3.A2" office:value-type="string">
            <text:p text:style-name="P23">Default Value:</text:p>
          </table:table-cell>
          <table:table-cell table:style-name="Table3.B7" office:value-type="string">
            <text:p text:style-name="P24">None</text:p>
          </table:table-cell>
        </table:table-row>
        <table:table-row>
          <table:table-cell table:style-name="Table3.A2" office:value-type="string">
            <text:p text:style-name="P29"><text:span text:style-name="T4">Dependents</text:span><text:span text:style-name="T3">:</text:span></text:p>
          </table:table-cell>
          <table:table-cell table:style-name="Table3.B7" office:value-type="string">
            <text:p text:style-name="P24">seafile::format</text:p>
            <text:p text:style-name="P24">seafile::object</text:p>
          </table:table-cell>
        </table:table-row>
        <table:table-row>
          <table:table-cell table:style-name="Table3.A2" office:value-type="string">
            <text:p text:style-name="P19">Similar Keywords:</text:p>
          </table:table-cell>
          <table:table-cell table:style-name="Table3.B8" office:value-type="string">
            <text:p text:style-name="P24">None</text:p>
          </table:table-cell>
        </table:table-row>
      </table:table>
      <text:p text:style-name="P11"/>
      <text:p text:style-name="P12">Example:</text:p>
      <text:p text:style-name="P18">version<text:tab/>1.0;</text:p>
      <text:p text:style-name="P32"/>
      <text:h text:style-name="P86" text:outline-level="3"><text:span text:style-name="T6">“</text:span><text:span text:style-name="T7">format” Keyword </text:span></text:h>
      <text:p text:style-name="P16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3">Table 3.2</text:sequence-ref></text:span><text:span text:style-name="T6"> lists the keyword details.</text:span></text:p>
      <text:p text:style-name="P30"><text:soft-page-break/><text:span text:style-name="T3">Table </text:span><text:sequence text:ref-name="refTable3" text:name="Table" text:formula="ooow:Table+1" style:num-format="1">3.2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Scope:</text:p>
          </table:table-cell>
          <table:table-cell table:style-name="Table4.B1" office:value-type="string">
            <text:p text:style-name="P20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19">Format:</text:p>
          </table:table-cell>
          <table:table-cell table:style-name="Table4.B2" office:value-type="string">
            <text:p text:style-name="P25">text input</text:p>
          </table:table-cell>
        </table:table-row>
        <table:table-row>
          <table:table-cell table:style-name="Table4.A2" office:value-type="string">
            <text:p text:style-name="P19">Valid Range:</text:p>
          </table:table-cell>
          <table:table-cell table:style-name="Table4.B7" office:value-type="string">
            <text:p text:style-name="P25">ascii</text:p>
          </table:table-cell>
        </table:table-row>
        <table:table-row>
          <table:table-cell table:style-name="Table4.A2" office:value-type="string">
            <text:p text:style-name="P27">Instances:</text:p>
          </table:table-cell>
          <table:table-cell table:style-name="Table4.B7" office:value-type="string">
            <text:p text:style-name="P119">1</text:p>
          </table:table-cell>
        </table:table-row>
        <table:table-row>
          <table:table-cell table:style-name="Table4.A2" office:value-type="string">
            <text:p text:style-name="P23">Required:</text:p>
          </table:table-cell>
          <table:table-cell table:style-name="Table4.B7" office:value-type="string">
            <text:p text:style-name="P24">Required</text:p>
          </table:table-cell>
        </table:table-row>
        <table:table-row>
          <table:table-cell table:style-name="Table4.A2" office:value-type="string">
            <text:p text:style-name="P23">Default Value:</text:p>
          </table:table-cell>
          <table:table-cell table:style-name="Table4.B7" office:value-type="string">
            <text:p text:style-name="P24">None</text:p>
          </table:table-cell>
        </table:table-row>
        <table:table-row>
          <table:table-cell table:style-name="Table4.A2" office:value-type="string">
            <text:p text:style-name="P29"><text:span text:style-name="T4">Dependents</text:span><text:span text:style-name="T3">:</text:span></text:p>
          </table:table-cell>
          <table:table-cell table:style-name="Table4.B7" office:value-type="string">
            <text:p text:style-name="P20"><text:span text:style-name="T6">seafile::</text:span><text:span text:style-name="T7">version</text:span></text:p>
            <text:p text:style-name="P24">seafile::object</text:p>
          </table:table-cell>
        </table:table-row>
        <table:table-row>
          <table:table-cell table:style-name="Table4.A2" office:value-type="string">
            <text:p text:style-name="P19">Similar Keywords:</text:p>
          </table:table-cell>
          <table:table-cell table:style-name="Table4.B8" office:value-type="string">
            <text:p text:style-name="P24">None</text:p>
          </table:table-cell>
        </table:table-row>
      </table:table>
      <text:p text:style-name="P11"/>
      <text:p text:style-name="P12">Example:</text:p>
      <text:p text:style-name="P18">format <text:tab/>ascii;</text:p>
      <text:p text:style-name="P32"/>
      <text:h text:style-name="P86" text:outline-level="3"><text:span text:style-name="T6">“</text:span><text:span text:style-name="T7">object” Keyword </text:span></text:h>
      <text:p text:style-name="P14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4"><text:span text:style-name="T6"><text:sequence-ref text:reference-format="category-and-value" text:ref-name="refTable4">Table 3.3</text:sequence-ref></text:span><text:span text:style-name="T6"> lists the keyword details.</text:span></text:p>
      <text:p text:style-name="P30"><text:span text:style-name="T3">Table </text:span><text:sequence text:ref-name="refTable4" text:name="Table" text:formula="ooow:Table+1" style:num-format="1">3.3</text:sequence>: <text:s/>“<text:span text:style-name="T7">format”</text:span><text:span text:style-name="T3"> Detail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Scope:</text:p>
          </table:table-cell>
          <table:table-cell table:style-name="Table5.B1" office:value-type="string">
            <text:p text:style-name="P20"><text:span text:style-name="T6">seafile::</text:span><text:span text:style-name="T7">format</text:span></text:p>
          </table:table-cell>
        </table:table-row>
        <table:table-row>
          <table:table-cell table:style-name="Table5.A2" office:value-type="string">
            <text:p text:style-name="P19">Format:</text:p>
          </table:table-cell>
          <table:table-cell table:style-name="Table5.B2" office:value-type="string">
            <text:p text:style-name="P25">text input</text:p>
          </table:table-cell>
        </table:table-row>
        <table:table-row>
          <table:table-cell table:style-name="Table5.A2" office:value-type="string">
            <text:p text:style-name="P19">Valid Range:</text:p>
          </table:table-cell>
          <table:table-cell table:style-name="Table5.B7" office:value-type="string">
            <text:p text:style-name="P25">ascii</text:p>
          </table:table-cell>
        </table:table-row>
        <table:table-row>
          <table:table-cell table:style-name="Table5.A2" office:value-type="string">
            <text:p text:style-name="P27">Instances:</text:p>
          </table:table-cell>
          <table:table-cell table:style-name="Table5.B7" office:value-type="string">
            <text:p text:style-name="P119">1</text:p>
          </table:table-cell>
        </table:table-row>
        <table:table-row>
          <table:table-cell table:style-name="Table5.A2" office:value-type="string">
            <text:p text:style-name="P23">Required:</text:p>
          </table:table-cell>
          <table:table-cell table:style-name="Table5.B7" office:value-type="string">
            <text:p text:style-name="P24">Required</text:p>
          </table:table-cell>
        </table:table-row>
        <table:table-row>
          <table:table-cell table:style-name="Table5.A2" office:value-type="string">
            <text:p text:style-name="P23">Default Value:</text:p>
          </table:table-cell>
          <table:table-cell table:style-name="Table5.B7" office:value-type="string">
            <text:p text:style-name="P24">None</text:p>
          </table:table-cell>
        </table:table-row>
        <table:table-row>
          <table:table-cell table:style-name="Table5.A2" office:value-type="string">
            <text:p text:style-name="P29"><text:span text:style-name="T4">Dependents</text:span><text:span text:style-name="T3">:</text:span></text:p>
          </table:table-cell>
          <table:table-cell table:style-name="Table5.B7" office:value-type="string">
            <text:p text:style-name="P20"><text:span text:style-name="T6">seafile::</text:span><text:span text:style-name="T7">version</text:span></text:p>
            <text:p text:style-name="P24">seafile::object</text:p>
          </table:table-cell>
        </table:table-row>
        <table:table-row>
          <table:table-cell table:style-name="Table5.A2" office:value-type="string">
            <text:p text:style-name="P19">Similar Keywords:</text:p>
          </table:table-cell>
          <table:table-cell table:style-name="Table5.B8" office:value-type="string">
            <text:p text:style-name="P24">None</text:p>
          </table:table-cell>
        </table:table-row>
      </table:table>
      <text:p text:style-name="P16"/>
      <text:p text:style-name="P14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13">Example:</text:p>
      <text:p text:style-name="P285">object<text:tab/>dictionary;</text:p>
      <text:h text:style-name="P82" text:outline-level="1"><text:bookmark-start text:name="__RefHeading__4251_1716089979"/><text:soft-page-break/><text:span text:style-name="T9">Body object Definition</text:span><text:bookmark-end text:name="__RefHeading__4251_1716089979"/></text:h>
      <text:p text:style-name="P35"><text:span text:style-name="T9">Aside from the seafile object, the bodies.in file only contains one major object: the body object. <text:s/>This combines definition of body properties, and application of several objects defined in other input files.</text:span></text:p>
      <text:h text:style-name="P100" text:outline-level="2"><text:span text:style-name="T9">“body” Object</text:span></text:h>
      <text:p text:style-name="P35"><text:span text:style-name="T9">The body object represents a single object that forces are resolved in to determine a single set of body motions. <text:s/>You can do the following things within a body object</text:span></text:p>
      <text:list xml:id="list2167332053" text:style-name="L2">
        <text:list-item>
          <text:p text:style-name="P36"><text:span text:style-name="T9">Define body position and heading.</text:span></text:p>
        </text:list-item>
        <text:list-item>
          <text:p text:style-name="P36"><text:span text:style-name="T9">Define body mass properties.</text:span></text:p>
        </text:list-item>
        <text:list-item>
          <text:p text:style-name="P36"><text:span text:style-name="T9">Define body center of gravity.</text:span></text:p>
        </text:list-item>
        <text:list-item>
          <text:p text:style-name="P36"><text:span text:style-name="T9">Assign the motion model.</text:span></text:p>
        </text:list-item>
        <text:list-item>
          <text:p text:style-name="P36"><text:span text:style-name="T9">Assign the hydrobody.</text:span></text:p>
        </text:list-item>
        <text:list-item>
          <text:p text:style-name="P36"><text:span text:style-name="T9">Assign the user active forces.</text:span></text:p>
        </text:list-item>
        <text:list-item>
          <text:p text:style-name="P36"><text:span text:style-name="T9">Assign the user reactive forces.</text:span></text:p>
        </text:list-item>
        <text:list-item>
          <text:p text:style-name="P36"><text:span text:style-name="T9">Assign the user crossbody forces.</text:span></text:p>
        </text:list-item>
      </text:list>
      <text:h text:style-name="P87" text:outline-level="3"><text:span text:style-name="T9">“name” Keyword </text:span></text:h>
      <text:p text:style-name="P35"><text:span text:style-name="T10">The name keyword identifies this specific </text:span><text:span text:style-name="T9">body object </text:span><text:span text:style-name="T10">that you defined. <text:s/></text:span><text:span text:style-name="T9">All outputs are organized by bodies, and the body name is used to identify each body in the output. <text:s/></text:span><text:span text:style-name="T10">The name can have spaces in it, but it must be enclosed in quotation marks. <text:s/></text:span><text:span text:style-name="T6"><text:sequence-ref text:reference-format="category-and-value" text:ref-name="refTable5">Table 4.1</text:sequence-ref></text:span><text:span text:style-name="T6"> lists the keyword details.</text:span></text:p>
      <text:p text:style-name="P103"><text:span text:style-name="T3">Table </text:span><text:sequence text:ref-name="refTable5" text:name="Table" text:formula="ooow:Table+1" style:num-format="1">4.1</text:sequence>: <text:s/>“<text:span text:style-name="T11">name</text:span><text:span text:style-name="T7">”</text:span><text:span text:style-name="T3"> Detail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6">Scope:</text:p>
          </table:table-cell>
          <table:table-cell table:style-name="Table6.B1" office:value-type="string">
            <text:p text:style-name="P152"><text:span text:style-name="T9">body</text:span>::name</text:p>
          </table:table-cell>
        </table:table-row>
        <table:table-row>
          <table:table-cell table:style-name="Table6.A2" office:value-type="string">
            <text:p text:style-name="P136">Format:</text:p>
          </table:table-cell>
          <table:table-cell table:style-name="Table6.B2" office:value-type="string">
            <text:p text:style-name="P162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6.A2" office:value-type="string">
            <text:p text:style-name="P136">Valid Range:</text:p>
          </table:table-cell>
          <table:table-cell table:style-name="Table6.B7" office:value-type="string">
            <text:p text:style-name="P178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6.A2" office:value-type="string">
            <text:p text:style-name="P195">Instances:</text:p>
          </table:table-cell>
          <table:table-cell table:style-name="Table6.B7" office:value-type="string">
            <text:p text:style-name="P120">1</text:p>
          </table:table-cell>
        </table:table-row>
        <table:table-row>
          <table:table-cell table:style-name="Table6.A2" office:value-type="string">
            <text:p text:style-name="P211">Required:</text:p>
          </table:table-cell>
          <table:table-cell table:style-name="Table6.B7" office:value-type="string">
            <text:p text:style-name="P227">Required</text:p>
          </table:table-cell>
        </table:table-row>
        <table:table-row>
          <table:table-cell table:style-name="Table6.A2" office:value-type="string">
            <text:p text:style-name="P211">Default Value:</text:p>
          </table:table-cell>
          <table:table-cell table:style-name="Table6.B7" office:value-type="string">
            <text:p text:style-name="P227">None</text:p>
          </table:table-cell>
        </table:table-row>
        <table:table-row>
          <table:table-cell table:style-name="Table6.A2" office:value-type="string">
            <text:p text:style-name="P253"><text:span text:style-name="T4">Dependents</text:span><text:span text:style-name="T3">:</text:span></text:p>
          </table:table-cell>
          <table:table-cell table:style-name="Table6.B7" office:value-type="string">
            <text:p text:style-name="P178">None</text:p>
          </table:table-cell>
        </table:table-row>
        <table:table-row>
          <table:table-cell table:style-name="Table6.A2" office:value-type="string">
            <text:p text:style-name="P136">Similar Keywords:</text:p>
          </table:table-cell>
          <table:table-cell table:style-name="Table6.B8" office:value-type="string">
            <text:p text:style-name="P243"><text:span text:style-name="T9">None</text:span></text:p>
          </table:table-cell>
        </table:table-row>
      </table:table>
      <text:p text:style-name="P37"/>
      <text:p text:style-name="P270">Example:</text:p>
      <text:p text:style-name="P286"><text:span text:style-name="T13">name “</text:span><text:span text:style-name="T9">My Body 1</text:span><text:span text:style-name="T13">”;</text:span></text:p>
      <text:p text:style-name="P282"><text:span text:style-name="T13"/></text:p>
      <text:h text:style-name="P87" text:outline-level="3"><text:soft-page-break/><text:span text:style-name="T9">Other Keywords</text:span></text:h>
      <text:p text:style-name="P35"><text:span text:style-name="T9">The following other keywords are also necessary for a body definition. <text:s/>But they are included under separate headings for better organization of the information and concepts.</text:span></text:p>
      <text:list xml:id="list1050824103" text:style-name="L3">
        <text:list-item>
          <text:p text:style-name="P53"><text:span text:style-name="T9">Body position and heading </text:span><text:span text:style-name="T14">(Section </text:span><text:span text:style-name="T14"><text:bookmark-ref text:reference-format="number-no-superior" text:ref-name="__RefHeading__3133_1716089979">5</text:bookmark-ref></text:span><text:span text:style-name="T14">)</text:span></text:p>
          <text:list>
            <text:list-item>
              <text:p text:style-name="P53"><text:span text:style-name="T9">“position” sub-object.</text:span></text:p>
            </text:list-item>
            <text:list-item>
              <text:p text:style-name="P53"><text:span text:style-name="T9">“heading” keyword.</text:span></text:p>
            </text:list-item>
          </text:list>
        </text:list-item>
        <text:list-item>
          <text:p text:style-name="P53"><text:span text:style-name="T9">Mass properties </text:span><text:span text:style-name="T14">(Section </text:span><text:span text:style-name="T14"><text:bookmark-ref text:reference-format="number-no-superior" text:ref-name="__RefHeading__3135_1716089979">6</text:bookmark-ref></text:span><text:span text:style-name="T14">)</text:span></text:p>
          <text:list>
            <text:list-item>
              <text:p text:style-name="P53"><text:span text:style-name="T9">“massprop” sub-object.</text:span></text:p>
            </text:list-item>
          </text:list>
        </text:list-item>
        <text:list-item>
          <text:p text:style-name="P53"><text:span text:style-name="T9">Body center of gravity </text:span><text:span text:style-name="T14">(Section </text:span><text:span text:style-name="T14"><text:bookmark-ref text:reference-format="number-no-superior" text:ref-name="__RefHeading__3137_1716089979">7</text:bookmark-ref></text:span><text:span text:style-name="T14">)</text:span></text:p>
          <text:list>
            <text:list-item>
              <text:p text:style-name="P53"><text:span text:style-name="T9">“centroid” sub-object.</text:span></text:p>
            </text:list-item>
          </text:list>
        </text:list-item>
        <text:list-item>
          <text:p text:style-name="P53"><text:span text:style-name="T9">Assigned items </text:span><text:span text:style-name="T14">(Section </text:span><text:span text:style-name="T14"><text:bookmark-ref text:reference-format="number-no-superior" text:ref-name="__RefHeading__3139_1716089979">8</text:bookmark-ref></text:span><text:span text:style-name="T14">)</text:span></text:p>
          <text:list>
            <text:list-item>
              <text:p text:style-name="P53"><text:span text:style-name="T9">“hydrobody” keyword.</text:span></text:p>
            </text:list-item>
            <text:list-item>
              <text:p text:style-name="P53"><text:span text:style-name="T9">“motion” keyword.</text:span></text:p>
            </text:list-item>
            <text:list-item>
              <text:p text:style-name="P53"><text:span text:style-name="T9">“force_active” sub-object.</text:span></text:p>
            </text:list-item>
            <text:list-item>
              <text:p text:style-name="P53"><text:span text:style-name="T9">“force_react” sub-object.</text:span></text:p>
            </text:list-item>
            <text:list-item>
              <text:p text:style-name="P53"><text:span text:style-name="T9">“force_cross” sub-object.</text:span></text:p>
            </text:list-item>
          </text:list>
        </text:list-item>
      </text:list>
      <text:h text:style-name="P83" text:outline-level="1"><text:bookmark-start text:name="__RefHeading__3133_1716089979"/><text:span text:style-name="T14">Body Position and Heading</text:span><text:bookmark-end text:name="__RefHeading__3133_1716089979"/></text:h>
      <text:p text:style-name="P54"><text:span text:style-name="T15">The body position and heading are defined relative to the global coordinate system. <text:s/>For a single body, the position and heading are not terribly consequential. <text:s/>But when you have multiple bodies, the position describes the relative placement of all the bodies. <text:s/>This can be very important for interaction of crossbody forces.</text:span></text:p>
      <text:p text:style-name="DocWarning"><text:span text:style-name="T15">The crossbody forces do not adjust for body position or heading. <text:s/>The coefficients are taken directly from their source data files and the user definition files. <text:s/>The user must ensure that these forces are properly defined for the situation modeled.</text:span></text:p>
      <text:h text:style-name="P101" text:outline-level="2"><text:span text:style-name="T16">“body” object</text:span></text:h>
      <text:p text:style-name="P55"><text:span text:style-name="T16">The following keyword is used directly under the body object.</text:span></text:p>
      <text:h text:style-name="P88" text:outline-level="3"><text:span text:style-name="T16">“heading” Keyword</text:span></text:h>
      <text:p text:style-name="P56"><text:span text:style-name="T17">The heading keyword specifies the body orientation, relative to the global coordinate system. <text:s/>The heading is specified in radians. <text:s/>An angle of zero radians corresponds to True North. <text:s/>This is also considered the </text:span><text:soft-page-break/><text:span text:style-name="T17">direction of the X-axis in the global coordinate system.</text:span></text:p>
      <text:p text:style-name="P56"><text:span text:style-name="T17">Rotating the body heading also rotates the body coordinate system. <text:s/>Almost all inputs within the body object are defined within the body coordinate system. <text:s/>oFreq automatically converts from body to global coordinate system for all calculations and then back again to present the results. <text:s/>See the section on coordinate systems for more information.</text:span><text:span text:style-name="T10"> <text:s/></text:span><text:span text:style-name="T6"><text:sequence-ref text:reference-format="category-and-value" text:ref-name="refTable6">Table 5.1</text:sequence-ref></text:span><text:span text:style-name="T6"> lists the keyword details.</text:span></text:p>
      <text:p text:style-name="P104"><text:span text:style-name="T3">Table </text:span><text:sequence text:ref-name="refTable6" text:name="Table" text:formula="ooow:Table+1" style:num-format="1">5.1</text:sequence>: <text:s/>“<text:span text:style-name="T17">heading</text:span><text:span text:style-name="T7">”</text:span><text:span text:style-name="T3"> Detail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7">Scope:</text:p>
          </table:table-cell>
          <table:table-cell table:style-name="Table7.B1" office:value-type="string">
            <text:p text:style-name="P153"><text:span text:style-name="T9">body</text:span>::<text:span text:style-name="T17">heading</text:span></text:p>
          </table:table-cell>
        </table:table-row>
        <table:table-row>
          <table:table-cell table:style-name="Table7.A2" office:value-type="string">
            <text:p text:style-name="P137">Format:</text:p>
          </table:table-cell>
          <table:table-cell table:style-name="Table7.B2" office:value-type="string">
            <text:p text:style-name="P163"><text:span text:style-name="T17">Decimal input. <text:s/>Can also be specified in scientific notation.</text:span></text:p>
          </table:table-cell>
        </table:table-row>
        <table:table-row>
          <table:table-cell table:style-name="Table7.A2" office:value-type="string">
            <text:p text:style-name="P137">Valid Range:</text:p>
          </table:table-cell>
          <table:table-cell table:style-name="Table7.B7" office:value-type="string">
            <text:p text:style-name="P179"><text:span text:style-name="T17">0 rad to 6.28 rad (0 to 2</text:span><text:span text:style-name="T18">π</text:span><text:span text:style-name="T19">)</text:span></text:p>
          </table:table-cell>
        </table:table-row>
        <table:table-row>
          <table:table-cell table:style-name="Table7.A2" office:value-type="string">
            <text:p text:style-name="P196">Instances:</text:p>
          </table:table-cell>
          <table:table-cell table:style-name="Table7.B7" office:value-type="string">
            <text:p text:style-name="P121">1 <text:span text:style-name="T17">per body object.</text:span></text:p>
          </table:table-cell>
        </table:table-row>
        <table:table-row>
          <table:table-cell table:style-name="Table7.A2" office:value-type="string">
            <text:p text:style-name="P212">Required:</text:p>
          </table:table-cell>
          <table:table-cell table:style-name="Table7.B7" office:value-type="string">
            <text:p text:style-name="P228"><text:span text:style-name="T17">Optional. <text:s/></text:span></text:p>
          </table:table-cell>
        </table:table-row>
        <table:table-row>
          <table:table-cell table:style-name="Table7.A2" office:value-type="string">
            <text:p text:style-name="P212">Default Value:</text:p>
          </table:table-cell>
          <table:table-cell table:style-name="Table7.B7" office:value-type="string">
            <text:p text:style-name="P228"><text:span text:style-name="T17">0 rad, if no value specified.</text:span></text:p>
          </table:table-cell>
        </table:table-row>
        <table:table-row>
          <table:table-cell table:style-name="Table7.A2" office:value-type="string">
            <text:p text:style-name="P254"><text:span text:style-name="T4">Dependents</text:span><text:span text:style-name="T3">:</text:span></text:p>
          </table:table-cell>
          <table:table-cell table:style-name="Table7.B7" office:value-type="string">
            <text:p text:style-name="P179"><text:span text:style-name="T17">body</text:span></text:p>
          </table:table-cell>
        </table:table-row>
        <table:table-row>
          <table:table-cell table:style-name="Table7.A2" office:value-type="string">
            <text:p text:style-name="P137">Similar Keywords:</text:p>
          </table:table-cell>
          <table:table-cell table:style-name="Table7.B8" office:value-type="string">
            <text:p text:style-name="P244"><text:span text:style-name="T9">None</text:span></text:p>
          </table:table-cell>
        </table:table-row>
      </table:table>
      <text:p text:style-name="P38"/>
      <text:p text:style-name="P271">Example:</text:p>
      <text:p text:style-name="P287"><text:span text:style-name="T17">heading 0.758398;</text:span></text:p>
      <text:p text:style-name="P56"><text:span text:style-name="T17"/></text:p>
      <text:h text:style-name="DocHeading2" text:outline-level="2"><text:span text:style-name="T17">“</text:span><text:span text:style-name="T21">position” Object</text:span></text:h>
      <text:p text:style-name="P57"><text:span text:style-name="T21">The position object is a sub-object of the body object. <text:s/>It defines the body position relative to the global coordinate system. <text:s/>This is a vector from the origin of the global coordinate system to the reference point on the body. <text:s/>(The reference point does not necessarily need to be the body center of gravity.) <text:s/>See the section on coordinate systems for more information. <text:s/>The position object has three keywords, which specify the body position in the X-, Y-, and Z- axes.</text:span></text:p>
      <text:h text:style-name="DocHeading3" text:outline-level="3"><text:span text:style-name="T21">“posx” Keyword </text:span></text:h>
      <text:p text:style-name="P57"><text:span text:style-name="T21">The posx keyword specifies the body position, in the X-axis of the global coordinate system. <text:s/>The body position is the only item in the body object that does </text:span><text:span text:style-name="T22">not</text:span><text:span text:style-name="T23"> use the body coordinate system. <text:s/></text:span><text:span text:style-name="T24"><text:sequence-ref text:reference-format="category-and-value" text:ref-name="refTable7">Table 5.2</text:sequence-ref></text:span><text:span text:style-name="T24"> lists the keyword details.</text:span></text:p>
      <text:p text:style-name="P105"><text:soft-page-break/><text:span text:style-name="T3">Table </text:span><text:sequence text:ref-name="refTable7" text:name="Table" text:formula="ooow:Table+1" style:num-format="1">5.2</text:sequence>: <text:s/>“<text:span text:style-name="T21">posx</text:span><text:span text:style-name="T7">”</text:span><text:span text:style-name="T3"> Details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8">Scope:</text:p>
          </table:table-cell>
          <table:table-cell table:style-name="Table8.B1" office:value-type="string">
            <text:p text:style-name="P154"><text:span text:style-name="T9">body</text:span>::<text:span text:style-name="T21">position::posx</text:span></text:p>
          </table:table-cell>
        </table:table-row>
        <table:table-row>
          <table:table-cell table:style-name="Table8.A2" office:value-type="string">
            <text:p text:style-name="P138">Format:</text:p>
          </table:table-cell>
          <table:table-cell table:style-name="Table8.B2" office:value-type="string">
            <text:p text:style-name="P164"><text:span text:style-name="T17">Decimal input. <text:s/>Can also be specified in scientific notation.</text:span></text:p>
          </table:table-cell>
        </table:table-row>
        <table:table-row>
          <table:table-cell table:style-name="Table8.A2" office:value-type="string">
            <text:p text:style-name="P138">Valid Range:</text:p>
          </table:table-cell>
          <table:table-cell table:style-name="Table8.B7" office:value-type="string">
            <text:p text:style-name="P180"><text:span text:style-name="T20">Any valid decimal number.</text:span></text:p>
          </table:table-cell>
        </table:table-row>
        <table:table-row>
          <table:table-cell table:style-name="Table8.A2" office:value-type="string">
            <text:p text:style-name="P197">Instances:</text:p>
          </table:table-cell>
          <table:table-cell table:style-name="Table8.B7" office:value-type="string">
            <text:p text:style-name="P122"><text:span text:style-name="T21">1 per position object.</text:span></text:p>
          </table:table-cell>
        </table:table-row>
        <table:table-row>
          <table:table-cell table:style-name="Table8.A2" office:value-type="string">
            <text:p text:style-name="P213">Required:</text:p>
          </table:table-cell>
          <table:table-cell table:style-name="Table8.B7" office:value-type="string">
            <text:p text:style-name="P229"><text:span text:style-name="T17">Optional. <text:s/></text:span></text:p>
          </table:table-cell>
        </table:table-row>
        <table:table-row>
          <table:table-cell table:style-name="Table8.A2" office:value-type="string">
            <text:p text:style-name="P213">Default Value:</text:p>
          </table:table-cell>
          <table:table-cell table:style-name="Table8.B7" office:value-type="string">
            <text:p text:style-name="P231"><text:span text:style-name="T27">0.0, if no value specified.</text:span></text:p>
          </table:table-cell>
        </table:table-row>
        <table:table-row>
          <table:table-cell table:style-name="Table8.A2" office:value-type="string">
            <text:p text:style-name="P255"><text:span text:style-name="T4">Dependents</text:span><text:span text:style-name="T3">:</text:span></text:p>
          </table:table-cell>
          <table:table-cell table:style-name="Table8.B7" office:value-type="string">
            <text:p text:style-name="P180"><text:span text:style-name="T17">body::</text:span><text:span text:style-name="T21">position</text:span></text:p>
          </table:table-cell>
        </table:table-row>
        <table:table-row>
          <table:table-cell table:style-name="Table8.A2" office:value-type="string">
            <text:p text:style-name="P138">Similar Keywords:</text:p>
          </table:table-cell>
          <table:table-cell table:style-name="Table8.B8" office:value-type="string">
            <text:p text:style-name="P245"><text:span text:style-name="T21">body::centroid::cogx</text:span></text:p>
          </table:table-cell>
        </table:table-row>
      </table:table>
      <text:p text:style-name="P39"/>
      <text:p text:style-name="P272">Example:</text:p>
      <text:p text:style-name="DocCode"><text:span text:style-name="T21">position {</text:span></text:p>
      <text:p text:style-name="DocCode"><text:span text:style-name="T21"><text:s text:c="4"/>//Position X [m]</text:span></text:p>
      <text:p text:style-name="P288"><text:span text:style-name="T21"><text:s text:c="4"/>posx 1.00;</text:span></text:p>
      <text:p text:style-name="DocCode"><text:span text:style-name="T21"><text:s text:c="4"/>//Position Y [m]</text:span></text:p>
      <text:p text:style-name="DocCode"><text:span text:style-name="T21"><text:s text:c="4"/>posy -3.24;</text:span></text:p>
      <text:p text:style-name="DocCode"><text:span text:style-name="T21"><text:s text:c="4"/>//Position Z [m]</text:span></text:p>
      <text:p text:style-name="DocCode"><text:span text:style-name="T21"><text:s text:c="4"/>posz 0.00;</text:span></text:p>
      <text:p text:style-name="DocCode"><text:span text:style-name="T21"><text:s text:c="2"/>}</text:span></text:p>
      <text:p text:style-name="P57"><text:span text:style-name="T25"/></text:p>
      <text:h text:style-name="P89" text:outline-level="3"><text:span text:style-name="T21">“posy” Keyword </text:span></text:h>
      <text:p text:style-name="P58"><text:span text:style-name="T21">The posy keyword specifies the body position, in the </text:span><text:span text:style-name="T26">Y</text:span><text:span text:style-name="T21">-axis of the global coordinate system. <text:s/>The body position is the only item in the body object that does </text:span><text:span text:style-name="T22">not</text:span><text:span text:style-name="T23"> use the body coordinate system. <text:s/></text:span><text:span text:style-name="T24"><text:sequence-ref text:reference-format="category-and-value" text:ref-name="refTable8">Table 5.3</text:sequence-ref></text:span><text:span text:style-name="T24"> lists the keyword details.</text:span></text:p>
      <text:p text:style-name="P106"><text:span text:style-name="T3">Table </text:span><text:sequence text:ref-name="refTable8" text:name="Table" text:formula="ooow:Table+1" style:num-format="1">5.3</text:sequence>: <text:s/>“<text:span text:style-name="T21">posy</text:span><text:span text:style-name="T7">”</text:span><text:span text:style-name="T3"> Detail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9">Scope:</text:p>
          </table:table-cell>
          <table:table-cell table:style-name="Table9.B1" office:value-type="string">
            <text:p text:style-name="P155"><text:span text:style-name="T9">body</text:span>::<text:span text:style-name="T21">position::posy</text:span></text:p>
          </table:table-cell>
        </table:table-row>
        <table:table-row>
          <table:table-cell table:style-name="Table9.A2" office:value-type="string">
            <text:p text:style-name="P139">Format:</text:p>
          </table:table-cell>
          <table:table-cell table:style-name="Table9.B2" office:value-type="string">
            <text:p text:style-name="P165"><text:span text:style-name="T17">Decimal input. <text:s/>Can also be specified in scientific notation.</text:span></text:p>
          </table:table-cell>
        </table:table-row>
        <table:table-row>
          <table:table-cell table:style-name="Table9.A2" office:value-type="string">
            <text:p text:style-name="P139">Valid Range:</text:p>
          </table:table-cell>
          <table:table-cell table:style-name="Table9.B7" office:value-type="string">
            <text:p text:style-name="P181"><text:span text:style-name="T20">Any valid decimal number.</text:span></text:p>
          </table:table-cell>
        </table:table-row>
        <table:table-row>
          <table:table-cell table:style-name="Table9.A2" office:value-type="string">
            <text:p text:style-name="P198">Instances:</text:p>
          </table:table-cell>
          <table:table-cell table:style-name="Table9.B7" office:value-type="string">
            <text:p text:style-name="P123"><text:span text:style-name="T21">1 per position object.</text:span></text:p>
          </table:table-cell>
        </table:table-row>
        <table:table-row>
          <table:table-cell table:style-name="Table9.A2" office:value-type="string">
            <text:p text:style-name="P214">Required:</text:p>
          </table:table-cell>
          <table:table-cell table:style-name="Table9.B7" office:value-type="string">
            <text:p text:style-name="P230"><text:span text:style-name="T17">Optional. <text:s/></text:span></text:p>
          </table:table-cell>
        </table:table-row>
        <table:table-row>
          <table:table-cell table:style-name="Table9.A2" office:value-type="string">
            <text:p text:style-name="P214">Default Value:</text:p>
          </table:table-cell>
          <table:table-cell table:style-name="Table9.B7" office:value-type="string">
            <text:p text:style-name="P231"><text:span text:style-name="T27">0.0, if no value specified.</text:span></text:p>
          </table:table-cell>
        </table:table-row>
        <table:table-row>
          <table:table-cell table:style-name="Table9.A2" office:value-type="string">
            <text:p text:style-name="P256"><text:span text:style-name="T4">Dependents</text:span><text:span text:style-name="T3">:</text:span></text:p>
          </table:table-cell>
          <table:table-cell table:style-name="Table9.B7" office:value-type="string">
            <text:p text:style-name="P181"><text:span text:style-name="T17">body::</text:span><text:span text:style-name="T21">position</text:span></text:p>
          </table:table-cell>
        </table:table-row>
        <table:table-row>
          <table:table-cell table:style-name="Table9.A2" office:value-type="string">
            <text:p text:style-name="P139">Similar Keywords:</text:p>
          </table:table-cell>
          <table:table-cell table:style-name="Table9.B8" office:value-type="string">
            <text:p text:style-name="P246"><text:span text:style-name="T21">body::centroid::cog</text:span><text:span text:style-name="T26">y</text:span></text:p>
          </table:table-cell>
        </table:table-row>
      </table:table>
      <text:p text:style-name="P40"/>
      <text:p text:style-name="P273">Example:</text:p>
      <text:p text:style-name="P295"><text:span text:style-name="T21">position {</text:span></text:p>
      <text:p text:style-name="P295"><text:span text:style-name="T21"><text:s text:c="4"/>//Position X [m]</text:span></text:p>
      <text:p text:style-name="P296"><text:span text:style-name="T21"><text:s text:c="4"/>posx 1.00;</text:span></text:p>
      <text:p text:style-name="P295"><text:span text:style-name="T21"><text:s text:c="4"/>//Position Y [m]</text:span></text:p>
      <text:p text:style-name="P289"><text:span text:style-name="T21"><text:s text:c="4"/>posy -3.24;</text:span></text:p>
      <text:p text:style-name="P295"><text:soft-page-break/><text:span text:style-name="T21"><text:s text:c="4"/>//Position Z [m]</text:span></text:p>
      <text:p text:style-name="P295"><text:span text:style-name="T21"><text:s text:c="4"/>posz 0.00;</text:span></text:p>
      <text:p text:style-name="P295"><text:span text:style-name="T21"><text:s text:c="2"/>}</text:span></text:p>
      <text:p text:style-name="P58"><text:span text:style-name="T25"/></text:p>
      <text:h text:style-name="P89" text:outline-level="3"><text:span text:style-name="T21">“posz” Keyword </text:span></text:h>
      <text:p text:style-name="P58"><text:span text:style-name="T21">The posz keyword specifies the body position, in the </text:span><text:span text:style-name="T27">Z</text:span><text:span text:style-name="T21">-axis of the global coordinate system. <text:s/>The body position is the only item in the body object that does </text:span><text:span text:style-name="T22">not</text:span><text:span text:style-name="T23"> use the body coordinate system. <text:s/></text:span><text:span text:style-name="T24"><text:sequence-ref text:reference-format="category-and-value" text:ref-name="refTable9">Table 5.4</text:sequence-ref></text:span><text:span text:style-name="T24"> lists the keyword details.</text:span></text:p>
      <text:p text:style-name="P106"><text:span text:style-name="T3">Table </text:span><text:sequence text:ref-name="refTable9" text:name="Table" text:formula="ooow:Table+1" style:num-format="1">5.4</text:sequence>: <text:s/>“<text:span text:style-name="T21">posz</text:span><text:span text:style-name="T7">”</text:span><text:span text:style-name="T3"> Details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9">Scope:</text:p>
          </table:table-cell>
          <table:table-cell table:style-name="Table10.B1" office:value-type="string">
            <text:p text:style-name="P155"><text:span text:style-name="T9">body</text:span>::<text:span text:style-name="T21">position::posz</text:span></text:p>
          </table:table-cell>
        </table:table-row>
        <table:table-row>
          <table:table-cell table:style-name="Table10.A2" office:value-type="string">
            <text:p text:style-name="P139">Format:</text:p>
          </table:table-cell>
          <table:table-cell table:style-name="Table10.B2" office:value-type="string">
            <text:p text:style-name="P165"><text:span text:style-name="T17">Decimal input. <text:s/>Can also be specified in scientific notation.</text:span></text:p>
          </table:table-cell>
        </table:table-row>
        <table:table-row>
          <table:table-cell table:style-name="Table10.A2" office:value-type="string">
            <text:p text:style-name="P139">Valid Range:</text:p>
          </table:table-cell>
          <table:table-cell table:style-name="Table10.B7" office:value-type="string">
            <text:p text:style-name="P181"><text:span text:style-name="T20">Any valid decimal number.</text:span></text:p>
          </table:table-cell>
        </table:table-row>
        <table:table-row>
          <table:table-cell table:style-name="Table10.A2" office:value-type="string">
            <text:p text:style-name="P198">Instances:</text:p>
          </table:table-cell>
          <table:table-cell table:style-name="Table10.B7" office:value-type="string">
            <text:p text:style-name="P123"><text:span text:style-name="T21">1 per position object.</text:span></text:p>
          </table:table-cell>
        </table:table-row>
        <table:table-row>
          <table:table-cell table:style-name="Table10.A2" office:value-type="string">
            <text:p text:style-name="P214">Required:</text:p>
          </table:table-cell>
          <table:table-cell table:style-name="Table10.B7" office:value-type="string">
            <text:p text:style-name="P230"><text:span text:style-name="T17">Optional. <text:s/></text:span></text:p>
          </table:table-cell>
        </table:table-row>
        <table:table-row>
          <table:table-cell table:style-name="Table10.A2" office:value-type="string">
            <text:p text:style-name="P214">Default Value:</text:p>
          </table:table-cell>
          <table:table-cell table:style-name="Table10.B7" office:value-type="string">
            <text:p text:style-name="P231"><text:span text:style-name="T27">0.0, if no value specified.</text:span></text:p>
          </table:table-cell>
        </table:table-row>
        <table:table-row>
          <table:table-cell table:style-name="Table10.A2" office:value-type="string">
            <text:p text:style-name="P256"><text:span text:style-name="T4">Dependents</text:span><text:span text:style-name="T3">:</text:span></text:p>
          </table:table-cell>
          <table:table-cell table:style-name="Table10.B7" office:value-type="string">
            <text:p text:style-name="P181"><text:span text:style-name="T17">body::</text:span><text:span text:style-name="T21">position</text:span></text:p>
          </table:table-cell>
        </table:table-row>
        <table:table-row>
          <table:table-cell table:style-name="Table10.A2" office:value-type="string">
            <text:p text:style-name="P139">Similar Keywords:</text:p>
          </table:table-cell>
          <table:table-cell table:style-name="Table10.B8" office:value-type="string">
            <text:p text:style-name="P246"><text:span text:style-name="T21">body::centroid::cog</text:span><text:span text:style-name="T27">z</text:span></text:p>
          </table:table-cell>
        </table:table-row>
      </table:table>
      <text:p text:style-name="P40"/>
      <text:p text:style-name="P273">Example:</text:p>
      <text:p text:style-name="P295"><text:span text:style-name="T21">position {</text:span></text:p>
      <text:p text:style-name="P295"><text:span text:style-name="T21"><text:s text:c="4"/>//Position X [m]</text:span></text:p>
      <text:p text:style-name="P296"><text:span text:style-name="T21"><text:s text:c="4"/>posx 1.00;</text:span></text:p>
      <text:p text:style-name="P295"><text:span text:style-name="T21"><text:s text:c="4"/>//Position Y [m]</text:span></text:p>
      <text:p text:style-name="P295"><text:span text:style-name="T21"><text:s text:c="4"/>posy -3.24;</text:span></text:p>
      <text:p text:style-name="P295"><text:span text:style-name="T21"><text:s text:c="4"/>//Position Z [m]</text:span></text:p>
      <text:p text:style-name="P289"><text:span text:style-name="T21"><text:s text:c="4"/>posz 0.00;</text:span></text:p>
      <text:p text:style-name="P295"><text:span text:style-name="T21"><text:s text:c="2"/>}</text:span></text:p>
      <text:p text:style-name="P58"><text:span text:style-name="T25"/></text:p>
      <text:h text:style-name="P83" text:outline-level="1"><text:bookmark-start text:name="__RefHeading__3135_1716089979"/><text:span text:style-name="T14">Body Mass Properties</text:span><text:bookmark-end text:name="__RefHeading__3135_1716089979"/></text:h>
      <text:p text:style-name="P59"><text:span text:style-name="T27">All body mass properties are contained under the “massprop” object. <text:s/>This is used as a sub-object of the body object.</text:span></text:p>
      <text:h text:style-name="DocHeading2" text:outline-level="2"><text:span text:style-name="T27">“massprop” Object</text:span></text:h>
      <text:p text:style-name="P59"><text:span text:style-name="T27">The massprop object defines all the body mass properties. <text:s/>The mass properties assume a rigid body with a six degree of freedom (6DOF) motion model. <text:s/>However, the mass properties do not restrict you to this model. <text:s/>The motion model will only use the mass properties that it needs. <text:s/>The rest can remain undefined. </text:span></text:p>
      <text:p text:style-name="P59"><text:span text:style-name="T27">The mass properties assume rotation about the origin of the body coordinate system. <text:s/>If the center of gravity is not at the body coordinate system, oFreq automatically accounts for the off-axis terms. <text:s/>You can find more information in the theory manual.</text:span></text:p>
      <text:p text:style-name="DocNote"><text:soft-page-break/><text:span text:style-name="T27">There can only be one massprop object defined for each body object. <text:s/>oFreq gets confused if you try to have two or more. <text:s/>It does not know how to add them.</text:span></text:p>
      <text:h text:style-name="DocHeading3" text:outline-level="3"><text:span text:style-name="T27">“mass” Keyword </text:span></text:h>
      <text:p text:style-name="P59"><text:span text:style-name="T27">The mass keyword specifies the total mass of the body.</text:span><text:span text:style-name="T23"> <text:s/></text:span><text:span text:style-name="T24"><text:sequence-ref text:reference-format="category-and-value" text:ref-name="refTable10">Table 6.1</text:sequence-ref></text:span><text:span text:style-name="T24"> lists the keyword details.</text:span></text:p>
      <text:p text:style-name="P107"><text:span text:style-name="T3">Table </text:span><text:sequence text:ref-name="refTable10" text:name="Table" text:formula="ooow:Table+1" style:num-format="1">6.1</text:sequence>: <text:s/>“<text:span text:style-name="T27">mass</text:span><text:span text:style-name="T7">”</text:span><text:span text:style-name="T3"> Details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0">Scope:</text:p>
          </table:table-cell>
          <table:table-cell table:style-name="Table11.B1" office:value-type="string">
            <text:p text:style-name="P156"><text:span text:style-name="T9">body</text:span>::<text:span text:style-name="T27">massprop::mass</text:span></text:p>
          </table:table-cell>
        </table:table-row>
        <table:table-row>
          <table:table-cell table:style-name="Table11.A2" office:value-type="string">
            <text:p text:style-name="P140">Format:</text:p>
          </table:table-cell>
          <table:table-cell table:style-name="Table11.B2" office:value-type="string">
            <text:p text:style-name="P166"><text:span text:style-name="T17">Decimal input. <text:s/>Can also be specified in scientific notation.</text:span></text:p>
          </table:table-cell>
        </table:table-row>
        <table:table-row>
          <table:table-cell table:style-name="Table11.A2" office:value-type="string">
            <text:p text:style-name="P140">Valid Range:</text:p>
          </table:table-cell>
          <table:table-cell table:style-name="Table11.B7" office:value-type="string">
            <text:p text:style-name="P182"><text:span text:style-name="T20">Any valid decimal number.</text:span></text:p>
          </table:table-cell>
        </table:table-row>
        <table:table-row>
          <table:table-cell table:style-name="Table11.A2" office:value-type="string">
            <text:p text:style-name="P199">Instances:</text:p>
          </table:table-cell>
          <table:table-cell table:style-name="Table11.B7" office:value-type="string">
            <text:p text:style-name="P124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1.A2" office:value-type="string">
            <text:p text:style-name="P215">Required:</text:p>
          </table:table-cell>
          <table:table-cell table:style-name="Table11.B7" office:value-type="string">
            <text:p text:style-name="P231"><text:span text:style-name="T17">Optional. <text:s/></text:span></text:p>
          </table:table-cell>
        </table:table-row>
        <table:table-row>
          <table:table-cell table:style-name="Table11.A2" office:value-type="string">
            <text:p text:style-name="P215">Default Value:</text:p>
          </table:table-cell>
          <table:table-cell table:style-name="Table11.B7" office:value-type="string">
            <text:p text:style-name="P231"><text:span text:style-name="T27">0.0, if no value specified.</text:span></text:p>
          </table:table-cell>
        </table:table-row>
        <table:table-row>
          <table:table-cell table:style-name="Table11.A2" office:value-type="string">
            <text:p text:style-name="P257"><text:span text:style-name="T4">Dependents</text:span><text:span text:style-name="T3">:</text:span></text:p>
          </table:table-cell>
          <table:table-cell table:style-name="Table11.B7" office:value-type="string">
            <text:p text:style-name="P182"><text:span text:style-name="T17">body::</text:span><text:span text:style-name="T27">massprop</text:span></text:p>
          </table:table-cell>
        </table:table-row>
        <table:table-row>
          <table:table-cell table:style-name="Table11.A2" office:value-type="string">
            <text:p text:style-name="P140">Similar Keywords:</text:p>
          </table:table-cell>
          <table:table-cell table:style-name="Table11.B8" office:value-type="string">
            <text:p text:style-name="P247"><text:span text:style-name="T27">None</text:span></text:p>
          </table:table-cell>
        </table:table-row>
      </table:table>
      <text:p text:style-name="P41"><text:span text:style-name="T27"/></text:p>
      <text:p text:style-name="P274"><text:span text:style-name="T27">Example:</text:span></text:p>
      <text:p text:style-name="DocCode"><text:span text:style-name="T27"><text:s text:c="2"/>//Mass definition for the body. <text:s/>Includes all the mass properties.</text:span></text:p>
      <text:p text:style-name="DocCode"><text:span text:style-name="T27"><text:s text:c="2"/>//If a property is not defined, it is assumed to be zero.</text:span></text:p>
      <text:p text:style-name="DocCode"><text:span text:style-name="T27"><text:s text:c="2"/>massprop {</text:span></text:p>
      <text:p text:style-name="DocCode"><text:span text:style-name="T27"><text:s text:c="4"/>//Mass [kg]</text:span></text:p>
      <text:p text:style-name="P288"><text:span text:style-name="T27"><text:s text:c="4"/>mass 563823;</text:span></text:p>
      <text:p text:style-name="DocCode"><text:span text:style-name="T27"><text:s text:c="4"/>//Moment of inertia XX (Ixx) [kg-m^2]</text:span></text:p>
      <text:p text:style-name="DocCode"><text:span text:style-name="T27"><text:s text:c="4"/>ixx 2.32E8;</text:span></text:p>
      <text:p text:style-name="DocCode"><text:span text:style-name="T27"><text:s text:c="4"/>//Moment of inertia YY (Iyy) [kg-m^2]</text:span></text:p>
      <text:p text:style-name="DocCode"><text:span text:style-name="T27"><text:s text:c="4"/>iyy 2.543E11;</text:span></text:p>
      <text:p text:style-name="DocCode"><text:span text:style-name="T27"><text:s text:c="4"/>//Moment of inertia ZZ (Izz) [kg-m^2]</text:span></text:p>
      <text:p text:style-name="DocCode"><text:span text:style-name="T27"><text:s text:c="4"/>izz 2.543E11;</text:span></text:p>
      <text:p text:style-name="DocCode"><text:span text:style-name="T27"><text:s text:c="4"/>//Product of inertia XY (Ixy) [kg-m^2]</text:span></text:p>
      <text:p text:style-name="DocCode"><text:span text:style-name="T27"><text:s text:c="4"/>ixy 65.2E8;</text:span></text:p>
      <text:p text:style-name="DocCode"><text:span text:style-name="T27"><text:s text:c="4"/>//Product of inertia XZ (Ixz) [kg-m^2]</text:span></text:p>
      <text:p text:style-name="DocCode"><text:span text:style-name="T27"><text:s text:c="4"/>ixy -35.1E8;</text:span></text:p>
      <text:p text:style-name="DocCode"><text:span text:style-name="T27"><text:s text:c="4"/>//Product of inertia YZ (Iyz) [kg-m^2]</text:span></text:p>
      <text:p text:style-name="DocCode"><text:span text:style-name="T27"><text:s text:c="4"/>iyz -65.21E8;</text:span></text:p>
      <text:p text:style-name="DocCode"><text:span text:style-name="T27"><text:s text:c="2"/>}</text:span></text:p>
      <text:p text:style-name="P59"><text:span text:style-name="T14"/></text:p>
      <text:h text:style-name="P90" text:outline-level="3"><text:span text:style-name="T27">“</text:span><text:span text:style-name="T28">ixx</text:span><text:span text:style-name="T27">” Keyword </text:span></text:h>
      <text:p text:style-name="P64"><text:span text:style-name="T28">The ixx keyword specifies the body mass moment of inertia for rotation about the body X-axis</text:span><text:span text:style-name="T27">.</text:span><text:span text:style-name="T23"> <text:s/></text:span><text:span text:style-name="T24"><text:sequence-ref text:reference-format="category-and-value" text:ref-name="refTable11">Table 6.2</text:sequence-ref></text:span><text:span text:style-name="T24"> lists the keyword details.</text:span></text:p>
      <text:p text:style-name="P108"><text:soft-page-break/><text:span text:style-name="T3">Table </text:span><text:sequence text:ref-name="refTable11" text:name="Table" text:formula="ooow:Table+1" style:num-format="1">6.2</text:sequence>: <text:s/>“<text:span text:style-name="T28">ixx</text:span><text:span text:style-name="T7">”</text:span><text:span text:style-name="T3"> Details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1">Scope:</text:p>
          </table:table-cell>
          <table:table-cell table:style-name="Table12.B1" office:value-type="string">
            <text:p text:style-name="P157"><text:span text:style-name="T9">body</text:span>::<text:span text:style-name="T27">massprop::</text:span><text:span text:style-name="T28">ixx</text:span></text:p>
          </table:table-cell>
        </table:table-row>
        <table:table-row>
          <table:table-cell table:style-name="Table12.A2" office:value-type="string">
            <text:p text:style-name="P141">Format:</text:p>
          </table:table-cell>
          <table:table-cell table:style-name="Table12.B2" office:value-type="string">
            <text:p text:style-name="P167"><text:span text:style-name="T17">Decimal input. <text:s/>Can also be specified in scientific notation.</text:span></text:p>
          </table:table-cell>
        </table:table-row>
        <table:table-row>
          <table:table-cell table:style-name="Table12.A2" office:value-type="string">
            <text:p text:style-name="P141">Valid Range:</text:p>
          </table:table-cell>
          <table:table-cell table:style-name="Table12.B7" office:value-type="string">
            <text:p text:style-name="P183"><text:span text:style-name="T20">Any valid decimal number.</text:span></text:p>
          </table:table-cell>
        </table:table-row>
        <table:table-row>
          <table:table-cell table:style-name="Table12.A2" office:value-type="string">
            <text:p text:style-name="P200">Instances:</text:p>
          </table:table-cell>
          <table:table-cell table:style-name="Table12.B7" office:value-type="string">
            <text:p text:style-name="P125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2.A2" office:value-type="string">
            <text:p text:style-name="P216">Required:</text:p>
          </table:table-cell>
          <table:table-cell table:style-name="Table12.B7" office:value-type="string">
            <text:p text:style-name="P232"><text:span text:style-name="T17">Optional. <text:s/></text:span></text:p>
          </table:table-cell>
        </table:table-row>
        <table:table-row>
          <table:table-cell table:style-name="Table12.A2" office:value-type="string">
            <text:p text:style-name="P216">Default Value:</text:p>
          </table:table-cell>
          <table:table-cell table:style-name="Table12.B7" office:value-type="string">
            <text:p text:style-name="P232"><text:span text:style-name="T27">0.0, if no value specified.</text:span></text:p>
          </table:table-cell>
        </table:table-row>
        <table:table-row>
          <table:table-cell table:style-name="Table12.A2" office:value-type="string">
            <text:p text:style-name="P258"><text:span text:style-name="T4">Dependents</text:span><text:span text:style-name="T3">:</text:span></text:p>
          </table:table-cell>
          <table:table-cell table:style-name="Table12.B7" office:value-type="string">
            <text:p text:style-name="P183"><text:span text:style-name="T17">body::</text:span><text:span text:style-name="T27">massprop</text:span></text:p>
          </table:table-cell>
        </table:table-row>
        <table:table-row>
          <table:table-cell table:style-name="Table12.A2" office:value-type="string">
            <text:p text:style-name="P141">Similar Keywords:</text:p>
          </table:table-cell>
          <table:table-cell table:style-name="Table12.B8" office:value-type="string">
            <text:p text:style-name="P248"><text:span text:style-name="T28">body::massprop::iyy</text:span></text:p>
            <text:p text:style-name="P248"><text:span text:style-name="T28">body::massprop::izz</text:span></text:p>
          </table:table-cell>
        </table:table-row>
      </table:table>
      <text:p text:style-name="P42"><text:span text:style-name="T27"/></text:p>
      <text:p text:style-name="P275"><text:span text:style-name="T27">Example:</text:span></text:p>
      <text:p text:style-name="P302"><text:span text:style-name="T27"><text:s text:c="2"/>//Mass definition for the body. <text:s/>Includes all the mass properties.</text:span></text:p>
      <text:p text:style-name="P302"><text:span text:style-name="T27"><text:s text:c="2"/>//If a property is not defined, it is assumed to be zero.</text:span></text:p>
      <text:p text:style-name="P302"><text:span text:style-name="T27"><text:s text:c="2"/>massprop {</text:span></text:p>
      <text:p text:style-name="P302"><text:span text:style-name="T27"><text:s text:c="4"/>//Mass [kg]</text:span></text:p>
      <text:p text:style-name="P297"><text:span text:style-name="T27"><text:s text:c="4"/>mass 563823;</text:span></text:p>
      <text:p text:style-name="P302"><text:span text:style-name="T27"><text:s text:c="4"/>//Moment of inertia XX (Ixx) [kg-m^2]</text:span></text:p>
      <text:p text:style-name="P290"><text:span text:style-name="T27"><text:s text:c="4"/>ixx 2.32E8;</text:span></text:p>
      <text:p text:style-name="P302"><text:span text:style-name="T27"><text:s text:c="4"/>//Moment of inertia YY (Iyy) [kg-m^2]</text:span></text:p>
      <text:p text:style-name="P302"><text:span text:style-name="T27"><text:s text:c="4"/>iyy 2.543E11;</text:span></text:p>
      <text:p text:style-name="P302"><text:span text:style-name="T27"><text:s text:c="4"/>//Moment of inertia ZZ (Izz) [kg-m^2]</text:span></text:p>
      <text:p text:style-name="P302"><text:span text:style-name="T27"><text:s text:c="4"/>izz 2.543E11;</text:span></text:p>
      <text:p text:style-name="P302"><text:span text:style-name="T27"><text:s text:c="4"/>//Product of inertia XY (Ixy) [kg-m^2]</text:span></text:p>
      <text:p text:style-name="P302"><text:span text:style-name="T27"><text:s text:c="4"/>ixy 65.2E8;</text:span></text:p>
      <text:p text:style-name="P302"><text:span text:style-name="T27"><text:s text:c="4"/>//Product of inertia XZ (Ixz) [kg-m^2]</text:span></text:p>
      <text:p text:style-name="P302"><text:span text:style-name="T27"><text:s text:c="4"/>ixy -35.1E8;</text:span></text:p>
      <text:p text:style-name="P302"><text:span text:style-name="T27"><text:s text:c="4"/>//Product of inertia YZ (Iyz) [kg-m^2]</text:span></text:p>
      <text:p text:style-name="P302"><text:span text:style-name="T27"><text:s text:c="4"/>iyz -65.21E8;</text:span></text:p>
      <text:p text:style-name="P302"><text:span text:style-name="T27"><text:s text:c="2"/>}</text:span></text:p>
      <text:p text:style-name="P64"><text:span text:style-name="T14"/></text:p>
      <text:h text:style-name="P90" text:outline-level="3"><text:span text:style-name="T27">“</text:span><text:span text:style-name="T28">iyy</text:span><text:span text:style-name="T27">” Keyword </text:span></text:h>
      <text:p text:style-name="P64"><text:span text:style-name="T28">The iyy keyword specifies the body mass moment of inertia for rotation about the body Y-axis</text:span><text:span text:style-name="T27">.</text:span><text:span text:style-name="T23"> <text:s/></text:span><text:span text:style-name="T24"><text:sequence-ref text:reference-format="category-and-value" text:ref-name="refTable12">Table 6.3</text:sequence-ref></text:span><text:span text:style-name="T24"> lists the keyword details.</text:span></text:p>
      <text:p text:style-name="P108"><text:soft-page-break/><text:span text:style-name="T3">Table </text:span><text:sequence text:ref-name="refTable12" text:name="Table" text:formula="ooow:Table+1" style:num-format="1">6.3</text:sequence>: <text:s/>“<text:span text:style-name="T28">iyy</text:span><text:span text:style-name="T7">”</text:span><text:span text:style-name="T3"> Details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1">Scope:</text:p>
          </table:table-cell>
          <table:table-cell table:style-name="Table13.B1" office:value-type="string">
            <text:p text:style-name="P157"><text:span text:style-name="T9">body</text:span>::<text:span text:style-name="T27">massprop::</text:span><text:span text:style-name="T28">iyy</text:span></text:p>
          </table:table-cell>
        </table:table-row>
        <table:table-row>
          <table:table-cell table:style-name="Table13.A2" office:value-type="string">
            <text:p text:style-name="P141">Format:</text:p>
          </table:table-cell>
          <table:table-cell table:style-name="Table13.B2" office:value-type="string">
            <text:p text:style-name="P167"><text:span text:style-name="T17">Decimal input. <text:s/>Can also be specified in scientific notation.</text:span></text:p>
          </table:table-cell>
        </table:table-row>
        <table:table-row>
          <table:table-cell table:style-name="Table13.A2" office:value-type="string">
            <text:p text:style-name="P141">Valid Range:</text:p>
          </table:table-cell>
          <table:table-cell table:style-name="Table13.B7" office:value-type="string">
            <text:p text:style-name="P183"><text:span text:style-name="T20">Any valid decimal number.</text:span></text:p>
          </table:table-cell>
        </table:table-row>
        <table:table-row>
          <table:table-cell table:style-name="Table13.A2" office:value-type="string">
            <text:p text:style-name="P200">Instances:</text:p>
          </table:table-cell>
          <table:table-cell table:style-name="Table13.B7" office:value-type="string">
            <text:p text:style-name="P125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3.A2" office:value-type="string">
            <text:p text:style-name="P216">Required:</text:p>
          </table:table-cell>
          <table:table-cell table:style-name="Table13.B7" office:value-type="string">
            <text:p text:style-name="P232"><text:span text:style-name="T17">Optional. <text:s/></text:span></text:p>
          </table:table-cell>
        </table:table-row>
        <table:table-row>
          <table:table-cell table:style-name="Table13.A2" office:value-type="string">
            <text:p text:style-name="P216">Default Value:</text:p>
          </table:table-cell>
          <table:table-cell table:style-name="Table13.B7" office:value-type="string">
            <text:p text:style-name="P232"><text:span text:style-name="T27">0.0, if no value specified.</text:span></text:p>
          </table:table-cell>
        </table:table-row>
        <table:table-row>
          <table:table-cell table:style-name="Table13.A2" office:value-type="string">
            <text:p text:style-name="P258"><text:span text:style-name="T4">Dependents</text:span><text:span text:style-name="T3">:</text:span></text:p>
          </table:table-cell>
          <table:table-cell table:style-name="Table13.B7" office:value-type="string">
            <text:p text:style-name="P183"><text:span text:style-name="T17">body::</text:span><text:span text:style-name="T27">massprop</text:span></text:p>
          </table:table-cell>
        </table:table-row>
        <table:table-row>
          <table:table-cell table:style-name="Table13.A2" office:value-type="string">
            <text:p text:style-name="P141">Similar Keywords:</text:p>
          </table:table-cell>
          <table:table-cell table:style-name="Table13.B8" office:value-type="string">
            <text:p text:style-name="P248"><text:span text:style-name="T28">body::massprop::ixx</text:span></text:p>
            <text:p text:style-name="P248"><text:span text:style-name="T28">body::massprop::izz</text:span></text:p>
          </table:table-cell>
        </table:table-row>
      </table:table>
      <text:p text:style-name="P42"><text:span text:style-name="T27"/></text:p>
      <text:p text:style-name="P275"><text:span text:style-name="T27">Example:</text:span></text:p>
      <text:p text:style-name="P302"><text:span text:style-name="T27"><text:s text:c="2"/>//Mass definition for the body. <text:s/>Includes all the mass properties.</text:span></text:p>
      <text:p text:style-name="P302"><text:span text:style-name="T27"><text:s text:c="2"/>//If a property is not defined, it is assumed to be zero.</text:span></text:p>
      <text:p text:style-name="P302"><text:span text:style-name="T27"><text:s text:c="2"/>massprop {</text:span></text:p>
      <text:p text:style-name="P302"><text:span text:style-name="T27"><text:s text:c="4"/>//Mass [kg]</text:span></text:p>
      <text:p text:style-name="P297"><text:span text:style-name="T27"><text:s text:c="4"/>mass 563823;</text:span></text:p>
      <text:p text:style-name="P302"><text:span text:style-name="T27"><text:s text:c="4"/>//Moment of inertia XX (Ixx) [kg-m^2]</text:span></text:p>
      <text:p text:style-name="P297"><text:span text:style-name="T27"><text:s text:c="4"/>ixx 2.32E8;</text:span></text:p>
      <text:p text:style-name="P302"><text:span text:style-name="T27"><text:s text:c="4"/>//Moment of inertia YY (Iyy) [kg-m^2]</text:span></text:p>
      <text:p text:style-name="P290"><text:span text:style-name="T27"><text:s text:c="4"/>iyy 2.543E11;</text:span></text:p>
      <text:p text:style-name="P302"><text:span text:style-name="T27"><text:s text:c="4"/>//Moment of inertia ZZ (Izz) [kg-m^2]</text:span></text:p>
      <text:p text:style-name="P302"><text:span text:style-name="T27"><text:s text:c="4"/>izz 2.543E11;</text:span></text:p>
      <text:p text:style-name="P302"><text:span text:style-name="T27"><text:s text:c="4"/>//Product of inertia XY (Ixy) [kg-m^2]</text:span></text:p>
      <text:p text:style-name="P302"><text:span text:style-name="T27"><text:s text:c="4"/>ixy 65.2E8;</text:span></text:p>
      <text:p text:style-name="P302"><text:span text:style-name="T27"><text:s text:c="4"/>//Product of inertia XZ (Ixz) [kg-m^2]</text:span></text:p>
      <text:p text:style-name="P302"><text:span text:style-name="T27"><text:s text:c="4"/>ixy -35.1E8;</text:span></text:p>
      <text:p text:style-name="P302"><text:span text:style-name="T27"><text:s text:c="4"/>//Product of inertia YZ (Iyz) [kg-m^2]</text:span></text:p>
      <text:p text:style-name="P302"><text:span text:style-name="T27"><text:s text:c="4"/>iyz -65.21E8;</text:span></text:p>
      <text:p text:style-name="P302"><text:span text:style-name="T27"><text:s text:c="2"/>}</text:span></text:p>
      <text:p text:style-name="P64"><text:span text:style-name="T14"/></text:p>
      <text:h text:style-name="P90" text:outline-level="3"><text:span text:style-name="T27">“</text:span><text:span text:style-name="T28">izz</text:span><text:span text:style-name="T27">” Keyword </text:span></text:h>
      <text:p text:style-name="P64"><text:span text:style-name="T28">The izz keyword specifies the body mass moment of inertia for rotation about the body Z-axis</text:span><text:span text:style-name="T27">.</text:span><text:span text:style-name="T23"> <text:s/></text:span><text:span text:style-name="T24"><text:sequence-ref text:reference-format="category-and-value" text:ref-name="refTable13">Table 6.4</text:sequence-ref></text:span><text:span text:style-name="T24"> lists the keyword details.</text:span></text:p>
      <text:p text:style-name="P108"><text:soft-page-break/><text:span text:style-name="T3">Table </text:span><text:sequence text:ref-name="refTable13" text:name="Table" text:formula="ooow:Table+1" style:num-format="1">6.4</text:sequence>: <text:s/>“<text:span text:style-name="T28">izz</text:span><text:span text:style-name="T7">”</text:span><text:span text:style-name="T3"> Details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41">Scope:</text:p>
          </table:table-cell>
          <table:table-cell table:style-name="Table14.B1" office:value-type="string">
            <text:p text:style-name="P157"><text:span text:style-name="T9">body</text:span>::<text:span text:style-name="T27">massprop::</text:span><text:span text:style-name="T28">izz</text:span></text:p>
          </table:table-cell>
        </table:table-row>
        <table:table-row>
          <table:table-cell table:style-name="Table14.A2" office:value-type="string">
            <text:p text:style-name="P141">Format:</text:p>
          </table:table-cell>
          <table:table-cell table:style-name="Table14.B2" office:value-type="string">
            <text:p text:style-name="P167"><text:span text:style-name="T17">Decimal input. <text:s/>Can also be specified in scientific notation.</text:span></text:p>
          </table:table-cell>
        </table:table-row>
        <table:table-row>
          <table:table-cell table:style-name="Table14.A2" office:value-type="string">
            <text:p text:style-name="P141">Valid Range:</text:p>
          </table:table-cell>
          <table:table-cell table:style-name="Table14.B7" office:value-type="string">
            <text:p text:style-name="P183"><text:span text:style-name="T20">Any valid decimal number.</text:span></text:p>
          </table:table-cell>
        </table:table-row>
        <table:table-row>
          <table:table-cell table:style-name="Table14.A2" office:value-type="string">
            <text:p text:style-name="P200">Instances:</text:p>
          </table:table-cell>
          <table:table-cell table:style-name="Table14.B7" office:value-type="string">
            <text:p text:style-name="P125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4.A2" office:value-type="string">
            <text:p text:style-name="P216">Required:</text:p>
          </table:table-cell>
          <table:table-cell table:style-name="Table14.B7" office:value-type="string">
            <text:p text:style-name="P232"><text:span text:style-name="T17">Optional. <text:s/></text:span></text:p>
          </table:table-cell>
        </table:table-row>
        <table:table-row>
          <table:table-cell table:style-name="Table14.A2" office:value-type="string">
            <text:p text:style-name="P216">Default Value:</text:p>
          </table:table-cell>
          <table:table-cell table:style-name="Table14.B7" office:value-type="string">
            <text:p text:style-name="P232"><text:span text:style-name="T27">0.0, if no value specified.</text:span></text:p>
          </table:table-cell>
        </table:table-row>
        <table:table-row>
          <table:table-cell table:style-name="Table14.A2" office:value-type="string">
            <text:p text:style-name="P258"><text:span text:style-name="T4">Dependents</text:span><text:span text:style-name="T3">:</text:span></text:p>
          </table:table-cell>
          <table:table-cell table:style-name="Table14.B7" office:value-type="string">
            <text:p text:style-name="P183"><text:span text:style-name="T17">body::</text:span><text:span text:style-name="T27">massprop</text:span></text:p>
          </table:table-cell>
        </table:table-row>
        <table:table-row>
          <table:table-cell table:style-name="Table14.A2" office:value-type="string">
            <text:p text:style-name="P141">Similar Keywords:</text:p>
          </table:table-cell>
          <table:table-cell table:style-name="Table14.B8" office:value-type="string">
            <text:p text:style-name="P248"><text:span text:style-name="T28">body::massprop::ixx</text:span></text:p>
            <text:p text:style-name="P248"><text:span text:style-name="T28">body::massprop::iyy</text:span></text:p>
          </table:table-cell>
        </table:table-row>
      </table:table>
      <text:p text:style-name="P42"><text:span text:style-name="T27"/></text:p>
      <text:p text:style-name="P275"><text:span text:style-name="T27">Example:</text:span></text:p>
      <text:p text:style-name="P302"><text:span text:style-name="T27"><text:s text:c="2"/>//Mass definition for the body. <text:s/>Includes all the mass properties.</text:span></text:p>
      <text:p text:style-name="P302"><text:span text:style-name="T27"><text:s text:c="2"/>//If a property is not defined, it is assumed to be zero.</text:span></text:p>
      <text:p text:style-name="P302"><text:span text:style-name="T27"><text:s text:c="2"/>massprop {</text:span></text:p>
      <text:p text:style-name="P302"><text:span text:style-name="T27"><text:s text:c="4"/>//Mass [kg]</text:span></text:p>
      <text:p text:style-name="P297"><text:span text:style-name="T27"><text:s text:c="4"/>mass 563823;</text:span></text:p>
      <text:p text:style-name="P302"><text:span text:style-name="T27"><text:s text:c="4"/>//Moment of inertia XX (Ixx) [kg-m^2]</text:span></text:p>
      <text:p text:style-name="P297"><text:span text:style-name="T27"><text:s text:c="4"/>ixx 2.32E8;</text:span></text:p>
      <text:p text:style-name="P302"><text:span text:style-name="T27"><text:s text:c="4"/>//Moment of inertia YY (Iyy) [kg-m^2]</text:span></text:p>
      <text:p text:style-name="P302"><text:span text:style-name="T27"><text:s text:c="4"/>iyy 2.543E11;</text:span></text:p>
      <text:p text:style-name="P302"><text:span text:style-name="T27"><text:s text:c="4"/>//Moment of inertia ZZ (Izz) [kg-m^2]</text:span></text:p>
      <text:p text:style-name="P290"><text:span text:style-name="T27"><text:s text:c="4"/>izz 2.543E11;</text:span></text:p>
      <text:p text:style-name="P302"><text:span text:style-name="T27"><text:s text:c="4"/>//Product of inertia XY (Ixy) [kg-m^2]</text:span></text:p>
      <text:p text:style-name="P302"><text:span text:style-name="T27"><text:s text:c="4"/>ixy 65.2E8;</text:span></text:p>
      <text:p text:style-name="P302"><text:span text:style-name="T27"><text:s text:c="4"/>//Product of inertia XZ (Ixz) [kg-m^2]</text:span></text:p>
      <text:p text:style-name="P302"><text:span text:style-name="T27"><text:s text:c="4"/>ixy -35.1E8;</text:span></text:p>
      <text:p text:style-name="P302"><text:span text:style-name="T27"><text:s text:c="4"/>//Product of inertia YZ (Iyz) [kg-m^2]</text:span></text:p>
      <text:p text:style-name="P302"><text:span text:style-name="T27"><text:s text:c="4"/>iyz -65.21E8;</text:span></text:p>
      <text:p text:style-name="P302"><text:span text:style-name="T27"><text:s text:c="2"/>}</text:span></text:p>
      <text:p text:style-name="P64"><text:span text:style-name="T14"/></text:p>
      <text:h text:style-name="P90" text:outline-level="3"><text:span text:style-name="T27">“</text:span><text:span text:style-name="T28">ixy</text:span><text:span text:style-name="T27">” Keyword </text:span></text:h>
      <text:p text:style-name="P64"><text:span text:style-name="T28">The ixy keyword specifies the body cross product of inertia for rotation about the XY-axis, in the body coordinate system. <text:s/>Sometimes, there is confusion on how the cross products of inertia should be defined for a motions analysis program. <text:s/>See the theory manual for exact </text:span><text:span text:style-name="T29">information</text:span><text:span text:style-name="T28"> on how this property is implemented in oFreq. <text:s/></text:span><text:span text:style-name="T24"><text:sequence-ref text:reference-format="category-and-value" text:ref-name="refTable14">Table 6.5</text:sequence-ref></text:span><text:span text:style-name="T24"> lists the keyword details.</text:span></text:p>
      <text:p text:style-name="P108"><text:soft-page-break/><text:span text:style-name="T3">Table </text:span><text:sequence text:ref-name="refTable14" text:name="Table" text:formula="ooow:Table+1" style:num-format="1">6.5</text:sequence>: <text:s/>“<text:span text:style-name="T28">i</text:span><text:span text:style-name="T30">xy</text:span><text:span text:style-name="T7">”</text:span><text:span text:style-name="T3"> Details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1">Scope:</text:p>
          </table:table-cell>
          <table:table-cell table:style-name="Table15.B1" office:value-type="string">
            <text:p text:style-name="P157"><text:span text:style-name="T9">body</text:span>::<text:span text:style-name="T27">massprop::</text:span><text:span text:style-name="T28">i</text:span><text:span text:style-name="T30">xy</text:span></text:p>
          </table:table-cell>
        </table:table-row>
        <table:table-row>
          <table:table-cell table:style-name="Table15.A2" office:value-type="string">
            <text:p text:style-name="P141">Format:</text:p>
          </table:table-cell>
          <table:table-cell table:style-name="Table15.B2" office:value-type="string">
            <text:p text:style-name="P167"><text:span text:style-name="T17">Decimal input. <text:s/>Can also be specified in scientific notation.</text:span></text:p>
          </table:table-cell>
        </table:table-row>
        <table:table-row>
          <table:table-cell table:style-name="Table15.A2" office:value-type="string">
            <text:p text:style-name="P141">Valid Range:</text:p>
          </table:table-cell>
          <table:table-cell table:style-name="Table15.B7" office:value-type="string">
            <text:p text:style-name="P183"><text:span text:style-name="T20">Any valid decimal number.</text:span></text:p>
          </table:table-cell>
        </table:table-row>
        <table:table-row>
          <table:table-cell table:style-name="Table15.A2" office:value-type="string">
            <text:p text:style-name="P200">Instances:</text:p>
          </table:table-cell>
          <table:table-cell table:style-name="Table15.B7" office:value-type="string">
            <text:p text:style-name="P125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5.A2" office:value-type="string">
            <text:p text:style-name="P216">Required:</text:p>
          </table:table-cell>
          <table:table-cell table:style-name="Table15.B7" office:value-type="string">
            <text:p text:style-name="P232"><text:span text:style-name="T17">Optional. <text:s/></text:span></text:p>
          </table:table-cell>
        </table:table-row>
        <table:table-row>
          <table:table-cell table:style-name="Table15.A2" office:value-type="string">
            <text:p text:style-name="P216">Default Value:</text:p>
          </table:table-cell>
          <table:table-cell table:style-name="Table15.B7" office:value-type="string">
            <text:p text:style-name="P232"><text:span text:style-name="T27">0.0, if no value specified.</text:span></text:p>
          </table:table-cell>
        </table:table-row>
        <table:table-row>
          <table:table-cell table:style-name="Table15.A2" office:value-type="string">
            <text:p text:style-name="P258"><text:span text:style-name="T4">Dependents</text:span><text:span text:style-name="T3">:</text:span></text:p>
          </table:table-cell>
          <table:table-cell table:style-name="Table15.B7" office:value-type="string">
            <text:p text:style-name="P183"><text:span text:style-name="T17">body::</text:span><text:span text:style-name="T27">massprop</text:span></text:p>
          </table:table-cell>
        </table:table-row>
        <table:table-row>
          <table:table-cell table:style-name="Table15.A2" office:value-type="string">
            <text:p text:style-name="P141">Similar Keywords:</text:p>
          </table:table-cell>
          <table:table-cell table:style-name="Table15.B8" office:value-type="string">
            <text:p text:style-name="P248"><text:span text:style-name="T28">body::massprop::i</text:span><text:span text:style-name="T30">xz</text:span></text:p>
            <text:p text:style-name="P248"><text:span text:style-name="T28">body::massprop::i</text:span><text:span text:style-name="T30">yz</text:span></text:p>
          </table:table-cell>
        </table:table-row>
      </table:table>
      <text:p text:style-name="P42"><text:span text:style-name="T27"/></text:p>
      <text:p text:style-name="P275"><text:span text:style-name="T27">Example:</text:span></text:p>
      <text:p text:style-name="P302"><text:span text:style-name="T27"><text:s text:c="2"/>//Mass definition for the body. <text:s/>Includes all the mass properties.</text:span></text:p>
      <text:p text:style-name="P302"><text:span text:style-name="T27"><text:s text:c="2"/>//If a property is not defined, it is assumed to be zero.</text:span></text:p>
      <text:p text:style-name="P302"><text:span text:style-name="T27"><text:s text:c="2"/>massprop {</text:span></text:p>
      <text:p text:style-name="P302"><text:span text:style-name="T27"><text:s text:c="4"/>//Mass [kg]</text:span></text:p>
      <text:p text:style-name="P297"><text:span text:style-name="T27"><text:s text:c="4"/>mass 563823;</text:span></text:p>
      <text:p text:style-name="P302"><text:span text:style-name="T27"><text:s text:c="4"/>//Moment of inertia XX (Ixx) [kg-m^2]</text:span></text:p>
      <text:p text:style-name="P297"><text:span text:style-name="T27"><text:s text:c="4"/>ixx 2.32E8;</text:span></text:p>
      <text:p text:style-name="P302"><text:span text:style-name="T27"><text:s text:c="4"/>//Moment of inertia YY (Iyy) [kg-m^2]</text:span></text:p>
      <text:p text:style-name="P302"><text:span text:style-name="T27"><text:s text:c="4"/>iyy 2.543E11;</text:span></text:p>
      <text:p text:style-name="P302"><text:span text:style-name="T27"><text:s text:c="4"/>//Moment of inertia ZZ (Izz) [kg-m^2]</text:span></text:p>
      <text:p text:style-name="P297"><text:span text:style-name="T27"><text:s text:c="4"/>izz 2.543E11;</text:span></text:p>
      <text:p text:style-name="P302"><text:span text:style-name="T27"><text:s text:c="4"/>//Product of inertia XY (Ixy) [kg-m^2]</text:span></text:p>
      <text:p text:style-name="P290"><text:span text:style-name="T27"><text:s text:c="4"/>ix</text:span><text:span text:style-name="T31">y</text:span><text:span text:style-name="T27"> 65.2E8;</text:span></text:p>
      <text:p text:style-name="P302"><text:span text:style-name="T27"><text:s text:c="4"/>//Product of inertia XZ (Ixz) [kg-m^2]</text:span></text:p>
      <text:p text:style-name="P302"><text:span text:style-name="T27"><text:s text:c="4"/>ix</text:span><text:span text:style-name="T31">z</text:span><text:span text:style-name="T27"> -35.1E8;</text:span></text:p>
      <text:p text:style-name="P302"><text:span text:style-name="T27"><text:s text:c="4"/>//Product of inertia YZ (Iyz) [kg-m^2]</text:span></text:p>
      <text:p text:style-name="P302"><text:span text:style-name="T27"><text:s text:c="4"/>iyz -65.21E8;</text:span></text:p>
      <text:p text:style-name="P302"><text:span text:style-name="T27"><text:s text:c="2"/>}</text:span></text:p>
      <text:p text:style-name="P64"><text:span text:style-name="T14"/></text:p>
      <text:h text:style-name="P91" text:outline-level="3"><text:span text:style-name="T27">“</text:span><text:span text:style-name="T28">ix</text:span><text:span text:style-name="T31">z</text:span><text:span text:style-name="T27">” Keyword </text:span></text:h>
      <text:p text:style-name="P65"><text:span text:style-name="T28">The ix</text:span><text:span text:style-name="T31">z</text:span><text:span text:style-name="T28"> keyword specifies the body cross product of inertia for rotation about the X</text:span><text:span text:style-name="T31">Z</text:span><text:span text:style-name="T28">-axis, in the body coordinate system. <text:s/>Sometimes, there is confusion on how the cross products of inertia should be defined for a motions analysis program. <text:s/>See the theory manual for exact </text:span><text:span text:style-name="T29">information</text:span><text:span text:style-name="T28"> on how this property is implemented in oFreq. <text:s/></text:span><text:span text:style-name="T24"><text:sequence-ref text:reference-format="category-and-value" text:ref-name="refTable15">Table 6.6</text:sequence-ref></text:span><text:span text:style-name="T24"> lists the keyword details.</text:span></text:p>
      <text:p text:style-name="P109"><text:soft-page-break/><text:span text:style-name="T3">Table </text:span><text:sequence text:ref-name="refTable15" text:name="Table" text:formula="ooow:Table+1" style:num-format="1">6.6</text:sequence>: <text:s/>“<text:span text:style-name="T28">i</text:span><text:span text:style-name="T30">x</text:span><text:span text:style-name="T31">z</text:span><text:span text:style-name="T7">”</text:span><text:span text:style-name="T3"> Details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2">Scope:</text:p>
          </table:table-cell>
          <table:table-cell table:style-name="Table16.B1" office:value-type="string">
            <text:p text:style-name="P158"><text:span text:style-name="T9">body</text:span>::<text:span text:style-name="T27">massprop::</text:span><text:span text:style-name="T28">i</text:span><text:span text:style-name="T30">x</text:span><text:span text:style-name="T31">z</text:span></text:p>
          </table:table-cell>
        </table:table-row>
        <table:table-row>
          <table:table-cell table:style-name="Table16.A2" office:value-type="string">
            <text:p text:style-name="P142">Format:</text:p>
          </table:table-cell>
          <table:table-cell table:style-name="Table16.B2" office:value-type="string">
            <text:p text:style-name="P168"><text:span text:style-name="T17">Decimal input. <text:s/>Can also be specified in scientific notation.</text:span></text:p>
          </table:table-cell>
        </table:table-row>
        <table:table-row>
          <table:table-cell table:style-name="Table16.A2" office:value-type="string">
            <text:p text:style-name="P142">Valid Range:</text:p>
          </table:table-cell>
          <table:table-cell table:style-name="Table16.B7" office:value-type="string">
            <text:p text:style-name="P184"><text:span text:style-name="T20">Any valid decimal number.</text:span></text:p>
          </table:table-cell>
        </table:table-row>
        <table:table-row>
          <table:table-cell table:style-name="Table16.A2" office:value-type="string">
            <text:p text:style-name="P201">Instances:</text:p>
          </table:table-cell>
          <table:table-cell table:style-name="Table16.B7" office:value-type="string">
            <text:p text:style-name="P126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6.A2" office:value-type="string">
            <text:p text:style-name="P217">Required:</text:p>
          </table:table-cell>
          <table:table-cell table:style-name="Table16.B7" office:value-type="string">
            <text:p text:style-name="P233"><text:span text:style-name="T17">Optional. <text:s/></text:span></text:p>
          </table:table-cell>
        </table:table-row>
        <table:table-row>
          <table:table-cell table:style-name="Table16.A2" office:value-type="string">
            <text:p text:style-name="P217">Default Value:</text:p>
          </table:table-cell>
          <table:table-cell table:style-name="Table16.B7" office:value-type="string">
            <text:p text:style-name="P233"><text:span text:style-name="T27">0.0, if no value specified.</text:span></text:p>
          </table:table-cell>
        </table:table-row>
        <table:table-row>
          <table:table-cell table:style-name="Table16.A2" office:value-type="string">
            <text:p text:style-name="P259"><text:span text:style-name="T4">Dependents</text:span><text:span text:style-name="T3">:</text:span></text:p>
          </table:table-cell>
          <table:table-cell table:style-name="Table16.B7" office:value-type="string">
            <text:p text:style-name="P184"><text:span text:style-name="T17">body::</text:span><text:span text:style-name="T27">massprop</text:span></text:p>
          </table:table-cell>
        </table:table-row>
        <table:table-row>
          <table:table-cell table:style-name="Table16.A2" office:value-type="string">
            <text:p text:style-name="P142">Similar Keywords:</text:p>
          </table:table-cell>
          <table:table-cell table:style-name="Table16.B8" office:value-type="string">
            <text:p text:style-name="P249"><text:span text:style-name="T28">body::massprop::i</text:span><text:span text:style-name="T30">x</text:span><text:span text:style-name="T31">y</text:span></text:p>
            <text:p text:style-name="P249"><text:span text:style-name="T28">body::massprop::i</text:span><text:span text:style-name="T30">yz</text:span></text:p>
          </table:table-cell>
        </table:table-row>
      </table:table>
      <text:p text:style-name="P43"><text:span text:style-name="T27"/></text:p>
      <text:p text:style-name="P276"><text:span text:style-name="T27">Example:</text:span></text:p>
      <text:p text:style-name="P303"><text:span text:style-name="T27"><text:s text:c="2"/>//Mass definition for the body. <text:s/>Includes all the mass properties.</text:span></text:p>
      <text:p text:style-name="P303"><text:span text:style-name="T27"><text:s text:c="2"/>//If a property is not defined, it is assumed to be zero.</text:span></text:p>
      <text:p text:style-name="P303"><text:span text:style-name="T27"><text:s text:c="2"/>massprop {</text:span></text:p>
      <text:p text:style-name="P303"><text:span text:style-name="T27"><text:s text:c="4"/>//Mass [kg]</text:span></text:p>
      <text:p text:style-name="P298"><text:span text:style-name="T27"><text:s text:c="4"/>mass 563823;</text:span></text:p>
      <text:p text:style-name="P303"><text:span text:style-name="T27"><text:s text:c="4"/>//Moment of inertia XX (Ixx) [kg-m^2]</text:span></text:p>
      <text:p text:style-name="P298"><text:span text:style-name="T27"><text:s text:c="4"/>ixx 2.32E8;</text:span></text:p>
      <text:p text:style-name="P303"><text:span text:style-name="T27"><text:s text:c="4"/>//Moment of inertia YY (Iyy) [kg-m^2]</text:span></text:p>
      <text:p text:style-name="P303"><text:span text:style-name="T27"><text:s text:c="4"/>iyy 2.543E11;</text:span></text:p>
      <text:p text:style-name="P303"><text:span text:style-name="T27"><text:s text:c="4"/>//Moment of inertia ZZ (Izz) [kg-m^2]</text:span></text:p>
      <text:p text:style-name="P298"><text:span text:style-name="T27"><text:s text:c="4"/>izz 2.543E11;</text:span></text:p>
      <text:p text:style-name="P303"><text:span text:style-name="T27"><text:s text:c="4"/>//Product of inertia XY (Ixy) [kg-m^2]</text:span></text:p>
      <text:p text:style-name="P298"><text:span text:style-name="T27"><text:s text:c="4"/>ixy 65.2E8;</text:span></text:p>
      <text:p text:style-name="P303"><text:span text:style-name="T27"><text:s text:c="4"/>//Product of inertia XZ (Ixz) [kg-m^2]</text:span></text:p>
      <text:p text:style-name="P291"><text:span text:style-name="T27"><text:s text:c="4"/>ix</text:span><text:span text:style-name="T31">z</text:span><text:span text:style-name="T27"> -35.1E8;</text:span></text:p>
      <text:p text:style-name="P303"><text:span text:style-name="T27"><text:s text:c="4"/>//Product of inertia YZ (Iyz) [kg-m^2]</text:span></text:p>
      <text:p text:style-name="P303"><text:span text:style-name="T27"><text:s text:c="4"/>iyz -65.21E8;</text:span></text:p>
      <text:p text:style-name="P303"><text:span text:style-name="T27"><text:s text:c="2"/>}</text:span></text:p>
      <text:p text:style-name="P65"><text:span text:style-name="T14"/></text:p>
      <text:h text:style-name="P91" text:outline-level="3"><text:span text:style-name="T27">“</text:span><text:span text:style-name="T28">i</text:span><text:span text:style-name="T32">yz</text:span><text:span text:style-name="T27">” Keyword </text:span></text:h>
      <text:p text:style-name="P65"><text:span text:style-name="T28">The i</text:span><text:span text:style-name="T32">yz</text:span><text:span text:style-name="T28"> keyword specifies the body cross product of inertia for rotation about the </text:span><text:span text:style-name="T32">YZ</text:span><text:span text:style-name="T28">-axis, in the body coordinate system. <text:s/>Sometimes, there is confusion on how the cross products of inertia should be defined for a motions analysis program. <text:s/>See the theory manual for exact </text:span><text:span text:style-name="T29">information</text:span><text:span text:style-name="T28"> on how this property is implemented in oFreq. <text:s/></text:span><text:span text:style-name="T24"><text:sequence-ref text:reference-format="category-and-value" text:ref-name="refTable16">Table 6.7</text:sequence-ref></text:span><text:span text:style-name="T24"> lists the keyword details.</text:span></text:p>
      <text:p text:style-name="P109"><text:soft-page-break/><text:span text:style-name="T3">Table </text:span><text:sequence text:ref-name="refTable16" text:name="Table" text:formula="ooow:Table+1" style:num-format="1">6.7</text:sequence>: <text:s/>“<text:span text:style-name="T28">i</text:span><text:span text:style-name="T32">yz</text:span><text:span text:style-name="T7">”</text:span><text:span text:style-name="T3"> Details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2">Scope:</text:p>
          </table:table-cell>
          <table:table-cell table:style-name="Table17.B1" office:value-type="string">
            <text:p text:style-name="P158"><text:span text:style-name="T9">body</text:span>::<text:span text:style-name="T27">massprop::</text:span><text:span text:style-name="T28">i</text:span><text:span text:style-name="T32">yz</text:span></text:p>
          </table:table-cell>
        </table:table-row>
        <table:table-row>
          <table:table-cell table:style-name="Table17.A2" office:value-type="string">
            <text:p text:style-name="P142">Format:</text:p>
          </table:table-cell>
          <table:table-cell table:style-name="Table17.B2" office:value-type="string">
            <text:p text:style-name="P168"><text:span text:style-name="T17">Decimal input. <text:s/>Can also be specified in scientific notation.</text:span></text:p>
          </table:table-cell>
        </table:table-row>
        <table:table-row>
          <table:table-cell table:style-name="Table17.A2" office:value-type="string">
            <text:p text:style-name="P142">Valid Range:</text:p>
          </table:table-cell>
          <table:table-cell table:style-name="Table17.B7" office:value-type="string">
            <text:p text:style-name="P184"><text:span text:style-name="T20">Any valid decimal number.</text:span></text:p>
          </table:table-cell>
        </table:table-row>
        <table:table-row>
          <table:table-cell table:style-name="Table17.A2" office:value-type="string">
            <text:p text:style-name="P201">Instances:</text:p>
          </table:table-cell>
          <table:table-cell table:style-name="Table17.B7" office:value-type="string">
            <text:p text:style-name="P126"><text:span text:style-name="T21">1 per </text:span><text:span text:style-name="T27">massprop</text:span><text:span text:style-name="T21"> object.</text:span></text:p>
          </table:table-cell>
        </table:table-row>
        <table:table-row>
          <table:table-cell table:style-name="Table17.A2" office:value-type="string">
            <text:p text:style-name="P217">Required:</text:p>
          </table:table-cell>
          <table:table-cell table:style-name="Table17.B7" office:value-type="string">
            <text:p text:style-name="P233"><text:span text:style-name="T17">Optional. <text:s/></text:span></text:p>
          </table:table-cell>
        </table:table-row>
        <table:table-row>
          <table:table-cell table:style-name="Table17.A2" office:value-type="string">
            <text:p text:style-name="P217">Default Value:</text:p>
          </table:table-cell>
          <table:table-cell table:style-name="Table17.B7" office:value-type="string">
            <text:p text:style-name="P233"><text:span text:style-name="T27">0.0, if no value specified.</text:span></text:p>
          </table:table-cell>
        </table:table-row>
        <table:table-row>
          <table:table-cell table:style-name="Table17.A2" office:value-type="string">
            <text:p text:style-name="P259"><text:span text:style-name="T4">Dependents</text:span><text:span text:style-name="T3">:</text:span></text:p>
          </table:table-cell>
          <table:table-cell table:style-name="Table17.B7" office:value-type="string">
            <text:p text:style-name="P184"><text:span text:style-name="T17">body::</text:span><text:span text:style-name="T27">massprop</text:span></text:p>
          </table:table-cell>
        </table:table-row>
        <table:table-row>
          <table:table-cell table:style-name="Table17.A2" office:value-type="string">
            <text:p text:style-name="P142">Similar Keywords:</text:p>
          </table:table-cell>
          <table:table-cell table:style-name="Table17.B8" office:value-type="string">
            <text:p text:style-name="P249"><text:span text:style-name="T28">body::massprop::i</text:span><text:span text:style-name="T30">x</text:span><text:span text:style-name="T32">y</text:span></text:p>
            <text:p text:style-name="P249"><text:span text:style-name="T28">body::massprop::i</text:span><text:span text:style-name="T32">xz</text:span></text:p>
          </table:table-cell>
        </table:table-row>
      </table:table>
      <text:p text:style-name="P43"><text:span text:style-name="T27"/></text:p>
      <text:p text:style-name="P276"><text:span text:style-name="T27">Example:</text:span></text:p>
      <text:p text:style-name="P303"><text:span text:style-name="T27"><text:s text:c="2"/>//Mass definition for the body. <text:s/>Includes all the mass properties.</text:span></text:p>
      <text:p text:style-name="P303"><text:span text:style-name="T27"><text:s text:c="2"/>//If a property is not defined, it is assumed to be zero.</text:span></text:p>
      <text:p text:style-name="P303"><text:span text:style-name="T27"><text:s text:c="2"/>massprop {</text:span></text:p>
      <text:p text:style-name="P303"><text:span text:style-name="T27"><text:s text:c="4"/>//Mass [kg]</text:span></text:p>
      <text:p text:style-name="P298"><text:span text:style-name="T27"><text:s text:c="4"/>mass 563823;</text:span></text:p>
      <text:p text:style-name="P303"><text:span text:style-name="T27"><text:s text:c="4"/>//Moment of inertia XX (Ixx) [kg-m^2]</text:span></text:p>
      <text:p text:style-name="P298"><text:span text:style-name="T27"><text:s text:c="4"/>ixx 2.32E8;</text:span></text:p>
      <text:p text:style-name="P303"><text:span text:style-name="T27"><text:s text:c="4"/>//Moment of inertia YY (Iyy) [kg-m^2]</text:span></text:p>
      <text:p text:style-name="P303"><text:span text:style-name="T27"><text:s text:c="4"/>iyy 2.543E11;</text:span></text:p>
      <text:p text:style-name="P303"><text:span text:style-name="T27"><text:s text:c="4"/>//Moment of inertia ZZ (Izz) [kg-m^2]</text:span></text:p>
      <text:p text:style-name="P298"><text:span text:style-name="T27"><text:s text:c="4"/>izz 2.543E11;</text:span></text:p>
      <text:p text:style-name="P303"><text:span text:style-name="T27"><text:s text:c="4"/>//Product of inertia XY (Ixy) [kg-m^2]</text:span></text:p>
      <text:p text:style-name="P298"><text:span text:style-name="T27"><text:s text:c="4"/>ixy 65.2E8;</text:span></text:p>
      <text:p text:style-name="P303"><text:span text:style-name="T27"><text:s text:c="4"/>//Product of inertia XZ (Ixz) [kg-m^2]</text:span></text:p>
      <text:p text:style-name="P303"><text:span text:style-name="T27"><text:s text:c="4"/>ix</text:span><text:span text:style-name="T31">z</text:span><text:span text:style-name="T27"> -35.1E8;</text:span></text:p>
      <text:p text:style-name="P303"><text:span text:style-name="T27"><text:s text:c="4"/>//Product of inertia YZ (Iyz) [kg-m^2]</text:span></text:p>
      <text:p text:style-name="P291"><text:span text:style-name="T27"><text:s text:c="4"/>iyz -65.21E8;</text:span></text:p>
      <text:p text:style-name="P303"><text:span text:style-name="T27"><text:s text:c="2"/>}</text:span></text:p>
      <text:p text:style-name="P65"><text:span text:style-name="T14"/></text:p>
      <text:h text:style-name="P83" text:outline-level="1"><text:bookmark-start text:name="__RefHeading__3137_1716089979"/><text:span text:style-name="T14">Body Centroid</text:span><text:bookmark-end text:name="__RefHeading__3137_1716089979"/></text:h>
      <text:h text:style-name="P102" text:outline-level="2"><text:span text:style-name="T17">“</text:span><text:span text:style-name="T33">centroid</text:span><text:span text:style-name="T21">” Object</text:span></text:h>
      <text:p text:style-name="P66"><text:span text:style-name="T21">The </text:span><text:span text:style-name="T33">centroid</text:span><text:span text:style-name="T21"> object is a sub-object of the body object. <text:s/>It defines the body </text:span><text:span text:style-name="T33">center of gravity, relative to the body coordinate system.</text:span><text:span text:style-name="T21"> <text:s/>The </text:span><text:span text:style-name="T33">centroid </text:span><text:span text:style-name="T21">object has three keywords, which specify the </text:span><text:span text:style-name="T33">center of gravity position </text:span><text:span text:style-name="T21">in the X-, Y-, and Z- axes, </text:span><text:span text:style-name="T33">body coordinate system</text:span><text:span text:style-name="T21">.</text:span></text:p>
      <text:p text:style-name="P66"><text:span text:style-name="T27">The mass properties assume rotation about the origin of the body coordinate system. <text:s/>If the center of gravity is not at the body coordinate system, oFreq automatically accounts for the off-axis terms. <text:s/>You can find more information in the theory manual.</text:span></text:p>
      <text:h text:style-name="P92" text:outline-level="3"><text:span text:style-name="T21">“cogx” Keyword </text:span></text:h>
      <text:p text:style-name="P66"><text:span text:style-name="T21">The cogx keyword specifies the </text:span><text:span text:style-name="T33">position of the body center of gravity,</text:span><text:span text:style-name="T21"> in the X-axis of the </text:span><text:span text:style-name="T33">body </text:span><text:span text:style-name="T21">coordinate </text:span><text:soft-page-break/><text:span text:style-name="T21">system. <text:s/></text:span><text:span text:style-name="T24"><text:sequence-ref text:reference-format="category-and-value" text:ref-name="refTable17">Table 7.1</text:sequence-ref></text:span><text:span text:style-name="T24"> lists the keyword details.</text:span></text:p>
      <text:p text:style-name="P110"><text:span text:style-name="T3">Table </text:span><text:sequence text:ref-name="refTable17" text:name="Table" text:formula="ooow:Table+1" style:num-format="1">7.1</text:sequence>: <text:s/>“<text:span text:style-name="T21">cogx</text:span><text:span text:style-name="T7">”</text:span><text:span text:style-name="T3"> Detail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3">Scope:</text:p>
          </table:table-cell>
          <table:table-cell table:style-name="Table18.B1" office:value-type="string">
            <text:p text:style-name="P159"><text:span text:style-name="T9">body</text:span>::<text:span text:style-name="T33">centroid</text:span><text:span text:style-name="T21">::cogx</text:span></text:p>
          </table:table-cell>
        </table:table-row>
        <table:table-row>
          <table:table-cell table:style-name="Table18.A2" office:value-type="string">
            <text:p text:style-name="P143">Format:</text:p>
          </table:table-cell>
          <table:table-cell table:style-name="Table18.B2" office:value-type="string">
            <text:p text:style-name="P169"><text:span text:style-name="T17">Decimal input. <text:s/>Can also be specified in scientific notation.</text:span></text:p>
          </table:table-cell>
        </table:table-row>
        <table:table-row>
          <table:table-cell table:style-name="Table18.A2" office:value-type="string">
            <text:p text:style-name="P143">Valid Range:</text:p>
          </table:table-cell>
          <table:table-cell table:style-name="Table18.B7" office:value-type="string">
            <text:p text:style-name="P185"><text:span text:style-name="T20">Any valid decimal number.</text:span></text:p>
          </table:table-cell>
        </table:table-row>
        <table:table-row>
          <table:table-cell table:style-name="Table18.A2" office:value-type="string">
            <text:p text:style-name="P202">Instances:</text:p>
          </table:table-cell>
          <table:table-cell table:style-name="Table18.B7" office:value-type="string">
            <text:p text:style-name="P127"><text:span text:style-name="T21">1 per </text:span><text:span text:style-name="T33">centroid</text:span><text:span text:style-name="T21"> object.</text:span></text:p>
          </table:table-cell>
        </table:table-row>
        <table:table-row>
          <table:table-cell table:style-name="Table18.A2" office:value-type="string">
            <text:p text:style-name="P218">Required:</text:p>
          </table:table-cell>
          <table:table-cell table:style-name="Table18.B7" office:value-type="string">
            <text:p text:style-name="P234"><text:span text:style-name="T17">Optional. <text:s/></text:span></text:p>
          </table:table-cell>
        </table:table-row>
        <table:table-row>
          <table:table-cell table:style-name="Table18.A2" office:value-type="string">
            <text:p text:style-name="P218">Default Value:</text:p>
          </table:table-cell>
          <table:table-cell table:style-name="Table18.B7" office:value-type="string">
            <text:p text:style-name="P234"><text:span text:style-name="T27">0.0, if no value specified.</text:span></text:p>
          </table:table-cell>
        </table:table-row>
        <table:table-row>
          <table:table-cell table:style-name="Table18.A2" office:value-type="string">
            <text:p text:style-name="P260"><text:span text:style-name="T4">Dependents</text:span><text:span text:style-name="T3">:</text:span></text:p>
          </table:table-cell>
          <table:table-cell table:style-name="Table18.B7" office:value-type="string">
            <text:p text:style-name="P185"><text:span text:style-name="T17">body::</text:span><text:span text:style-name="T33">centroid</text:span></text:p>
          </table:table-cell>
        </table:table-row>
        <table:table-row>
          <table:table-cell table:style-name="Table18.A2" office:value-type="string">
            <text:p text:style-name="P143">Similar Keywords:</text:p>
          </table:table-cell>
          <table:table-cell table:style-name="Table18.B8" office:value-type="string">
            <text:p text:style-name="P250"><text:span text:style-name="T21">body::</text:span><text:span text:style-name="T33">position::posx</text:span></text:p>
          </table:table-cell>
        </table:table-row>
      </table:table>
      <text:p text:style-name="P44"/>
      <text:p text:style-name="P277">Example:</text:p>
      <text:p text:style-name="DocCode"><text:span text:style-name="T33"><text:s text:c="2"/>//Center of gravity definition. [m] <text:s/>Center of gravity relative to </text:span></text:p>
      <text:p text:style-name="DocCode"><text:span text:style-name="T33"><text:s text:c="2"/>//body coordinate system.</text:span></text:p>
      <text:p text:style-name="DocCode"><text:span text:style-name="T33"><text:s text:c="2"/>centroid {</text:span></text:p>
      <text:p text:style-name="DocCode"><text:span text:style-name="T33"><text:s text:c="4"/>//Centroid X [m]</text:span></text:p>
      <text:p text:style-name="P288"><text:span text:style-name="T33"><text:s text:c="4"/>cogx 1.00;</text:span></text:p>
      <text:p text:style-name="DocCode"><text:span text:style-name="T33"><text:s text:c="4"/>//Centroid Y [m]</text:span></text:p>
      <text:p text:style-name="DocCode"><text:span text:style-name="T33"><text:s text:c="4"/>cogy -3.24;</text:span></text:p>
      <text:p text:style-name="DocCode"><text:span text:style-name="T33"><text:s text:c="4"/>//Centroid Z [m]</text:span></text:p>
      <text:p text:style-name="DocCode"><text:span text:style-name="T33"><text:s text:c="4"/>cogz 0.00;</text:span></text:p>
      <text:p text:style-name="DocCode"><text:span text:style-name="T33"><text:s text:c="2"/>}</text:span></text:p>
      <text:p text:style-name="P66"><text:span text:style-name="T25"/></text:p>
      <text:h text:style-name="P93" text:outline-level="3"><text:span text:style-name="T21">“cogy” Keyword </text:span></text:h>
      <text:p text:style-name="P67"><text:span text:style-name="T21">The cogy keyword specifies the </text:span><text:span text:style-name="T33">position of the body center of gravity,</text:span><text:span text:style-name="T21"> in the </text:span><text:span text:style-name="T34">Y</text:span><text:span text:style-name="T21">-axis of the </text:span><text:span text:style-name="T33">body </text:span><text:span text:style-name="T21">coordinate system. <text:s/></text:span><text:span text:style-name="T24"><text:sequence-ref text:reference-format="category-and-value" text:ref-name="refTable18">Table 7.2</text:sequence-ref></text:span><text:span text:style-name="T24"> lists the keyword details.</text:span></text:p>
      <text:p text:style-name="P111"><text:span text:style-name="T3">Table </text:span><text:sequence text:ref-name="refTable18" text:name="Table" text:formula="ooow:Table+1" style:num-format="1">7.2</text:sequence>: <text:s/>“<text:span text:style-name="T21">cogy</text:span><text:span text:style-name="T7">”</text:span><text:span text:style-name="T3"> Detail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44">Scope:</text:p>
          </table:table-cell>
          <table:table-cell table:style-name="Table19.B1" office:value-type="string">
            <text:p text:style-name="P160"><text:span text:style-name="T9">body</text:span>::<text:span text:style-name="T33">centroid</text:span><text:span text:style-name="T21">::cogy</text:span></text:p>
          </table:table-cell>
        </table:table-row>
        <table:table-row>
          <table:table-cell table:style-name="Table19.A2" office:value-type="string">
            <text:p text:style-name="P144">Format:</text:p>
          </table:table-cell>
          <table:table-cell table:style-name="Table19.B2" office:value-type="string">
            <text:p text:style-name="P170"><text:span text:style-name="T17">Decimal input. <text:s/>Can also be specified in scientific notation.</text:span></text:p>
          </table:table-cell>
        </table:table-row>
        <table:table-row>
          <table:table-cell table:style-name="Table19.A2" office:value-type="string">
            <text:p text:style-name="P144">Valid Range:</text:p>
          </table:table-cell>
          <table:table-cell table:style-name="Table19.B7" office:value-type="string">
            <text:p text:style-name="P186"><text:span text:style-name="T20">Any valid decimal number.</text:span></text:p>
          </table:table-cell>
        </table:table-row>
        <table:table-row>
          <table:table-cell table:style-name="Table19.A2" office:value-type="string">
            <text:p text:style-name="P203">Instances:</text:p>
          </table:table-cell>
          <table:table-cell table:style-name="Table19.B7" office:value-type="string">
            <text:p text:style-name="P128"><text:span text:style-name="T21">1 per </text:span><text:span text:style-name="T33">centroid</text:span><text:span text:style-name="T21"> object.</text:span></text:p>
          </table:table-cell>
        </table:table-row>
        <table:table-row>
          <table:table-cell table:style-name="Table19.A2" office:value-type="string">
            <text:p text:style-name="P219">Required:</text:p>
          </table:table-cell>
          <table:table-cell table:style-name="Table19.B7" office:value-type="string">
            <text:p text:style-name="P235"><text:span text:style-name="T17">Optional. <text:s/></text:span></text:p>
          </table:table-cell>
        </table:table-row>
        <table:table-row>
          <table:table-cell table:style-name="Table19.A2" office:value-type="string">
            <text:p text:style-name="P219">Default Value:</text:p>
          </table:table-cell>
          <table:table-cell table:style-name="Table19.B7" office:value-type="string">
            <text:p text:style-name="P235"><text:span text:style-name="T27">0.0, if no value specified.</text:span></text:p>
          </table:table-cell>
        </table:table-row>
        <table:table-row>
          <table:table-cell table:style-name="Table19.A2" office:value-type="string">
            <text:p text:style-name="P261"><text:span text:style-name="T4">Dependents</text:span><text:span text:style-name="T3">:</text:span></text:p>
          </table:table-cell>
          <table:table-cell table:style-name="Table19.B7" office:value-type="string">
            <text:p text:style-name="P186"><text:span text:style-name="T17">body::</text:span><text:span text:style-name="T33">centroid</text:span></text:p>
          </table:table-cell>
        </table:table-row>
        <table:table-row>
          <table:table-cell table:style-name="Table19.A2" office:value-type="string">
            <text:p text:style-name="P144">Similar Keywords:</text:p>
          </table:table-cell>
          <table:table-cell table:style-name="Table19.B8" office:value-type="string">
            <text:p text:style-name="P251"><text:span text:style-name="T21">body::</text:span><text:span text:style-name="T33">position::pos</text:span><text:span text:style-name="T34">y</text:span></text:p>
          </table:table-cell>
        </table:table-row>
      </table:table>
      <text:p text:style-name="P45"/>
      <text:p text:style-name="P278">Example:</text:p>
      <text:p text:style-name="P304"><text:span text:style-name="T33"><text:s text:c="2"/>//Center of gravity definition. [m] <text:s/>Center of gravity relative to </text:span></text:p>
      <text:p text:style-name="P304"><text:span text:style-name="T33"><text:s text:c="2"/>//body coordinate system.</text:span></text:p>
      <text:p text:style-name="P304"><text:soft-page-break/><text:span text:style-name="T33"><text:s text:c="2"/>centroid {</text:span></text:p>
      <text:p text:style-name="P304"><text:span text:style-name="T33"><text:s text:c="4"/>//Centroid X [m]</text:span></text:p>
      <text:p text:style-name="P299"><text:span text:style-name="T33"><text:s text:c="4"/>cogx 1.00;</text:span></text:p>
      <text:p text:style-name="P304"><text:span text:style-name="T33"><text:s text:c="4"/>//Centroid Y [m]</text:span></text:p>
      <text:p text:style-name="P292"><text:span text:style-name="T33"><text:s text:c="4"/>cogy -3.24;</text:span></text:p>
      <text:p text:style-name="P304"><text:span text:style-name="T33"><text:s text:c="4"/>//Centroid Z [m]</text:span></text:p>
      <text:p text:style-name="P304"><text:span text:style-name="T33"><text:s text:c="4"/>cogz 0.00;</text:span></text:p>
      <text:p text:style-name="P304"><text:span text:style-name="T33"><text:s text:c="2"/>}</text:span></text:p>
      <text:p text:style-name="P67"><text:span text:style-name="T25"/></text:p>
      <text:h text:style-name="P94" text:outline-level="3"><text:span text:style-name="T21">“cogz” Keyword </text:span></text:h>
      <text:p text:style-name="P68"><text:span text:style-name="T21">The cogz keyword specifies the </text:span><text:span text:style-name="T33">position of the body center of gravity,</text:span><text:span text:style-name="T21"> in the </text:span><text:span text:style-name="T35">Z</text:span><text:span text:style-name="T21">-axis of the </text:span><text:span text:style-name="T33">body </text:span><text:span text:style-name="T21">coordinate system. <text:s/></text:span><text:span text:style-name="T24"><text:sequence-ref text:reference-format="category-and-value" text:ref-name="refTable19">Table 7.3</text:sequence-ref></text:span><text:span text:style-name="T24"> lists the keyword details.</text:span></text:p>
      <text:p text:style-name="P112"><text:span text:style-name="T3">Table </text:span><text:sequence text:ref-name="refTable19" text:name="Table" text:formula="ooow:Table+1" style:num-format="1">7.3</text:sequence>: <text:s/>“<text:span text:style-name="T21">cogz</text:span><text:span text:style-name="T7">”</text:span><text:span text:style-name="T3"> Details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45">Scope:</text:p>
          </table:table-cell>
          <table:table-cell table:style-name="Table20.B1" office:value-type="string">
            <text:p text:style-name="P161"><text:span text:style-name="T9">body</text:span>::<text:span text:style-name="T33">centroid</text:span><text:span text:style-name="T21">::cogz</text:span></text:p>
          </table:table-cell>
        </table:table-row>
        <table:table-row>
          <table:table-cell table:style-name="Table20.A2" office:value-type="string">
            <text:p text:style-name="P145">Format:</text:p>
          </table:table-cell>
          <table:table-cell table:style-name="Table20.B2" office:value-type="string">
            <text:p text:style-name="P171"><text:span text:style-name="T17">Decimal input. <text:s/>Can also be specified in scientific notation.</text:span></text:p>
          </table:table-cell>
        </table:table-row>
        <table:table-row>
          <table:table-cell table:style-name="Table20.A2" office:value-type="string">
            <text:p text:style-name="P145">Valid Range:</text:p>
          </table:table-cell>
          <table:table-cell table:style-name="Table20.B7" office:value-type="string">
            <text:p text:style-name="P187"><text:span text:style-name="T20">Any valid decimal number.</text:span></text:p>
          </table:table-cell>
        </table:table-row>
        <table:table-row>
          <table:table-cell table:style-name="Table20.A2" office:value-type="string">
            <text:p text:style-name="P204">Instances:</text:p>
          </table:table-cell>
          <table:table-cell table:style-name="Table20.B7" office:value-type="string">
            <text:p text:style-name="P129"><text:span text:style-name="T21">1 per </text:span><text:span text:style-name="T33">centroid</text:span><text:span text:style-name="T21"> object.</text:span></text:p>
          </table:table-cell>
        </table:table-row>
        <table:table-row>
          <table:table-cell table:style-name="Table20.A2" office:value-type="string">
            <text:p text:style-name="P220">Required:</text:p>
          </table:table-cell>
          <table:table-cell table:style-name="Table20.B7" office:value-type="string">
            <text:p text:style-name="P236"><text:span text:style-name="T17">Optional. <text:s/></text:span></text:p>
          </table:table-cell>
        </table:table-row>
        <table:table-row>
          <table:table-cell table:style-name="Table20.A2" office:value-type="string">
            <text:p text:style-name="P220">Default Value:</text:p>
          </table:table-cell>
          <table:table-cell table:style-name="Table20.B7" office:value-type="string">
            <text:p text:style-name="P236"><text:span text:style-name="T27">0.0, if no value specified.</text:span></text:p>
          </table:table-cell>
        </table:table-row>
        <table:table-row>
          <table:table-cell table:style-name="Table20.A2" office:value-type="string">
            <text:p text:style-name="P262"><text:span text:style-name="T4">Dependents</text:span><text:span text:style-name="T3">:</text:span></text:p>
          </table:table-cell>
          <table:table-cell table:style-name="Table20.B7" office:value-type="string">
            <text:p text:style-name="P187"><text:span text:style-name="T17">body::</text:span><text:span text:style-name="T33">centroid</text:span></text:p>
          </table:table-cell>
        </table:table-row>
        <table:table-row>
          <table:table-cell table:style-name="Table20.A2" office:value-type="string">
            <text:p text:style-name="P145">Similar Keywords:</text:p>
          </table:table-cell>
          <table:table-cell table:style-name="Table20.B8" office:value-type="string">
            <text:p text:style-name="P252"><text:span text:style-name="T21">body::</text:span><text:span text:style-name="T33">position::pos</text:span><text:span text:style-name="T35">z</text:span></text:p>
          </table:table-cell>
        </table:table-row>
      </table:table>
      <text:p text:style-name="P46"/>
      <text:p text:style-name="P279">Example:</text:p>
      <text:p text:style-name="P305"><text:span text:style-name="T33"><text:s text:c="2"/>//Center of gravity definition. [m] <text:s/>Center of gravity relative to </text:span></text:p>
      <text:p text:style-name="P305"><text:span text:style-name="T33"><text:s text:c="2"/>//body coordinate system.</text:span></text:p>
      <text:p text:style-name="P305"><text:span text:style-name="T33"><text:s text:c="2"/>centroid {</text:span></text:p>
      <text:p text:style-name="P305"><text:span text:style-name="T33"><text:s text:c="4"/>//Centroid X [m]</text:span></text:p>
      <text:p text:style-name="P300"><text:span text:style-name="T33"><text:s text:c="4"/>cogx 1.00;</text:span></text:p>
      <text:p text:style-name="P305"><text:span text:style-name="T33"><text:s text:c="4"/>//Centroid Y [m]</text:span></text:p>
      <text:p text:style-name="P305"><text:span text:style-name="T33"><text:s text:c="4"/>cogy -3.24;</text:span></text:p>
      <text:p text:style-name="P305"><text:span text:style-name="T33"><text:s text:c="4"/>//Centroid Z [m]</text:span></text:p>
      <text:p text:style-name="P293"><text:span text:style-name="T33"><text:s text:c="4"/>cogz 0.00;</text:span></text:p>
      <text:p text:style-name="P305"><text:span text:style-name="T33"><text:s text:c="2"/>}</text:span></text:p>
      <text:p text:style-name="P68"/>
      <text:h text:style-name="DocHeading1" text:outline-level="1"><text:bookmark-start text:name="__RefHeading__3139_1716089979"/><text:span text:style-name="T14">Body Assigned Items</text:span><text:bookmark-end text:name="__RefHeading__3139_1716089979"/></text:h>
      <text:p text:style-name="P269"><text:span text:style-name="T14">These are all items that were defined in another input file. <text:s/>The body object merely assigns the items.</text:span></text:p>
      <text:h text:style-name="DocHeading2" text:outline-level="2"><text:span text:style-name="T14">“</text:span><text:span text:style-name="T36">body” object</text:span></text:h>
      <text:p text:style-name="P69"><text:span text:style-name="T36">The body object itself was already explained under Section </text:span><text:span text:style-name="T36"><text:bookmark-ref text:reference-format="number-no-superior" text:ref-name="__RefHeading__4251_1716089979">4</text:bookmark-ref></text:span><text:span text:style-name="T36">. <text:s/>This just shows that the following keywords are actually part of the body object.</text:span></text:p>
      <text:h text:style-name="DocHeading3" text:outline-level="3"><text:soft-page-break/><text:span text:style-name="T9">“hydrobody” keyword.</text:span></text:h>
      <text:p text:style-name="P70"><text:span text:style-name="T37">The hydrobody keyword specifies the name of which hydrobody to user. <text:s/>The hydrobody objects were defined in the data.in input file. <text:s/>Each hydrobody contains coefficients to define the following forces:</text:span></text:p>
      <text:list xml:id="list970395873" text:style-name="L4">
        <text:list-item>
          <text:p text:style-name="P71"><text:span text:style-name="T37">Hydrodynamic active force </text:span></text:p>
        </text:list-item>
        <text:list-item>
          <text:p text:style-name="P71"><text:span text:style-name="T37">Hydrodynamic reactive force</text:span></text:p>
        </text:list-item>
        <text:list-item>
          <text:p text:style-name="P71"><text:span text:style-name="T37">Hydrodynamic crossbody force </text:span></text:p>
        </text:list-item>
      </text:list>
      <text:p text:style-name="P72"><text:span text:style-name="T37">The name entered for the hydrobody must exactly match the name defined in the data.in input file. <text:s/></text:span><text:span text:style-name="T10">The name can have spaces in it, but it must be enclosed in quotation marks. <text:s/></text:span><text:span text:style-name="T6"><text:sequence-ref text:reference-format="category-and-value" text:ref-name="refTable20">Table 8.1</text:sequence-ref></text:span><text:span text:style-name="T6"> lists the keyword details.</text:span></text:p>
      <text:p text:style-name="P113"><text:span text:style-name="T3">Table </text:span><text:sequence text:ref-name="refTable20" text:name="Table" text:formula="ooow:Table+1" style:num-format="1">8.1</text:sequence>: <text:s/>“<text:span text:style-name="T39">hydrobody</text:span><text:span text:style-name="T7">”</text:span><text:span text:style-name="T3"> Details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46">Scope:</text:p>
          </table:table-cell>
          <table:table-cell table:style-name="Table21.B1" office:value-type="string">
            <text:p text:style-name="P188"><text:span text:style-name="T38">body::hydrobody</text:span></text:p>
          </table:table-cell>
        </table:table-row>
        <table:table-row>
          <table:table-cell table:style-name="Table21.A2" office:value-type="string">
            <text:p text:style-name="P146">Format:</text:p>
          </table:table-cell>
          <table:table-cell table:style-name="Table21.B2" office:value-type="string">
            <text:p text:style-name="P172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1.A2" office:value-type="string">
            <text:p text:style-name="P146">Valid Range:</text:p>
          </table:table-cell>
          <table:table-cell table:style-name="Table21.B7" office:value-type="string">
            <text:p text:style-name="P188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1.A2" office:value-type="string">
            <text:p text:style-name="P205">Instances:</text:p>
          </table:table-cell>
          <table:table-cell table:style-name="Table21.B7" office:value-type="string">
            <text:p text:style-name="P130">1</text:p>
          </table:table-cell>
        </table:table-row>
        <table:table-row>
          <table:table-cell table:style-name="Table21.A2" office:value-type="string">
            <text:p text:style-name="P221">Required:</text:p>
          </table:table-cell>
          <table:table-cell table:style-name="Table21.B7" office:value-type="string">
            <text:p text:style-name="P237">Required</text:p>
          </table:table-cell>
        </table:table-row>
        <table:table-row>
          <table:table-cell table:style-name="Table21.A2" office:value-type="string">
            <text:p text:style-name="P221">Default Value:</text:p>
          </table:table-cell>
          <table:table-cell table:style-name="Table21.B7" office:value-type="string">
            <text:p text:style-name="P237"><text:span text:style-name="T38">Blank (No hydrobody specified. <text:s/>No hydrodynamic forces included.)</text:span></text:p>
          </table:table-cell>
        </table:table-row>
        <table:table-row>
          <table:table-cell table:style-name="Table21.A2" office:value-type="string">
            <text:p text:style-name="P263"><text:span text:style-name="T4">Dependents</text:span><text:span text:style-name="T3">:</text:span></text:p>
          </table:table-cell>
          <table:table-cell table:style-name="Table21.B7" office:value-type="string">
            <text:p text:style-name="P188"><text:span text:style-name="T38">body</text:span></text:p>
          </table:table-cell>
        </table:table-row>
        <table:table-row>
          <table:table-cell table:style-name="Table21.A2" office:value-type="string">
            <text:p text:style-name="P146">Similar Keywords:</text:p>
          </table:table-cell>
          <table:table-cell table:style-name="Table21.B8" office:value-type="string">
            <text:p text:style-name="P237">None</text:p>
          </table:table-cell>
        </table:table-row>
      </table:table>
      <text:p text:style-name="P47"><text:span text:style-name="T37"/></text:p>
      <text:p text:style-name="P60"><text:span text:style-name="T38">Example:</text:span></text:p>
      <text:p text:style-name="DocCode"><text:span text:style-name="T38">hydrobody "body1";</text:span></text:p>
      <text:p text:style-name="DocText"><text:span text:style-name="T38"/></text:p>
      <text:h text:style-name="DocHeading3" text:outline-level="3"><text:span text:style-name="T9">“motion” keyword.</text:span></text:h>
      <text:p text:style-name="P73"><text:span text:style-name="T39">The motion keyword specifies the motion model to use. <text:s/>The motion models are not defined in any input file. <text:s/>They are encoded directly into oFreq and part of its operation. <text:s/>Consult the user documentation to see the list of standard motion models and their names. <text:s/></text:span></text:p>
      <text:p text:style-name="P73"><text:span text:style-name="T39">Each body object can have its own motion model. <text:s/>Be careful, the definitions of all forces used in the body object must also conform to the expectations of the selected motion model. <text:s/></text:span><text:span text:style-name="T6"><text:sequence-ref text:reference-format="category-and-value" text:ref-name="refTable21">Table 8.2</text:sequence-ref></text:span><text:span text:style-name="T6"> lists the keyword details.</text:span></text:p>
      <text:p text:style-name="P114"><text:soft-page-break/><text:span text:style-name="T3">Table </text:span><text:sequence text:ref-name="refTable21" text:name="Table" text:formula="ooow:Table+1" style:num-format="1">8.2</text:sequence>: <text:s/>“<text:span text:style-name="T39">motion</text:span><text:span text:style-name="T7">”</text:span><text:span text:style-name="T3"> Detail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47">Scope:</text:p>
          </table:table-cell>
          <table:table-cell table:style-name="Table22.B1" office:value-type="string">
            <text:p text:style-name="P189"><text:span text:style-name="T38">body::</text:span><text:span text:style-name="T39">motion</text:span></text:p>
          </table:table-cell>
        </table:table-row>
        <table:table-row>
          <table:table-cell table:style-name="Table22.A2" office:value-type="string">
            <text:p text:style-name="P147">Format:</text:p>
          </table:table-cell>
          <table:table-cell table:style-name="Table22.B2" office:value-type="string">
            <text:p text:style-name="P173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2.A2" office:value-type="string">
            <text:p text:style-name="P147">Valid Range:</text:p>
          </table:table-cell>
          <table:table-cell table:style-name="Table22.B7" office:value-type="string">
            <text:p text:style-name="P189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2.A2" office:value-type="string">
            <text:p text:style-name="P206">Instances:</text:p>
          </table:table-cell>
          <table:table-cell table:style-name="Table22.B7" office:value-type="string">
            <text:p text:style-name="P131">1</text:p>
          </table:table-cell>
        </table:table-row>
        <table:table-row>
          <table:table-cell table:style-name="Table22.A2" office:value-type="string">
            <text:p text:style-name="P222">Required:</text:p>
          </table:table-cell>
          <table:table-cell table:style-name="Table22.B7" office:value-type="string">
            <text:p text:style-name="P238">Required</text:p>
          </table:table-cell>
        </table:table-row>
        <table:table-row>
          <table:table-cell table:style-name="Table22.A2" office:value-type="string">
            <text:p text:style-name="P222">Default Value:</text:p>
          </table:table-cell>
          <table:table-cell table:style-name="Table22.B7" office:value-type="string">
            <text:p text:style-name="P238"><text:span text:style-name="T39">None</text:span></text:p>
          </table:table-cell>
        </table:table-row>
        <table:table-row>
          <table:table-cell table:style-name="Table22.A2" office:value-type="string">
            <text:p text:style-name="P264"><text:span text:style-name="T4">Dependents</text:span><text:span text:style-name="T3">:</text:span></text:p>
          </table:table-cell>
          <table:table-cell table:style-name="Table22.B7" office:value-type="string">
            <text:p text:style-name="P189"><text:span text:style-name="T38">body</text:span></text:p>
          </table:table-cell>
        </table:table-row>
        <table:table-row>
          <table:table-cell table:style-name="Table22.A2" office:value-type="string">
            <text:p text:style-name="P147">Similar Keywords:</text:p>
          </table:table-cell>
          <table:table-cell table:style-name="Table22.B8" office:value-type="string">
            <text:p text:style-name="P238">None</text:p>
          </table:table-cell>
        </table:table-row>
      </table:table>
      <text:p text:style-name="P48"><text:span text:style-name="T37"/></text:p>
      <text:p text:style-name="P61"><text:span text:style-name="T38">Example:</text:span></text:p>
      <text:p text:style-name="DocCode"><text:span text:style-name="T39"><text:s text:c="2"/>//Specify motion model to use</text:span></text:p>
      <text:p text:style-name="DocCode"><text:span text:style-name="T39"><text:s text:c="2"/>motion "6dof";</text:span></text:p>
      <text:p text:style-name="P73"/>
      <text:h text:style-name="DocHeading2" text:outline-level="2"><text:span text:style-name="T9">“force_active” </text:span><text:span text:style-name="T36">object</text:span><text:span text:style-name="T9">.</text:span></text:h>
      <text:p text:style-name="P74"><text:span text:style-name="T40">The force_active object is a sub-object of the body object. <text:s/>In this case, it simply assigns force_active objects that were defined in the forces.in input file. <text:s/>You can assign multiple forces within a single declaration of a force_active object.</text:span></text:p>
      <text:h text:style-name="P95" text:outline-level="3"><text:span text:style-name="T40">“model” Keyword </text:span></text:h>
      <text:p text:style-name="P74"><text:span text:style-name="T40">The model keyword is the only item under the force_active object. <text:s/>It specifies the user active force to use. <text:s/>The name specified must correspond to the name defined in the forces.in input file. <text:s/>You can specify multiple force models in the force_active object. <text:s/>Just be careful that all forces assigned assume the same motion model as your body implements. </text:span><text:span text:style-name="T39"><text:s/></text:span><text:span text:style-name="T6"><text:sequence-ref text:reference-format="category-and-value" text:ref-name="refTable22">Table 8.3</text:sequence-ref></text:span><text:span text:style-name="T6"> lists the keyword details.</text:span></text:p>
      <text:p text:style-name="P115"><text:span text:style-name="T3">Table </text:span><text:sequence text:ref-name="refTable22" text:name="Table" text:formula="ooow:Table+1" style:num-format="1">8.3</text:sequence>: <text:s/>“<text:span text:style-name="T39">mo</text:span><text:span text:style-name="T41">del</text:span><text:span text:style-name="T7">”</text:span><text:span text:style-name="T3"> Details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48">Scope:</text:p>
          </table:table-cell>
          <table:table-cell table:style-name="Table23.B1" office:value-type="string">
            <text:p text:style-name="P190"><text:span text:style-name="T38">body::</text:span><text:span text:style-name="T40">force_active::model</text:span></text:p>
          </table:table-cell>
        </table:table-row>
        <table:table-row>
          <table:table-cell table:style-name="Table23.A2" office:value-type="string">
            <text:p text:style-name="P148">Format:</text:p>
          </table:table-cell>
          <table:table-cell table:style-name="Table23.B2" office:value-type="string">
            <text:p text:style-name="P174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3.A2" office:value-type="string">
            <text:p text:style-name="P148">Valid Range:</text:p>
          </table:table-cell>
          <table:table-cell table:style-name="Table23.B7" office:value-type="string">
            <text:p text:style-name="P190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3.A2" office:value-type="string">
            <text:p text:style-name="P207">Instances:</text:p>
          </table:table-cell>
          <table:table-cell table:style-name="Table23.B7" office:value-type="string">
            <text:p text:style-name="P132"><text:span text:style-name="T40">1+, Multiple instances possible, but a minimum of one is required within a force_active object.</text:span></text:p>
          </table:table-cell>
        </table:table-row>
        <table:table-row>
          <table:table-cell table:style-name="Table23.A2" office:value-type="string">
            <text:p text:style-name="P223">Required:</text:p>
          </table:table-cell>
          <table:table-cell table:style-name="Table23.B7" office:value-type="string">
            <text:p text:style-name="P239"><text:span text:style-name="T40">Optional</text:span></text:p>
          </table:table-cell>
        </table:table-row>
        <table:table-row>
          <table:table-cell table:style-name="Table23.A2" office:value-type="string">
            <text:p text:style-name="P223">Default Value:</text:p>
          </table:table-cell>
          <table:table-cell table:style-name="Table23.B7" office:value-type="string">
            <text:p text:style-name="P239"><text:span text:style-name="T39">None</text:span></text:p>
          </table:table-cell>
        </table:table-row>
        <table:table-row>
          <table:table-cell table:style-name="Table23.A2" office:value-type="string">
            <text:p text:style-name="P265"><text:span text:style-name="T4">Dependents</text:span><text:span text:style-name="T3">:</text:span></text:p>
          </table:table-cell>
          <table:table-cell table:style-name="Table23.B7" office:value-type="string">
            <text:p text:style-name="P190"><text:span text:style-name="T38">body::</text:span><text:span text:style-name="T40">force_active</text:span></text:p>
          </table:table-cell>
        </table:table-row>
        <table:table-row>
          <table:table-cell table:style-name="Table23.A2" office:value-type="string">
            <text:p text:style-name="P148">Similar Keywords:</text:p>
          </table:table-cell>
          <table:table-cell table:style-name="Table23.B8" office:value-type="string">
            <text:p text:style-name="P240"><text:span text:style-name="T41">body::force_react::model</text:span></text:p>
          </table:table-cell>
        </table:table-row>
      </table:table>
      <text:p text:style-name="P49"><text:soft-page-break/><text:span text:style-name="T37"/></text:p>
      <text:p text:style-name="P62"><text:span text:style-name="T38">Example:</text:span></text:p>
      <text:p text:style-name="DocCode"><text:span text:style-name="T40"><text:s text:c="2"/>//Specify user active forces. <text:s/>Multiple forces can be added with multiple</text:span></text:p>
      <text:p text:style-name="DocCode"><text:span text:style-name="T40"><text:s text:c="2"/>//models specified.</text:span></text:p>
      <text:p text:style-name="DocCode"><text:span text:style-name="T40"><text:s text:c="2"/>force_active {</text:span></text:p>
      <text:p text:style-name="P288"><text:span text:style-name="T40"><text:s text:c="4"/>model "active force 1";</text:span></text:p>
      <text:p text:style-name="P288"><text:span text:style-name="T40"><text:s text:c="4"/>model “active force 2”;</text:span></text:p>
      <text:p text:style-name="DocCode"><text:span text:style-name="T40"><text:s text:c="2"/>}</text:span></text:p>
      <text:p text:style-name="DocText"><text:span text:style-name="T40"/></text:p>
      <text:h text:style-name="DocHeading2" text:outline-level="2"><text:span text:style-name="T9">“force_react” </text:span><text:span text:style-name="T36">Object</text:span><text:span text:style-name="T9">.</text:span></text:h>
      <text:p text:style-name="P75"><text:span text:style-name="T40">The force_</text:span><text:span text:style-name="T41">react</text:span><text:span text:style-name="T40"> object is a sub-object of the body object. <text:s/>In this case, it simply assigns force_</text:span><text:span text:style-name="T41">react</text:span><text:span text:style-name="T40"> objects that were defined in the forces.in input file. <text:s/>You can assign multiple forces within a single declaration of a force_</text:span><text:span text:style-name="T41">react</text:span><text:span text:style-name="T40"> object.</text:span></text:p>
      <text:h text:style-name="P96" text:outline-level="3"><text:span text:style-name="T40">“model” Keyword </text:span></text:h>
      <text:p text:style-name="P75"><text:span text:style-name="T40">The model keyword is the only item under the force_</text:span><text:span text:style-name="T41">react</text:span><text:span text:style-name="T40"> object. <text:s/>It specifies the user </text:span><text:span text:style-name="T41">reactive</text:span><text:span text:style-name="T40"> force to use. <text:s/>The name specified must correspond to the name defined in the forces.in input file. <text:s/>You can specify multiple force models in the force_</text:span><text:span text:style-name="T41">react</text:span><text:span text:style-name="T40"> object. <text:s/>Just be careful that all forces assigned assume the same motion model as your body implements. </text:span><text:span text:style-name="T39"><text:s/></text:span><text:span text:style-name="T6"><text:sequence-ref text:reference-format="category-and-value" text:ref-name="refTable23">Table 8.4</text:sequence-ref></text:span><text:span text:style-name="T6"> lists the keyword details.</text:span></text:p>
      <text:p text:style-name="P116"><text:span text:style-name="T3">Table </text:span><text:sequence text:ref-name="refTable23" text:name="Table" text:formula="ooow:Table+1" style:num-format="1">8.4</text:sequence>: <text:s/>“<text:span text:style-name="T41">model</text:span><text:span text:style-name="T7">”</text:span><text:span text:style-name="T3"> Details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49">Scope:</text:p>
          </table:table-cell>
          <table:table-cell table:style-name="Table24.B1" office:value-type="string">
            <text:p text:style-name="P191"><text:span text:style-name="T38">body::</text:span><text:span text:style-name="T40">force_</text:span><text:span text:style-name="T41">react::model</text:span></text:p>
          </table:table-cell>
        </table:table-row>
        <table:table-row>
          <table:table-cell table:style-name="Table24.A2" office:value-type="string">
            <text:p text:style-name="P149">Format:</text:p>
          </table:table-cell>
          <table:table-cell table:style-name="Table24.B2" office:value-type="string">
            <text:p text:style-name="P175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4.A2" office:value-type="string">
            <text:p text:style-name="P149">Valid Range:</text:p>
          </table:table-cell>
          <table:table-cell table:style-name="Table24.B7" office:value-type="string">
            <text:p text:style-name="P191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4.A2" office:value-type="string">
            <text:p text:style-name="P208">Instances:</text:p>
          </table:table-cell>
          <table:table-cell table:style-name="Table24.B7" office:value-type="string">
            <text:p text:style-name="P133"><text:span text:style-name="T40">1+, Multiple instances possible, but a minimum of one is required within a force_</text:span><text:span text:style-name="T41">react</text:span><text:span text:style-name="T40"> object.</text:span></text:p>
          </table:table-cell>
        </table:table-row>
        <table:table-row>
          <table:table-cell table:style-name="Table24.A2" office:value-type="string">
            <text:p text:style-name="P224">Required:</text:p>
          </table:table-cell>
          <table:table-cell table:style-name="Table24.B7" office:value-type="string">
            <text:p text:style-name="P240"><text:span text:style-name="T40">Optional</text:span></text:p>
          </table:table-cell>
        </table:table-row>
        <table:table-row>
          <table:table-cell table:style-name="Table24.A2" office:value-type="string">
            <text:p text:style-name="P224">Default Value:</text:p>
          </table:table-cell>
          <table:table-cell table:style-name="Table24.B7" office:value-type="string">
            <text:p text:style-name="P240"><text:span text:style-name="T39">None</text:span></text:p>
          </table:table-cell>
        </table:table-row>
        <table:table-row>
          <table:table-cell table:style-name="Table24.A2" office:value-type="string">
            <text:p text:style-name="P266"><text:span text:style-name="T4">Dependents</text:span><text:span text:style-name="T3">:</text:span></text:p>
          </table:table-cell>
          <table:table-cell table:style-name="Table24.B7" office:value-type="string">
            <text:p text:style-name="P191"><text:span text:style-name="T38">body::</text:span><text:span text:style-name="T40">force_</text:span><text:span text:style-name="T41">react</text:span></text:p>
          </table:table-cell>
        </table:table-row>
        <table:table-row>
          <table:table-cell table:style-name="Table24.A2" office:value-type="string">
            <text:p text:style-name="P149">Similar Keywords:</text:p>
          </table:table-cell>
          <table:table-cell table:style-name="Table24.B8" office:value-type="string">
            <text:p text:style-name="P240"><text:span text:style-name="T41">body::force_active::model</text:span></text:p>
          </table:table-cell>
        </table:table-row>
      </table:table>
      <text:p text:style-name="P50"><text:span text:style-name="T37"/></text:p>
      <text:p text:style-name="P63"><text:span text:style-name="T38">Example:</text:span></text:p>
      <text:p text:style-name="DocCode"><text:span text:style-name="T41"><text:s text:c="2"/>//Specify user reactive forces. <text:s/>Multiple forces can be added with multiple</text:span></text:p>
      <text:p text:style-name="DocCode"><text:span text:style-name="T41"><text:s text:c="2"/>//models specified.</text:span></text:p>
      <text:p text:style-name="DocCode"><text:span text:style-name="T41"><text:s text:c="2"/>force_reactive {</text:span></text:p>
      <text:p text:style-name="P288"><text:span text:style-name="T41"><text:s text:c="4"/>model "reactive force 1";</text:span></text:p>
      <text:p text:style-name="P288"><text:span text:style-name="T41"><text:s text:c="4"/>model "reactive force 2";</text:span></text:p>
      <text:p text:style-name="DocCode"><text:span text:style-name="T41"><text:s text:c="2"/>}</text:span></text:p>
      <text:p text:style-name="P283"><text:span text:style-name="T40"/></text:p>
      <text:h text:style-name="DocHeading2" text:outline-level="2"><text:soft-page-break/><text:span text:style-name="T9">“force_cross” </text:span><text:span text:style-name="T36">Object</text:span><text:span text:style-name="T9">.</text:span></text:h>
      <text:p text:style-name="P76"><text:span text:style-name="T40">The force_</text:span><text:span text:style-name="T42">cross</text:span><text:span text:style-name="T40"> object is a sub-object of the body object. <text:s/>In this case, it simply assigns force_</text:span><text:span text:style-name="T42">cross</text:span><text:span text:style-name="T40"> objects that were defined in the forces.in input file. <text:s/>You can assign multiple forces within a single declaration of a force_</text:span><text:span text:style-name="T42">cross </text:span><text:span text:style-name="T40">object.</text:span></text:p>
      <text:p text:style-name="P76"><text:span text:style-name="T42">The force_cross object requires slightly more information that a force_active or force_react object. <text:s/>You both specify the name of a force_cross object, and specify the name of the body that sends the motions for that force_cross object. <text:s/>Because of this extra information, each force_cross assignment is segregated into its own sub-object.</text:span></text:p>
      <text:h text:style-name="P97" text:outline-level="3"><text:span text:style-name="T42">“model” sub-object</text:span></text:h>
      <text:p text:style-name="P76"><text:span text:style-name="T42">The model keyword is actually a sub-object of the force_cross object. <text:s/>Read Section </text:span><text:span text:style-name="T42"><text:bookmark-ref text:reference-format="number-no-superior" text:ref-name="__RefHeading__5616_1716089979">8.5</text:bookmark-ref></text:span><text:span text:style-name="T42"> to learn more.</text:span></text:p>
      <text:h text:style-name="DocHeading2" text:outline-level="2"><text:bookmark-start text:name="__RefHeading__5616_1716089979"/><text:span text:style-name="T42">“model” Object</text:span><text:bookmark-end text:name="__RefHeading__5616_1716089979"/></text:h>
      <text:p text:style-name="P76"><text:span text:style-name="T42">The model object specifies the assignment of a force_cross object and specifies the body that sends the motions for that force_cross object; this uses the linkedbody keyword. <text:s/>The segregation of force assignment and linked body allows the use to define the same force for connection between multiple different bodies.</text:span></text:p>
      <text:p text:style-name="P78"><text:span text:style-name="T42">The force_cross object does not automatically mirror forces. <text:s/>You must define a force_cross object for forces acting on a receiving body from a sending body. <text:s/>And then, to preserve Newton's Third Law of Motion, define a second force_cross object for the force_cross forces that go from the receiving body back to the sending body.</text:span></text:p>
      <text:p text:style-name="P284"><text:span text:style-name="T42">You can define multiple instances of model within the force_cross object. <text:s/>You have an unlimited number, but at least one instance must be defined for each force_cross object.</text:span></text:p>
      <text:h text:style-name="DocHeading3" text:outline-level="3"><text:span text:style-name="T42">“name” keyword </text:span></text:h>
      <text:p text:style-name="P76"><text:span text:style-name="T42">The name keyword specifies which force_cross object to use. <text:s/></text:span><text:span text:style-name="T10">The name you use </text:span><text:span text:style-name="T42">must exactly match the name defined in forces.in. <text:s/></text:span><text:span text:style-name="T10">The name can have spaces in it, but it must be enclosed in quotation marks. <text:s/></text:span><text:span text:style-name="T6"><text:sequence-ref text:reference-format="category-and-value" text:ref-name="refTable24">Table 8.5</text:sequence-ref></text:span><text:span text:style-name="T6"> lists the keyword details.</text:span></text:p>
      <text:p text:style-name="P117"><text:span text:style-name="T3">Table </text:span><text:sequence text:ref-name="refTable24" text:name="Table" text:formula="ooow:Table+1" style:num-format="1">8.5</text:sequence>: <text:s/>“<text:span text:style-name="T11">name</text:span><text:span text:style-name="T7">”</text:span><text:span text:style-name="T3"> Details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50">Scope:</text:p>
          </table:table-cell>
          <table:table-cell table:style-name="Table25.B1" office:value-type="string">
            <text:p text:style-name="P192"><text:span text:style-name="T42">body::force_cross::model::name</text:span></text:p>
          </table:table-cell>
        </table:table-row>
        <table:table-row>
          <table:table-cell table:style-name="Table25.A2" office:value-type="string">
            <text:p text:style-name="P150">Format:</text:p>
          </table:table-cell>
          <table:table-cell table:style-name="Table25.B2" office:value-type="string">
            <text:p text:style-name="P176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5.A2" office:value-type="string">
            <text:p text:style-name="P150">Valid Range:</text:p>
          </table:table-cell>
          <table:table-cell table:style-name="Table25.B7" office:value-type="string">
            <text:p text:style-name="P192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5.A2" office:value-type="string">
            <text:p text:style-name="P209">Instances:</text:p>
          </table:table-cell>
          <table:table-cell table:style-name="Table25.B7" office:value-type="string">
            <text:p text:style-name="P134">1</text:p>
          </table:table-cell>
        </table:table-row>
        <table:table-row>
          <table:table-cell table:style-name="Table25.A2" office:value-type="string">
            <text:p text:style-name="P225">Required:</text:p>
          </table:table-cell>
          <table:table-cell table:style-name="Table25.B7" office:value-type="string">
            <text:p text:style-name="P241">Required</text:p>
          </table:table-cell>
        </table:table-row>
        <table:table-row>
          <table:table-cell table:style-name="Table25.A2" office:value-type="string">
            <text:p text:style-name="P225">Default Value:</text:p>
          </table:table-cell>
          <table:table-cell table:style-name="Table25.B7" office:value-type="string">
            <text:p text:style-name="P241">None</text:p>
          </table:table-cell>
        </table:table-row>
        <table:table-row>
          <table:table-cell table:style-name="Table25.A2" office:value-type="string">
            <text:p text:style-name="P267"><text:span text:style-name="T4">Dependents</text:span><text:span text:style-name="T3">:</text:span></text:p>
          </table:table-cell>
          <table:table-cell table:style-name="Table25.B7" office:value-type="string">
            <text:p text:style-name="P194"><text:span text:style-name="T44">body::force_cross::model</text:span></text:p>
          </table:table-cell>
        </table:table-row>
        <table:table-row>
          <table:table-cell table:style-name="Table25.A2" office:value-type="string">
            <text:p text:style-name="P150">Similar Keywords:</text:p>
          </table:table-cell>
          <table:table-cell table:style-name="Table25.B8" office:value-type="string">
            <text:p text:style-name="P241">None</text:p>
          </table:table-cell>
        </table:table-row>
      </table:table>
      <text:p text:style-name="P51"/>
      <text:p text:style-name="P280"><text:soft-page-break/>Example:</text:p>
      <text:p text:style-name="DocCode"><text:span text:style-name="T42">//Specify crossbody forces. <text:s/>Each crossbody force must include the force</text:span></text:p>
      <text:p text:style-name="DocCode"><text:span text:style-name="T42">//model used and the body linked to. <text:s/></text:span></text:p>
      <text:p text:style-name="DocCode"><text:span text:style-name="T42"><text:s text:c="2"/>force_cross {</text:span></text:p>
      <text:p text:style-name="DocCode"><text:span text:style-name="T42"><text:s text:c="4"/>model {</text:span></text:p>
      <text:p text:style-name="P288"><text:span text:style-name="T42"><text:s text:c="6"/>name "crossbody force 1";</text:span></text:p>
      <text:p text:style-name="DocCode"><text:span text:style-name="T42"><text:s text:c="6"/>linkedbody "body2";</text:span></text:p>
      <text:p text:style-name="DocCode"><text:span text:style-name="T42"><text:s text:c="4"/>}</text:span></text:p>
      <text:p text:style-name="DocCode"><text:span text:style-name="T42"><text:s text:c="2"/>}</text:span></text:p>
      <text:p text:style-name="DocText"><text:span text:style-name="T42"/></text:p>
      <text:h text:style-name="DocHeading3" text:outline-level="3"><text:span text:style-name="T42">“</text:span><text:span text:style-name="T43">linkedbody” Keyword</text:span></text:h>
      <text:p text:style-name="P77"><text:span text:style-name="T43">The linkedbody keyword specifies the sending body that is linked to this crossbody force. <text:s/>The crossbody force uses the motions from the sending body to define its forces. <text:s/>The receiving body is always the body that the force_cross assignment occurs within. <text:s/></text:span><text:span text:style-name="T44">The body specified must exactly match the name of the sending body, as defined within the bodies.in input file.</text:span><text:span text:style-name="T43"> <text:s/></text:span><text:span text:style-name="T6"><text:sequence-ref text:reference-format="category-and-value" text:ref-name="refTable25">Table 8.6</text:sequence-ref></text:span><text:span text:style-name="T6"> lists the keyword details.</text:span></text:p>
      <text:p text:style-name="P118"><text:span text:style-name="T3">Table </text:span><text:sequence text:ref-name="refTable25" text:name="Table" text:formula="ooow:Table+1" style:num-format="1">8.6</text:sequence>: <text:s/>“<text:span text:style-name="T11">name</text:span><text:span text:style-name="T7">”</text:span><text:span text:style-name="T3"> Detail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51">Scope:</text:p>
          </table:table-cell>
          <table:table-cell table:style-name="Table26.B1" office:value-type="string">
            <text:p text:style-name="P193"><text:span text:style-name="T42">body::force_cross::model::</text:span><text:span text:style-name="T44">linkedbody</text:span></text:p>
          </table:table-cell>
        </table:table-row>
        <table:table-row>
          <table:table-cell table:style-name="Table26.A2" office:value-type="string">
            <text:p text:style-name="P151">Format:</text:p>
          </table:table-cell>
          <table:table-cell table:style-name="Table26.B2" office:value-type="string">
            <text:p text:style-name="P177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26.A2" office:value-type="string">
            <text:p text:style-name="P151">Valid Range:</text:p>
          </table:table-cell>
          <table:table-cell table:style-name="Table26.B7" office:value-type="string">
            <text:p text:style-name="P193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26.A2" office:value-type="string">
            <text:p text:style-name="P210">Instances:</text:p>
          </table:table-cell>
          <table:table-cell table:style-name="Table26.B7" office:value-type="string">
            <text:p text:style-name="P135">1</text:p>
          </table:table-cell>
        </table:table-row>
        <table:table-row>
          <table:table-cell table:style-name="Table26.A2" office:value-type="string">
            <text:p text:style-name="P226">Required:</text:p>
          </table:table-cell>
          <table:table-cell table:style-name="Table26.B7" office:value-type="string">
            <text:p text:style-name="P242">Required</text:p>
          </table:table-cell>
        </table:table-row>
        <table:table-row>
          <table:table-cell table:style-name="Table26.A2" office:value-type="string">
            <text:p text:style-name="P226">Default Value:</text:p>
          </table:table-cell>
          <table:table-cell table:style-name="Table26.B7" office:value-type="string">
            <text:p text:style-name="P242">None</text:p>
          </table:table-cell>
        </table:table-row>
        <table:table-row>
          <table:table-cell table:style-name="Table26.A2" office:value-type="string">
            <text:p text:style-name="P268"><text:span text:style-name="T4">Dependents</text:span><text:span text:style-name="T3">:</text:span></text:p>
          </table:table-cell>
          <table:table-cell table:style-name="Table26.B7" office:value-type="string">
            <text:p text:style-name="P194"><text:span text:style-name="T44">body::force_cross::model</text:span></text:p>
          </table:table-cell>
        </table:table-row>
        <table:table-row>
          <table:table-cell table:style-name="Table26.A2" office:value-type="string">
            <text:p text:style-name="P151">Similar Keywords:</text:p>
          </table:table-cell>
          <table:table-cell table:style-name="Table26.B8" office:value-type="string">
            <text:p text:style-name="P242">None</text:p>
          </table:table-cell>
        </table:table-row>
      </table:table>
      <text:p text:style-name="P52"/>
      <text:p text:style-name="P281">Example:</text:p>
      <text:p text:style-name="P306"><text:span text:style-name="T42">//Specify crossbody forces. <text:s/>Each crossbody force must include the force</text:span></text:p>
      <text:p text:style-name="P306"><text:span text:style-name="T42">//model used and the body linked to. <text:s/></text:span></text:p>
      <text:p text:style-name="P306"><text:span text:style-name="T42"><text:s text:c="2"/>force_cross {</text:span></text:p>
      <text:p text:style-name="P306"><text:span text:style-name="T42"><text:s text:c="4"/>model {</text:span></text:p>
      <text:p text:style-name="P301"><text:span text:style-name="T42"><text:s text:c="6"/>name "crossbody force 1";</text:span></text:p>
      <text:p text:style-name="P294"><text:span text:style-name="T42"><text:s text:c="6"/>linkedbody "body2";</text:span></text:p>
      <text:p text:style-name="P306"><text:span text:style-name="T42"><text:s text:c="4"/>}</text:span></text:p>
      <text:p text:style-name="P306"><text:span text:style-name="T42"><text:s text:c="2"/>}</text:span></text:p>
      <text:p text:style-name="P77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1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30_bodies.odt</text:file-name></text:span><text:tab/> <text:a xlink:type="simple" xlink:href="http://www.dmsonline.us/"><text:span text:style-name="MT1">www.dmsonline.us</text:span></text:a><text:tab/>Page <text:page-number text:select-page="current">21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3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50:12</meta:creation-date>
    <meta:editing-cycles>31</meta:editing-cycles>
    <meta:editing-duration>PT1H56M51S</meta:editing-duration>
    <dc:description>Documentation for inputs contained in the bodies.in input file.</dc:description>
    <dc:subject>C04-0020.0030</dc:subject>
    <dc:title>Bodies.in Input File</dc:title>
    <dc:date>2014-04-26T17:14:56</dc:date>
    <meta:document-statistic meta:table-count="26" meta:image-count="0" meta:object-count="0" meta:page-count="23" meta:paragraph-count="826" meta:word-count="5154" meta:character-count="33398" meta:non-whitespace-character-count="28125"/>
    <meta:user-defined meta:name="Info 1"/>
    <meta:user-defined meta:name="Info 2"/>
    <meta:user-defined meta:name="Info 3"/>
    <meta:user-defined meta:name="Info 4"/>
  </office:meta>
</office:document-meta>
</file>